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74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06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5.719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wrap-option="wrap"/>
    </style:style>
    <style:style style:name="ce7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4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0.309997763004503" calcext:value-type="float">
            <text:p>0,30999776300450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0.77535296100541" calcext:value-type="float">
            <text:p>0,7753529610054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.7937423359981" calcext:value-type="float">
            <text:p>1,793742335998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.20481299799576" calcext:value-type="float">
            <text:p>3,20481299799576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4.84665680999751" calcext:value-type="float">
            <text:p>4,8466568099975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.98782897299679" calcext:value-type="float">
            <text:p>6,9878289729967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9.53563732800831" calcext:value-type="float">
            <text:p>9,5356373280083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2.220782688004" calcext:value-type="float">
            <text:p>12,220782688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5.4367993939959" calcext:value-type="float">
            <text:p>15,436799393995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9.1693601720035" calcext:value-type="float">
            <text:p>19,169360172003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1.6884908060019" calcext:value-type="float">
            <text:p>21,688490806001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5.7785452360113" calcext:value-type="float">
            <text:p>25,778545236011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9.7049525839975" calcext:value-type="float">
            <text:p>29,704952583997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4.3184630449978" calcext:value-type="float">
            <text:p>34,3184630449978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9.6042712609924" calcext:value-type="float">
            <text:p>39,604271260992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45.0842508399946" calcext:value-type="float">
            <text:p>45,0842508399946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50.0593916360085" calcext:value-type="float">
            <text:p>50,05939163600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55.7077258950012" calcext:value-type="float">
            <text:p>55,7077258950012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2.7834878160065" calcext:value-type="float">
            <text:p>62,783487816006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9.486426124" calcext:value-type="float">
            <text:p>69,48642612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76.9722272740037" calcext:value-type="float">
            <text:p>76,972227274003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84.7330518890085" calcext:value-type="float">
            <text:p>84,73305188900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92.3655871029914" calcext:value-type="float">
            <text:p>92,365587102991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01.283686120994" calcext:value-type="float">
            <text:p>101,28368612099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08.072462986005" calcext:value-type="float">
            <text:p>108,072462986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18.993751785005" calcext:value-type="float">
            <text:p>118,993751785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27.060228151997" calcext:value-type="float">
            <text:p>127,06022815199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35.219712909995" calcext:value-type="float">
            <text:p>135,21971290999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45.859512572992" calcext:value-type="float">
            <text:p>145,859512572992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55.315695636993" calcext:value-type="float">
            <text:p>155,31569563699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66.133016435007" calcext:value-type="float">
            <text:p>166,13301643500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79.269372575" calcext:value-type="float">
            <text:p>179,26937257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89.586069488985" calcext:value-type="float">
            <text:p>189,5860694889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00.143199465005" calcext:value-type="float">
            <text:p>200,143199465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09.524093681015" calcext:value-type="float">
            <text:p>209,52409368101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25.752719987999" calcext:value-type="float">
            <text:p>225,75271998799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36.539893359004" calcext:value-type="float">
            <text:p>236,539893359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50.380278319004" calcext:value-type="float">
            <text:p>250,380278319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60.071699838008" calcext:value-type="float">
            <text:p>260,071699838008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77.251241198013" calcext:value-type="float">
            <text:p>277,25124119801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087944469996728" calcext:value-type="float">
            <text:p>0,08794446999672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289735194994137" calcext:value-type="float">
            <text:p>0,28973519499413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625486456992803" calcext:value-type="float">
            <text:p>0,6254864569928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.07375447299273" calcext:value-type="float">
            <text:p>1,0737544729927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.68491231799999" calcext:value-type="float">
            <text:p>1,6849123179999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.50995123300527" calcext:value-type="float">
            <text:p>2,5099512330052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.38685433700448" calcext:value-type="float">
            <text:p>3,3868543370044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.2841484380042" calcext:value-type="float">
            <text:p>4,284148438004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.48473608899803" calcext:value-type="float">
            <text:p>5,484736088998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.04004190300475" calcext:value-type="float">
            <text:p>7,04004190300475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.61925351399987" calcext:value-type="float">
            <text:p>7,6192535139998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.98449405599968" calcext:value-type="float">
            <text:p>8,9844940559996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0.1659980370023" calcext:value-type="float">
            <text:p>10,165998037002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2.0047635439987" calcext:value-type="float">
            <text:p>12,004763543998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3.3906655239989" calcext:value-type="float">
            <text:p>13,390665523998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5.4293711219943" calcext:value-type="float">
            <text:p>15,429371121994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7.1908608049998" calcext:value-type="float">
            <text:p>17,190860804999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9.1205254570086" calcext:value-type="float">
            <text:p>19,1205254570086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1.3385738579964" calcext:value-type="float">
            <text:p>21,338573857996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3.9736412450002" calcext:value-type="float">
            <text:p>23,973641245000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6.1011491290119" calcext:value-type="float">
            <text:p>26,101149129011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9.0412866760016" calcext:value-type="float">
            <text:p>29,0412866760016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1.4495284120057" calcext:value-type="float">
            <text:p>31,449528412005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4.7715594769979" calcext:value-type="float">
            <text:p>34,771559476997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6.7468556899985" calcext:value-type="float">
            <text:p>36,7468556899985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0.1597198189993" calcext:value-type="float">
            <text:p>40,159719818999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2.9329463460017" calcext:value-type="float">
            <text:p>42,932946346001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6.4170125950041" calcext:value-type="float">
            <text:p>46,417012595004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9.3508367550094" calcext:value-type="float">
            <text:p>49,350836755009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2.881695936012" calcext:value-type="float">
            <text:p>52,88169593601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5.565781687008" calcext:value-type="float">
            <text:p>55,56578168700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0.0951934189943" calcext:value-type="float">
            <text:p>60,095193418994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3.228296938003" calcext:value-type="float">
            <text:p>63,2282969380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7.558721022011" calcext:value-type="float">
            <text:p>67,55872102201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0.5938031800033" calcext:value-type="float">
            <text:p>70,593803180003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6.4978820169927" calcext:value-type="float">
            <text:p>76,497882016992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9.6198377730034" calcext:value-type="float">
            <text:p>79,619837773003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5.2013481569884" calcext:value-type="float">
            <text:p>85,201348156988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8.5300212940201" calcext:value-type="float">
            <text:p>88,530021294020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93.3389224459825" calcext:value-type="float">
            <text:p>93,338922445982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110945613007061" calcext:value-type="float">
            <text:p>0,1109456130070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314738104003482" calcext:value-type="float">
            <text:p>0,31473810400348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712459975999082" calcext:value-type="float">
            <text:p>0,71245997599908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.25736749700445" calcext:value-type="float">
            <text:p>1,2573674970044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.98861945100361" calcext:value-type="float">
            <text:p>1,988619451003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.90587639600562" calcext:value-type="float">
            <text:p>2,9058763960056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.8285338190035" calcext:value-type="float">
            <text:p>3,828533819003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.0995614620042" calcext:value-type="float">
            <text:p>5,099561462004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.28042240301147" calcext:value-type="float">
            <text:p>6,2804224030114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.04075736401137" calcext:value-type="float">
            <text:p>8,0407573640113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.66206093199435" calcext:value-type="float">
            <text:p>8,6620609319943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.72256350399402" calcext:value-type="float">
            <text:p>9,7225635039940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1.360317151004" calcext:value-type="float">
            <text:p>11,36031715100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3.6654085939954" calcext:value-type="float">
            <text:p>13,665408593995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5.6524272150127" calcext:value-type="float">
            <text:p>15,652427215012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7.2451842269948" calcext:value-type="float">
            <text:p>17,245184226994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9.3745072360034" calcext:value-type="float">
            <text:p>19,374507236003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1.2735340799991" calcext:value-type="float">
            <text:p>21,273534079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3.9867624809995" calcext:value-type="float">
            <text:p>23,986762480999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7.3610460410127" calcext:value-type="float">
            <text:p>27,361046041012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9.4861636499991" calcext:value-type="float">
            <text:p>29,486163649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2.3969868020067" calcext:value-type="float">
            <text:p>32,396986802006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4.0787909120118" calcext:value-type="float">
            <text:p>34,078790912011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7.6781906099932" calcext:value-type="float">
            <text:p>37,678190609993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40.383517883005" calcext:value-type="float">
            <text:p>40,38351788300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45.6427798649966" calcext:value-type="float">
            <text:p>45,642779864996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0.2930093019968" calcext:value-type="float">
            <text:p>50,293009301996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1.9508769850072" calcext:value-type="float">
            <text:p>51,950876985007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7.2548078429973" calcext:value-type="float">
            <text:p>57,2548078429973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7.1899846930028" calcext:value-type="float">
            <text:p>57,189984693002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1.5634566160006" calcext:value-type="float">
            <text:p>61,563456616000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7.8221176619991" calcext:value-type="float">
            <text:p>67,822117661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74.1383300320013" calcext:value-type="float">
            <text:p>74,1383300320013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74.8428551370162" calcext:value-type="float">
            <text:p>74,842855137016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1.5516745409986" calcext:value-type="float">
            <text:p>81,551674540998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7.0264202569961" calcext:value-type="float">
            <text:p>87,02642025699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0.7130037739989" calcext:value-type="float">
            <text:p>90,7130037739989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5.1957128509821" calcext:value-type="float">
            <text:p>95,195712850982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7.0561628149881" calcext:value-type="float">
            <text:p>97,056162814988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00.724650643999" calcext:value-type="float">
            <text:p>100,724650643999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0" calcext:value-type="float">
            <text:p>4000</text:p>
          </table:table-cell>
        </table:table-row>
      </table:table>
      <table:table table:name="Original" table:style-name="ta1">
        <table:table-column table:style-name="co3" table:default-cell-style-name="Default"/>
        <table:table-row table:style-name="ro1">
          <table:table-cell office:value-type="string" calcext:value-type="string">
            <text:p>Matrice avec <text:s/>100 items</text:p>
          </table:table-cell>
        </table:table-row>
        <table:table-row table:style-name="ro1">
          <table:table-cell office:value-type="string" calcext:value-type="string">
            <text:p>initArray(x).bubbleSort() took 0.3174993899956462 seconds</text:p>
          </table:table-cell>
        </table:table-row>
        <table:table-row table:style-name="ro1">
          <table:table-cell office:value-type="string" calcext:value-type="string">
            <text:p>initArray(x).selectionSort() took 0.11796642399713164 seconds</text:p>
          </table:table-cell>
        </table:table-row>
        <table:table-row table:style-name="ro1">
          <table:table-cell office:value-type="string" calcext:value-type="string">
            <text:p>initArray(x).insertionSort() took 0.08888920599565608 seconds</text:p>
          </table:table-cell>
        </table:table-row>
        <table:table-row table:style-name="ro1">
          <table:table-cell office:value-type="string" calcext:value-type="string">
            <text:p>Matrice avec <text:s/>200 items</text:p>
          </table:table-cell>
        </table:table-row>
        <table:table-row table:style-name="ro1">
          <table:table-cell office:value-type="string" calcext:value-type="string">
            <text:p>initArray(x).bubbleSort() took 0.8247734110045712 seconds</text:p>
          </table:table-cell>
        </table:table-row>
        <table:table-row table:style-name="ro1">
          <table:table-cell office:value-type="string" calcext:value-type="string">
            <text:p>initArray(x).selectionSort() took 0.3073172280055587 seconds</text:p>
          </table:table-cell>
        </table:table-row>
        <table:table-row table:style-name="ro1">
          <table:table-cell office:value-type="string" calcext:value-type="string">
            <text:p>initArray(x).insertionSort() took 0.2938146219967166 seconds</text:p>
          </table:table-cell>
        </table:table-row>
        <table:table-row table:style-name="ro1">
          <table:table-cell office:value-type="string" calcext:value-type="string">
            <text:p>Matrice avec <text:s/>300 items</text:p>
          </table:table-cell>
        </table:table-row>
        <table:table-row table:style-name="ro1">
          <table:table-cell office:value-type="string" calcext:value-type="string">
            <text:p>initArray(x).bubbleSort() took 1.7958429680002155 seconds</text:p>
          </table:table-cell>
        </table:table-row>
        <table:table-row table:style-name="ro1">
          <table:table-cell office:value-type="string" calcext:value-type="string">
            <text:p>initArray(x).selectionSort() took 0.6766733369950089 seconds</text:p>
          </table:table-cell>
        </table:table-row>
        <table:table-row table:style-name="ro1">
          <table:table-cell office:value-type="string" calcext:value-type="string">
            <text:p>initArray(x).insertionSort() took 0.6205285149990232 seconds</text:p>
          </table:table-cell>
        </table:table-row>
        <table:table-row table:style-name="ro1">
          <table:table-cell office:value-type="string" calcext:value-type="string">
            <text:p>Matrice avec <text:s/>400 items</text:p>
          </table:table-cell>
        </table:table-row>
        <table:table-row table:style-name="ro1">
          <table:table-cell office:value-type="string" calcext:value-type="string">
            <text:p>initArray(x).bubbleSort() took 3.180760144001397 seconds</text:p>
          </table:table-cell>
        </table:table-row>
        <table:table-row table:style-name="ro1">
          <table:table-cell office:value-type="string" calcext:value-type="string">
            <text:p>initArray(x).selectionSort() took 1.1883337430044776 seconds</text:p>
          </table:table-cell>
        </table:table-row>
        <table:table-row table:style-name="ro1">
          <table:table-cell office:value-type="string" calcext:value-type="string">
            <text:p>initArray(x).insertionSort() took 1.1048802610021085 seconds</text:p>
          </table:table-cell>
        </table:table-row>
        <table:table-row table:style-name="ro1">
          <table:table-cell office:value-type="string" calcext:value-type="string">
            <text:p>Matrice avec <text:s/>500 items</text:p>
          </table:table-cell>
        </table:table-row>
        <table:table-row table:style-name="ro1">
          <table:table-cell office:value-type="string" calcext:value-type="string">
            <text:p>initArray(x).bubbleSort() took 5.013820479005517 seconds</text:p>
          </table:table-cell>
        </table:table-row>
        <table:table-row table:style-name="ro1">
          <table:table-cell office:value-type="string" calcext:value-type="string">
            <text:p>initArray(x).selectionSort() took 1.83108011999866 seconds</text:p>
          </table:table-cell>
        </table:table-row>
        <table:table-row table:style-name="ro1">
          <table:table-cell office:value-type="string" calcext:value-type="string">
            <text:p>initArray(x).insertionSort() took 1.7440533589979168 seconds</text:p>
          </table:table-cell>
        </table:table-row>
        <table:table-row table:style-name="ro1">
          <table:table-cell office:value-type="string" calcext:value-type="string">
            <text:p>Matrice avec <text:s/>600 items</text:p>
          </table:table-cell>
        </table:table-row>
        <table:table-row table:style-name="ro1">
          <table:table-cell office:value-type="string" calcext:value-type="string">
            <text:p>initArray(x).bubbleSort() took 7.172569526999723 seconds</text:p>
          </table:table-cell>
        </table:table-row>
        <table:table-row table:style-name="ro1">
          <table:table-cell office:value-type="string" calcext:value-type="string">
            <text:p>initArray(x).selectionSort() took 2.6859112230013125 seconds</text:p>
          </table:table-cell>
        </table:table-row>
        <table:table-row table:style-name="ro1">
          <table:table-cell office:value-type="string" calcext:value-type="string">
            <text:p>initArray(x).insertionSort() took 2.559374732998549 seconds</text:p>
          </table:table-cell>
        </table:table-row>
        <table:table-row table:style-name="ro1">
          <table:table-cell office:value-type="string" calcext:value-type="string">
            <text:p>Matrice avec <text:s/>700 items</text:p>
          </table:table-cell>
        </table:table-row>
        <table:table-row table:style-name="ro1">
          <table:table-cell office:value-type="string" calcext:value-type="string">
            <text:p>initArray(x).bubbleSort() took 9.824092378999921 seconds</text:p>
          </table:table-cell>
        </table:table-row>
        <table:table-row table:style-name="ro1">
          <table:table-cell office:value-type="string" calcext:value-type="string">
            <text:p>initArray(x).selectionSort() took 3.540447961000609 seconds</text:p>
          </table:table-cell>
        </table:table-row>
        <table:table-row table:style-name="ro1">
          <table:table-cell office:value-type="string" calcext:value-type="string">
            <text:p>initArray(x).insertionSort() took 3.5116647710019606 seconds</text:p>
          </table:table-cell>
        </table:table-row>
        <table:table-row table:style-name="ro1">
          <table:table-cell office:value-type="string" calcext:value-type="string">
            <text:p>Matrice avec <text:s/>800 items</text:p>
          </table:table-cell>
        </table:table-row>
        <table:table-row table:style-name="ro1">
          <table:table-cell office:value-type="string" calcext:value-type="string">
            <text:p>initArray(x).bubbleSort() took 12.953681101003895 seconds</text:p>
          </table:table-cell>
        </table:table-row>
        <table:table-row table:style-name="ro1">
          <table:table-cell office:value-type="string" calcext:value-type="string">
            <text:p>initArray(x).selectionSort() took 4.581421180999314 seconds</text:p>
          </table:table-cell>
        </table:table-row>
        <table:table-row table:style-name="ro1">
          <table:table-cell office:value-type="string" calcext:value-type="string">
            <text:p>initArray(x).insertionSort() took 4.609594096997171 seconds</text:p>
          </table:table-cell>
        </table:table-row>
        <table:table-row table:style-name="ro1">
          <table:table-cell office:value-type="string" calcext:value-type="string">
            <text:p>Matrice avec <text:s/>900 items</text:p>
          </table:table-cell>
        </table:table-row>
        <table:table-row table:style-name="ro1">
          <table:table-cell office:value-type="string" calcext:value-type="string">
            <text:p>initArray(x).bubbleSort() took 16.314403970005515 seconds</text:p>
          </table:table-cell>
        </table:table-row>
        <table:table-row table:style-name="ro1">
          <table:table-cell office:value-type="string" calcext:value-type="string">
            <text:p>initArray(x).selectionSort() took 5.876127704003011 seconds</text:p>
          </table:table-cell>
        </table:table-row>
        <table:table-row table:style-name="ro1">
          <table:table-cell office:value-type="string" calcext:value-type="string">
            <text:p>initArray(x).insertionSort() took 5.8147895189977135 seconds</text:p>
          </table:table-cell>
        </table:table-row>
        <table:table-row table:style-name="ro1">
          <table:table-cell office:value-type="string" calcext:value-type="string">
            <text:p>Matrice avec <text:s/>1000 items</text:p>
          </table:table-cell>
        </table:table-row>
        <table:table-row table:style-name="ro1">
          <table:table-cell office:value-type="string" calcext:value-type="string">
            <text:p>initArray(x).bubbleSort() took 19.89196539599652 seconds</text:p>
          </table:table-cell>
        </table:table-row>
        <table:table-row table:style-name="ro1">
          <table:table-cell office:value-type="string" calcext:value-type="string">
            <text:p>initArray(x).selectionSort() took 7.12225583899999 seconds</text:p>
          </table:table-cell>
        </table:table-row>
        <table:table-row table:style-name="ro1">
          <table:table-cell office:value-type="string" calcext:value-type="string">
            <text:p>initArray(x).insertionSort() took 7.190456413001812 second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rice avec <text:s/>1000 items</text:p>
          </table:table-cell>
        </table:table-row>
        <table:table-row table:style-name="ro1">
          <table:table-cell office:value-type="string" calcext:value-type="string">
            <text:p>initArray(x).bubbleSort() took 19.968684721010504 seconds</text:p>
          </table:table-cell>
        </table:table-row>
        <table:table-row table:style-name="ro1">
          <table:table-cell office:value-type="string" calcext:value-type="string">
            <text:p>initArray(x).selectionSort() took 7.313769362997846 seconds</text:p>
          </table:table-cell>
        </table:table-row>
        <table:table-row table:style-name="ro1">
          <table:table-cell office:value-type="string" calcext:value-type="string">
            <text:p>initArray(x).insertionSort() took 7.191180327004986 seconds</text:p>
          </table:table-cell>
        </table:table-row>
        <table:table-row table:style-name="ro1">
          <table:table-cell office:value-type="string" calcext:value-type="string">
            <text:p>Matrice avec <text:s/>1100 items</text:p>
          </table:table-cell>
        </table:table-row>
        <table:table-row table:style-name="ro1">
          <table:table-cell office:value-type="string" calcext:value-type="string">
            <text:p>initArray(x).bubbleSort() took 24.055540789995575 seconds</text:p>
          </table:table-cell>
        </table:table-row>
        <table:table-row table:style-name="ro1">
          <table:table-cell office:value-type="string" calcext:value-type="string">
            <text:p>initArray(x).selectionSort() took 8.743295510997996 seconds</text:p>
          </table:table-cell>
        </table:table-row>
        <table:table-row table:style-name="ro1">
          <table:table-cell office:value-type="string" calcext:value-type="string">
            <text:p>initArray(x).insertionSort() took 8.84419139799138 seconds</text:p>
          </table:table-cell>
        </table:table-row>
        <table:table-row table:style-name="ro1">
          <table:table-cell office:value-type="string" calcext:value-type="string">
            <text:p>Matrice avec <text:s/>1200 items</text:p>
          </table:table-cell>
        </table:table-row>
        <table:table-row table:style-name="ro1">
          <table:table-cell office:value-type="string" calcext:value-type="string">
            <text:p>initArray(x).bubbleSort() took 28.225474893988576 seconds</text:p>
          </table:table-cell>
        </table:table-row>
        <table:table-row table:style-name="ro1">
          <table:table-cell office:value-type="string" calcext:value-type="string">
            <text:p>initArray(x).selectionSort() took 10.440085601003375 seconds</text:p>
          </table:table-cell>
        </table:table-row>
        <table:table-row table:style-name="ro1">
          <table:table-cell office:value-type="string" calcext:value-type="string">
            <text:p>initArray(x).insertionSort() took 10.256976916003623 seconds</text:p>
          </table:table-cell>
        </table:table-row>
        <table:table-row table:style-name="ro1">
          <table:table-cell office:value-type="string" calcext:value-type="string">
            <text:p>Matrice avec <text:s/>1300 items</text:p>
          </table:table-cell>
        </table:table-row>
        <table:table-row table:style-name="ro1">
          <table:table-cell office:value-type="string" calcext:value-type="string">
            <text:p>initArray(x).bubbleSort() took 33.36077591999492 seconds</text:p>
          </table:table-cell>
        </table:table-row>
        <table:table-row table:style-name="ro1">
          <table:table-cell office:value-type="string" calcext:value-type="string">
            <text:p>initArray(x).selectionSort() took 12.252438193987473 seconds</text:p>
          </table:table-cell>
        </table:table-row>
        <table:table-row table:style-name="ro1">
          <table:table-cell office:value-type="string" calcext:value-type="string">
            <text:p>initArray(x).insertionSort() took 12.116535701992689 seconds</text:p>
          </table:table-cell>
        </table:table-row>
        <table:table-row table:style-name="ro1">
          <table:table-cell office:value-type="string" calcext:value-type="string">
            <text:p>Matrice avec <text:s/>1400 items</text:p>
          </table:table-cell>
        </table:table-row>
        <table:table-row table:style-name="ro1">
          <table:table-cell office:value-type="string" calcext:value-type="string">
            <text:p>initArray(x).bubbleSort() took 38.00771292799618 seconds</text:p>
          </table:table-cell>
        </table:table-row>
        <table:table-row table:style-name="ro1">
          <table:table-cell office:value-type="string" calcext:value-type="string">
            <text:p>initArray(x).selectionSort() took 14.071127328992588 seconds</text:p>
          </table:table-cell>
        </table:table-row>
        <table:table-row table:style-name="ro1">
          <table:table-cell office:value-type="string" calcext:value-type="string">
            <text:p>initArray(x).insertionSort() took 14.044925565991434 seconds</text:p>
          </table:table-cell>
        </table:table-row>
        <table:table-row table:style-name="ro1">
          <table:table-cell office:value-type="string" calcext:value-type="string">
            <text:p>Matrice avec <text:s/>1500 items</text:p>
          </table:table-cell>
        </table:table-row>
        <table:table-row table:style-name="ro1">
          <table:table-cell office:value-type="string" calcext:value-type="string">
            <text:p>initArray(x).bubbleSort() took 44.18180154998845 seconds</text:p>
          </table:table-cell>
        </table:table-row>
        <table:table-row table:style-name="ro1">
          <table:table-cell office:value-type="string" calcext:value-type="string">
            <text:p>initArray(x).selectionSort() took 16.108449567007483 seconds</text:p>
          </table:table-cell>
        </table:table-row>
        <table:table-row table:style-name="ro1">
          <table:table-cell office:value-type="string" calcext:value-type="string">
            <text:p>initArray(x).insertionSort() took 16.083216942002764 seconds</text:p>
          </table:table-cell>
        </table:table-row>
        <table:table-row table:style-name="ro1">
          <table:table-cell office:value-type="string" calcext:value-type="string">
            <text:p>Matrice avec <text:s/>1600 items</text:p>
          </table:table-cell>
        </table:table-row>
        <table:table-row table:style-name="ro1">
          <table:table-cell office:value-type="string" calcext:value-type="string">
            <text:p>initArray(x).bubbleSort() took 49.850731744998484 seconds</text:p>
          </table:table-cell>
        </table:table-row>
        <table:table-row table:style-name="ro1">
          <table:table-cell office:value-type="string" calcext:value-type="string">
            <text:p>initArray(x).selectionSort() took 18.429544187005376 seconds</text:p>
          </table:table-cell>
        </table:table-row>
        <table:table-row table:style-name="ro1">
          <table:table-cell office:value-type="string" calcext:value-type="string">
            <text:p>initArray(x).insertionSort() took 18.150690772003145 seconds</text:p>
          </table:table-cell>
        </table:table-row>
        <table:table-row table:style-name="ro1">
          <table:table-cell office:value-type="string" calcext:value-type="string">
            <text:p>Matrice avec <text:s/>1700 items</text:p>
          </table:table-cell>
        </table:table-row>
        <table:table-row table:style-name="ro1">
          <table:table-cell office:value-type="string" calcext:value-type="string">
            <text:p>initArray(x).bubbleSort() took 56.22590231600043 seconds</text:p>
          </table:table-cell>
        </table:table-row>
        <table:table-row table:style-name="ro1">
          <table:table-cell office:value-type="string" calcext:value-type="string">
            <text:p>initArray(x).selectionSort() took 20.76225066599727 seconds</text:p>
          </table:table-cell>
        </table:table-row>
        <table:table-row table:style-name="ro1">
          <table:table-cell office:value-type="string" calcext:value-type="string">
            <text:p>initArray(x).insertionSort() took 20.312273178991745 seconds</text:p>
          </table:table-cell>
        </table:table-row>
        <table:table-row table:style-name="ro1">
          <table:table-cell office:value-type="string" calcext:value-type="string">
            <text:p>Matrice avec <text:s/>1800 items</text:p>
          </table:table-cell>
        </table:table-row>
        <table:table-row table:style-name="ro1">
          <table:table-cell office:value-type="string" calcext:value-type="string">
            <text:p>initArray(x).bubbleSort() took 62.894728576997295 seconds</text:p>
          </table:table-cell>
        </table:table-row>
        <table:table-row table:style-name="ro1">
          <table:table-cell office:value-type="string" calcext:value-type="string">
            <text:p>initArray(x).selectionSort() took 23.09000376801123 seconds</text:p>
          </table:table-cell>
        </table:table-row>
        <table:table-row table:style-name="ro1">
          <table:table-cell office:value-type="string" calcext:value-type="string">
            <text:p>initArray(x).insertionSort() took 22.890071335001267 seconds</text:p>
          </table:table-cell>
        </table:table-row>
        <table:table-row table:style-name="ro1">
          <table:table-cell office:value-type="string" calcext:value-type="string">
            <text:p>Matrice avec <text:s/>1900 items</text:p>
          </table:table-cell>
        </table:table-row>
        <table:table-row table:style-name="ro1">
          <table:table-cell office:value-type="string" calcext:value-type="string">
            <text:p>initArray(x).bubbleSort() took 69.86477945599472 seconds</text:p>
          </table:table-cell>
        </table:table-row>
        <table:table-row table:style-name="ro1">
          <table:table-cell office:value-type="string" calcext:value-type="string">
            <text:p>initArray(x).selectionSort() took 25.717113699007314 seconds</text:p>
          </table:table-cell>
        </table:table-row>
        <table:table-row table:style-name="ro1">
          <table:table-cell office:value-type="string" calcext:value-type="string">
            <text:p>initArray(x).insertionSort() took 25.704785522000748 seconds</text:p>
          </table:table-cell>
        </table:table-row>
        <table:table-row table:style-name="ro1">
          <table:table-cell office:value-type="string" calcext:value-type="string">
            <text:p>Matrice avec <text:s/>2000 items</text:p>
          </table:table-cell>
        </table:table-row>
        <table:table-row table:style-name="ro1">
          <table:table-cell office:value-type="string" calcext:value-type="string">
            <text:p>initArray(x).bubbleSort() took 74.2278922960104 seconds</text:p>
          </table:table-cell>
        </table:table-row>
        <table:table-row table:style-name="ro1">
          <table:table-cell office:value-type="string" calcext:value-type="string">
            <text:p>initArray(x).selectionSort() took 25.57812035200186 seconds</text:p>
          </table:table-cell>
        </table:table-row>
        <table:table-row table:style-name="ro1">
          <table:table-cell office:value-type="string" calcext:value-type="string">
            <text:p>initArray(x).insertionSort() took 25.97410925400618 second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atrice avec <text:s/>2000 items</text:p>
          </table:table-cell>
        </table:table-row>
        <table:table-row table:style-name="ro1">
          <table:table-cell office:value-type="string" calcext:value-type="string">
            <text:p>initArray(x).bubbleSort() took 80.18251217699435 seconds</text:p>
          </table:table-cell>
        </table:table-row>
        <table:table-row table:style-name="ro1">
          <table:table-cell office:value-type="string" calcext:value-type="string">
            <text:p>initArray(x).selectionSort() took 29.448506893997546 seconds</text:p>
          </table:table-cell>
        </table:table-row>
        <table:table-row table:style-name="ro1">
          <table:table-cell office:value-type="string" calcext:value-type="string">
            <text:p>initArray(x).insertionSort() took 28.3373140610056 seconds</text:p>
          </table:table-cell>
        </table:table-row>
        <table:table-row table:style-name="ro1">
          <table:table-cell office:value-type="string" calcext:value-type="string">
            <text:p>Matrice avec <text:s/>2100 items</text:p>
          </table:table-cell>
        </table:table-row>
        <table:table-row table:style-name="ro1">
          <table:table-cell office:value-type="string" calcext:value-type="string">
            <text:p>initArray(x).bubbleSort() took 86.53238186099043 seconds</text:p>
          </table:table-cell>
        </table:table-row>
        <table:table-row table:style-name="ro1">
          <table:table-cell office:value-type="string" calcext:value-type="string">
            <text:p>initArray(x).selectionSort() took 32.24226024800737 seconds</text:p>
          </table:table-cell>
        </table:table-row>
        <table:table-row table:style-name="ro1">
          <table:table-cell office:value-type="string" calcext:value-type="string">
            <text:p>initArray(x).insertionSort() took 31.56814022800245 seconds</text:p>
          </table:table-cell>
        </table:table-row>
        <table:table-row table:style-name="ro1">
          <table:table-cell office:value-type="string" calcext:value-type="string">
            <text:p>Matrice avec <text:s/>2200 items</text:p>
          </table:table-cell>
        </table:table-row>
        <table:table-row table:style-name="ro1">
          <table:table-cell office:value-type="string" calcext:value-type="string">
            <text:p>initArray(x).bubbleSort() took 94.03602846300055 seconds</text:p>
          </table:table-cell>
        </table:table-row>
        <table:table-row table:style-name="ro1">
          <table:table-cell office:value-type="string" calcext:value-type="string">
            <text:p>initArray(x).selectionSort() took 35.670032811991405 seconds</text:p>
          </table:table-cell>
        </table:table-row>
        <table:table-row table:style-name="ro1">
          <table:table-cell office:value-type="string" calcext:value-type="string">
            <text:p>initArray(x).insertionSort() took 34.07662031899963 seconds</text:p>
          </table:table-cell>
        </table:table-row>
        <table:table-row table:style-name="ro1">
          <table:table-cell office:value-type="string" calcext:value-type="string">
            <text:p>Matrice avec <text:s/>2300 items</text:p>
          </table:table-cell>
        </table:table-row>
        <table:table-row table:style-name="ro1">
          <table:table-cell office:value-type="string" calcext:value-type="string">
            <text:p>initArray(x).bubbleSort() took 101.57889561400225 seconds</text:p>
          </table:table-cell>
        </table:table-row>
        <table:table-row table:style-name="ro1">
          <table:table-cell office:value-type="string" calcext:value-type="string">
            <text:p>initArray(x).selectionSort() took 38.76362575800158 seconds</text:p>
          </table:table-cell>
        </table:table-row>
        <table:table-row table:style-name="ro1">
          <table:table-cell office:value-type="string" calcext:value-type="string">
            <text:p>initArray(x).insertionSort() took 37.36773554699903 seconds</text:p>
          </table:table-cell>
        </table:table-row>
        <table:table-row table:style-name="ro1">
          <table:table-cell office:value-type="string" calcext:value-type="string">
            <text:p>Matrice avec <text:s/>2400 items</text:p>
          </table:table-cell>
        </table:table-row>
        <table:table-row table:style-name="ro1">
          <table:table-cell office:value-type="string" calcext:value-type="string">
            <text:p>initArray(x).bubbleSort() took 111.71711813700676 seconds</text:p>
          </table:table-cell>
        </table:table-row>
        <table:table-row table:style-name="ro1">
          <table:table-cell office:value-type="string" calcext:value-type="string">
            <text:p>initArray(x).selectionSort() took 42.09241598799417 seconds</text:p>
          </table:table-cell>
        </table:table-row>
        <table:table-row table:style-name="ro1">
          <table:table-cell office:value-type="string" calcext:value-type="string">
            <text:p>initArray(x).insertionSort() took 40.61631225699966 seconds</text:p>
          </table:table-cell>
        </table:table-row>
        <table:table-row table:style-name="ro1">
          <table:table-cell office:value-type="string" calcext:value-type="string">
            <text:p>Matrice avec <text:s/>2500 items</text:p>
          </table:table-cell>
        </table:table-row>
        <table:table-row table:style-name="ro1">
          <table:table-cell office:value-type="string" calcext:value-type="string">
            <text:p>initArray(x).bubbleSort() took 121.32029640499968 seconds</text:p>
          </table:table-cell>
        </table:table-row>
        <table:table-row table:style-name="ro1">
          <table:table-cell office:value-type="string" calcext:value-type="string">
            <text:p>initArray(x).selectionSort() took 45.42223956799717 seconds</text:p>
          </table:table-cell>
        </table:table-row>
        <table:table-row table:style-name="ro1">
          <table:table-cell office:value-type="string" calcext:value-type="string">
            <text:p>initArray(x).insertionSort() took 44.47247196600074 seconds</text:p>
          </table:table-cell>
        </table:table-row>
        <table:table-row table:style-name="ro1">
          <table:table-cell office:value-type="string" calcext:value-type="string">
            <text:p>Matrice avec <text:s/>2600 items</text:p>
          </table:table-cell>
        </table:table-row>
        <table:table-row table:style-name="ro1">
          <table:table-cell office:value-type="string" calcext:value-type="string">
            <text:p>initArray(x).bubbleSort() took 131.75166993099265 seconds</text:p>
          </table:table-cell>
        </table:table-row>
        <table:table-row table:style-name="ro1">
          <table:table-cell office:value-type="string" calcext:value-type="string">
            <text:p>initArray(x).selectionSort() took 49.68624722400273 seconds</text:p>
          </table:table-cell>
        </table:table-row>
        <table:table-row table:style-name="ro1">
          <table:table-cell office:value-type="string" calcext:value-type="string">
            <text:p>initArray(x).insertionSort() took 47.94560637099494 seconds</text:p>
          </table:table-cell>
        </table:table-row>
        <table:table-row table:style-name="ro1">
          <table:table-cell office:value-type="string" calcext:value-type="string">
            <text:p>Matrice avec <text:s/>2700 items</text:p>
          </table:table-cell>
        </table:table-row>
        <table:table-row table:style-name="ro1">
          <table:table-cell office:value-type="string" calcext:value-type="string">
            <text:p>initArray(x).bubbleSort() took 140.84066449900274 seconds</text:p>
          </table:table-cell>
        </table:table-row>
        <table:table-row table:style-name="ro1">
          <table:table-cell office:value-type="string" calcext:value-type="string">
            <text:p>initArray(x).selectionSort() took 53.34916676499415 seconds</text:p>
          </table:table-cell>
        </table:table-row>
        <table:table-row table:style-name="ro1">
          <table:table-cell office:value-type="string" calcext:value-type="string">
            <text:p>initArray(x).insertionSort() took 52.07712213200284 seconds</text:p>
          </table:table-cell>
        </table:table-row>
        <table:table-row table:style-name="ro1">
          <table:table-cell office:value-type="string" calcext:value-type="string">
            <text:p>Matrice avec <text:s/>2800 items</text:p>
          </table:table-cell>
        </table:table-row>
        <table:table-row table:style-name="ro1">
          <table:table-cell office:value-type="string" calcext:value-type="string">
            <text:p>initArray(x).bubbleSort() took 153.2711001620046 seconds</text:p>
          </table:table-cell>
        </table:table-row>
        <table:table-row table:style-name="ro1">
          <table:table-cell office:value-type="string" calcext:value-type="string">
            <text:p>initArray(x).selectionSort() took 57.16091571000288 seconds</text:p>
          </table:table-cell>
        </table:table-row>
        <table:table-row table:style-name="ro1">
          <table:table-cell office:value-type="string" calcext:value-type="string">
            <text:p>initArray(x).insertionSort() took 56.01987829200516 seconds</text:p>
          </table:table-cell>
        </table:table-row>
        <table:table-row table:style-name="ro1">
          <table:table-cell office:value-type="string" calcext:value-type="string">
            <text:p>Matrice avec <text:s/>2900 items</text:p>
          </table:table-cell>
        </table:table-row>
        <table:table-row table:style-name="ro1">
          <table:table-cell office:value-type="string" calcext:value-type="string">
            <text:p>initArray(x).bubbleSort() took 166.7116095770034 seconds</text:p>
          </table:table-cell>
        </table:table-row>
        <table:table-row table:style-name="ro1">
          <table:table-cell office:value-type="string" calcext:value-type="string">
            <text:p>initArray(x).selectionSort() took 62.235636671000975 seconds</text:p>
          </table:table-cell>
        </table:table-row>
        <table:table-row table:style-name="ro1">
          <table:table-cell office:value-type="string" calcext:value-type="string">
            <text:p>initArray(x).insertionSort() took 60.06780706900463 seconds</text:p>
          </table:table-cell>
        </table:table-row>
        <table:table-row table:style-name="ro1">
          <table:table-cell office:value-type="string" calcext:value-type="string">
            <text:p>Matrice avec <text:s/>3000 items</text:p>
          </table:table-cell>
        </table:table-row>
        <table:table-row table:style-name="ro1">
          <table:table-cell office:value-type="string" calcext:value-type="string">
            <text:p>initArray(x).bubbleSort() took 169.54297329799738 seconds</text:p>
          </table:table-cell>
        </table:table-row>
        <table:table-row table:style-name="ro1">
          <table:table-cell office:value-type="string" calcext:value-type="string">
            <text:p>initArray(x).selectionSort() took 59.61248287599301 seconds</text:p>
          </table:table-cell>
        </table:table-row>
        <table:table-row table:style-name="ro1">
          <table:table-cell office:value-type="string" calcext:value-type="string">
            <text:p>initArray(x).insertionSort() took 60.12331918599375 seconds</text:p>
          </table:table-cell>
        </table:table-row>
        <table:table-row table:style-name="ro1">
          <table:table-cell office:value-type="string" calcext:value-type="string">
            <text:p>Matrice avec <text:s/>3100 items</text:p>
          </table:table-cell>
        </table:table-row>
        <table:table-row table:style-name="ro1">
          <table:table-cell office:value-type="string" calcext:value-type="string">
            <text:p>initArray(x).bubbleSort() took 176.895101934002 seconds</text:p>
          </table:table-cell>
        </table:table-row>
        <table:table-row table:style-name="ro1">
          <table:table-cell office:value-type="string" calcext:value-type="string">
            <text:p>initArray(x).selectionSort() took 62.23586910001177 seconds</text:p>
          </table:table-cell>
        </table:table-row>
        <table:table-row table:style-name="ro1">
          <table:table-cell office:value-type="string" calcext:value-type="string">
            <text:p>initArray(x).insertionSort() took 62.2124037790054 seconds</text:p>
          </table:table-cell>
        </table:table-row>
        <table:table-row table:style-name="ro1">
          <table:table-cell office:value-type="string" calcext:value-type="string">
            <text:p>Matrice avec <text:s/>3200 items</text:p>
          </table:table-cell>
        </table:table-row>
        <table:table-row table:style-name="ro1">
          <table:table-cell office:value-type="string" calcext:value-type="string">
            <text:p>initArray(x).bubbleSort() took 189.86854730501364 seconds</text:p>
          </table:table-cell>
        </table:table-row>
        <table:table-row table:style-name="ro1">
          <table:table-cell office:value-type="string" calcext:value-type="string">
            <text:p>initArray(x).selectionSort() took 66.03820980200544 seconds</text:p>
          </table:table-cell>
        </table:table-row>
        <table:table-row table:style-name="ro1">
          <table:table-cell office:value-type="string" calcext:value-type="string">
            <text:p>initArray(x).insertionSort() took 66.31707793999522 seconds</text:p>
          </table:table-cell>
        </table:table-row>
        <table:table-row table:style-name="ro1">
          <table:table-cell office:value-type="string" calcext:value-type="string">
            <text:p>Matrice avec <text:s/>3300 items</text:p>
          </table:table-cell>
        </table:table-row>
        <table:table-row table:style-name="ro1">
          <table:table-cell office:value-type="string" calcext:value-type="string">
            <text:p>initArray(x).bubbleSort() took 201.358543808994 seconds</text:p>
          </table:table-cell>
        </table:table-row>
        <table:table-row table:style-name="ro1">
          <table:table-cell office:value-type="string" calcext:value-type="string">
            <text:p>initArray(x).selectionSort() took 69.9712306230067 seconds</text:p>
          </table:table-cell>
        </table:table-row>
        <table:table-row table:style-name="ro1">
          <table:table-cell office:value-type="string" calcext:value-type="string">
            <text:p>initArray(x).insertionSort() took 72.0323778269958 seconds</text:p>
          </table:table-cell>
        </table:table-row>
        <table:table-row table:style-name="ro1">
          <table:table-cell office:value-type="string" calcext:value-type="string">
            <text:p>Matrice avec <text:s/>3400 items</text:p>
          </table:table-cell>
        </table:table-row>
        <table:table-row table:style-name="ro1">
          <table:table-cell office:value-type="string" calcext:value-type="string">
            <text:p>initArray(x).bubbleSort() took 211.8850111960055 seconds</text:p>
          </table:table-cell>
        </table:table-row>
        <table:table-row table:style-name="ro1">
          <table:table-cell office:value-type="string" calcext:value-type="string">
            <text:p>initArray(x).selectionSort() took 73.45174248100375 seconds</text:p>
          </table:table-cell>
        </table:table-row>
        <table:table-row table:style-name="ro1">
          <table:table-cell office:value-type="string" calcext:value-type="string">
            <text:p>initArray(x).insertionSort() took 73.51337431299908 seconds</text:p>
          </table:table-cell>
        </table:table-row>
        <table:table-row table:style-name="ro1">
          <table:table-cell office:value-type="string" calcext:value-type="string">
            <text:p>Matrice avec <text:s/>3500 items</text:p>
          </table:table-cell>
        </table:table-row>
        <table:table-row table:style-name="ro1">
          <table:table-cell office:value-type="string" calcext:value-type="string">
            <text:p>initArray(x).bubbleSort() took 224.67149554000935 seconds</text:p>
          </table:table-cell>
        </table:table-row>
        <table:table-row table:style-name="ro1">
          <table:table-cell office:value-type="string" calcext:value-type="string">
            <text:p>initArray(x).selectionSort() took 78.56537112200749 seconds</text:p>
          </table:table-cell>
        </table:table-row>
        <table:table-row table:style-name="ro1">
          <table:table-cell office:value-type="string" calcext:value-type="string">
            <text:p>initArray(x).insertionSort() took 81.72576134100382 seconds</text:p>
          </table:table-cell>
        </table:table-row>
        <table:table-row table:style-name="ro1">
          <table:table-cell office:value-type="string" calcext:value-type="string">
            <text:p>Matrice avec <text:s/>3600 items</text:p>
          </table:table-cell>
        </table:table-row>
        <table:table-row table:style-name="ro1">
          <table:table-cell office:value-type="string" calcext:value-type="string">
            <text:p>initArray(x).bubbleSort() took 242.09521310200216 seconds</text:p>
          </table:table-cell>
        </table:table-row>
        <table:table-row table:style-name="ro1">
          <table:table-cell office:value-type="string" calcext:value-type="string">
            <text:p>initArray(x).selectionSort() took 83.29674139499548 seconds</text:p>
          </table:table-cell>
        </table:table-row>
        <table:table-row table:style-name="ro1">
          <table:table-cell office:value-type="string" calcext:value-type="string">
            <text:p>initArray(x).insertionSort() took 83.46414281000034 seconds</text:p>
          </table:table-cell>
        </table:table-row>
        <table:table-row table:style-name="ro1">
          <table:table-cell office:value-type="string" calcext:value-type="string">
            <text:p>Matrice avec <text:s/>3700 items</text:p>
          </table:table-cell>
        </table:table-row>
        <table:table-row table:style-name="ro1">
          <table:table-cell office:value-type="string" calcext:value-type="string">
            <text:p>initArray(x).bubbleSort() took 251.43624674600142 seconds</text:p>
          </table:table-cell>
        </table:table-row>
        <table:table-row table:style-name="ro1">
          <table:table-cell office:value-type="string" calcext:value-type="string">
            <text:p>initArray(x).selectionSort() took 87.29705705500965 seconds</text:p>
          </table:table-cell>
        </table:table-row>
        <table:table-row table:style-name="ro1">
          <table:table-cell office:value-type="string" calcext:value-type="string">
            <text:p>initArray(x).insertionSort() took 87.52854407900304 seconds</text:p>
          </table:table-cell>
        </table:table-row>
        <table:table-row table:style-name="ro1">
          <table:table-cell office:value-type="string" calcext:value-type="string">
            <text:p>Matrice avec <text:s/>3800 items</text:p>
          </table:table-cell>
        </table:table-row>
        <table:table-row table:style-name="ro1">
          <table:table-cell office:value-type="string" calcext:value-type="string">
            <text:p>initArray(x).bubbleSort() took 266.17570069899375 seconds</text:p>
          </table:table-cell>
        </table:table-row>
        <table:table-row table:style-name="ro1">
          <table:table-cell office:value-type="string" calcext:value-type="string">
            <text:p>initArray(x).selectionSort() took 92.688819848001 seconds</text:p>
          </table:table-cell>
        </table:table-row>
        <table:table-row table:style-name="ro1">
          <table:table-cell office:value-type="string" calcext:value-type="string">
            <text:p>initArray(x).insertionSort() took 92.58392042398918 seconds</text:p>
          </table:table-cell>
        </table:table-row>
        <table:table-row table:style-name="ro1">
          <table:table-cell office:value-type="string" calcext:value-type="string">
            <text:p>Matrice avec <text:s/>3900 items</text:p>
          </table:table-cell>
        </table:table-row>
        <table:table-row table:style-name="ro1">
          <table:table-cell office:value-type="string" calcext:value-type="string">
            <text:p>initArray(x).bubbleSort() took 280.51132592299837 seconds</text:p>
          </table:table-cell>
        </table:table-row>
        <table:table-row table:style-name="ro1">
          <table:table-cell office:value-type="string" calcext:value-type="string">
            <text:p>initArray(x).selectionSort() took 97.08716140099568 seconds</text:p>
          </table:table-cell>
        </table:table-row>
        <table:table-row table:style-name="ro1">
          <table:table-cell office:value-type="string" calcext:value-type="string">
            <text:p>initArray(x).insertionSort() took 97.90792445799161 seconds</text:p>
          </table:table-cell>
        </table:table-row>
        <table:table-row table:style-name="ro1">
          <table:table-cell office:value-type="string" calcext:value-type="string">
            <text:p>Matrice avec <text:s/>4000 items</text:p>
          </table:table-cell>
        </table:table-row>
        <table:table-row table:style-name="ro1">
          <table:table-cell office:value-type="string" calcext:value-type="string">
            <text:p>initArray(x).bubbleSort() took 293.1405378950003 seconds</text:p>
          </table:table-cell>
        </table:table-row>
        <table:table-row table:style-name="ro1">
          <table:table-cell office:value-type="string" calcext:value-type="string">
            <text:p>initArray(x).selectionSort() took 102.34752624400426 seconds</text:p>
          </table:table-cell>
        </table:table-row>
        <table:table-row table:style-name="ro1">
          <table:table-cell office:value-type="string" calcext:value-type="string">
            <text:p>initArray(x).insertionSort() took 101.7540262699913 seconds</text:p>
          </table:table-cell>
        </table:table-row>
      </table:table>
      <table:table table:name="Original2" table:style-name="ta1">
        <table:table-column table:style-name="co3" table:default-cell-style-name="Default"/>
        <table:table-row table:style-name="ro1">
          <table:table-cell office:value-type="string" calcext:value-type="string">
            <text:p>Matrice avec <text:s/>100 items</text:p>
          </table:table-cell>
        </table:table-row>
        <table:table-row table:style-name="ro1">
          <table:table-cell office:value-type="string" calcext:value-type="string">
            <text:p>initArray(x,10).bubbleSort() took 0.3099977630045032 seconds</text:p>
          </table:table-cell>
        </table:table-row>
        <table:table-row table:style-name="ro1">
          <table:table-cell office:value-type="string" calcext:value-type="string">
            <text:p>initArray(x,10).selectionSort() took 0.11094561300706118 seconds</text:p>
          </table:table-cell>
        </table:table-row>
        <table:table-row table:style-name="ro1">
          <table:table-cell office:value-type="string" calcext:value-type="string">
            <text:p>initArray(x,10).insertionSort() took 0.087944469996728 seconds</text:p>
          </table:table-cell>
        </table:table-row>
        <table:table-row table:style-name="ro1">
          <table:table-cell office:value-type="string" calcext:value-type="string">
            <text:p>Matrice avec <text:s/>200 items</text:p>
          </table:table-cell>
        </table:table-row>
        <table:table-row table:style-name="ro1">
          <table:table-cell office:value-type="string" calcext:value-type="string">
            <text:p>initArray(x,10).bubbleSort() took 0.7753529610054102 seconds</text:p>
          </table:table-cell>
        </table:table-row>
        <table:table-row table:style-name="ro1">
          <table:table-cell office:value-type="string" calcext:value-type="string">
            <text:p>initArray(x,10).selectionSort() took 0.31473810400348157 seconds</text:p>
          </table:table-cell>
        </table:table-row>
        <table:table-row table:style-name="ro1">
          <table:table-cell office:value-type="string" calcext:value-type="string">
            <text:p>initArray(x,10).insertionSort() took 0.2897351949941367 seconds</text:p>
          </table:table-cell>
        </table:table-row>
        <table:table-row table:style-name="ro1">
          <table:table-cell office:value-type="string" calcext:value-type="string">
            <text:p>Matrice avec <text:s/>300 items</text:p>
          </table:table-cell>
        </table:table-row>
        <table:table-row table:style-name="ro1">
          <table:table-cell office:value-type="string" calcext:value-type="string">
            <text:p>initArray(x,10).bubbleSort() took 1.793742335998104 seconds</text:p>
          </table:table-cell>
        </table:table-row>
        <table:table-row table:style-name="ro1">
          <table:table-cell office:value-type="string" calcext:value-type="string">
            <text:p>initArray(x,10).selectionSort() took 0.7124599759990815 seconds</text:p>
          </table:table-cell>
        </table:table-row>
        <table:table-row table:style-name="ro1">
          <table:table-cell office:value-type="string" calcext:value-type="string">
            <text:p>initArray(x,10).insertionSort() took 0.6254864569928031 seconds</text:p>
          </table:table-cell>
        </table:table-row>
        <table:table-row table:style-name="ro1">
          <table:table-cell office:value-type="string" calcext:value-type="string">
            <text:p>Matrice avec <text:s/>400 items</text:p>
          </table:table-cell>
        </table:table-row>
        <table:table-row table:style-name="ro1">
          <table:table-cell office:value-type="string" calcext:value-type="string">
            <text:p>initArray(x,10).bubbleSort() took 3.2048129979957594 seconds</text:p>
          </table:table-cell>
        </table:table-row>
        <table:table-row table:style-name="ro1">
          <table:table-cell office:value-type="string" calcext:value-type="string">
            <text:p>initArray(x,10).selectionSort() took 1.2573674970044522 seconds</text:p>
          </table:table-cell>
        </table:table-row>
        <table:table-row table:style-name="ro1">
          <table:table-cell office:value-type="string" calcext:value-type="string">
            <text:p>initArray(x,10).insertionSort() took 1.0737544729927322 seconds</text:p>
          </table:table-cell>
        </table:table-row>
        <table:table-row table:style-name="ro1">
          <table:table-cell office:value-type="string" calcext:value-type="string">
            <text:p>Matrice avec <text:s/>500 items</text:p>
          </table:table-cell>
        </table:table-row>
        <table:table-row table:style-name="ro1">
          <table:table-cell office:value-type="string" calcext:value-type="string">
            <text:p>initArray(x,10).bubbleSort() took 4.846656809997512 seconds</text:p>
          </table:table-cell>
        </table:table-row>
        <table:table-row table:style-name="ro1">
          <table:table-cell office:value-type="string" calcext:value-type="string">
            <text:p>initArray(x,10).selectionSort() took 1.9886194510036148 seconds</text:p>
          </table:table-cell>
        </table:table-row>
        <table:table-row table:style-name="ro1">
          <table:table-cell office:value-type="string" calcext:value-type="string">
            <text:p>initArray(x,10).insertionSort() took 1.6849123179999879 seconds</text:p>
          </table:table-cell>
        </table:table-row>
        <table:table-row table:style-name="ro1">
          <table:table-cell office:value-type="string" calcext:value-type="string">
            <text:p>Matrice avec <text:s/>600 items</text:p>
          </table:table-cell>
        </table:table-row>
        <table:table-row table:style-name="ro1">
          <table:table-cell office:value-type="string" calcext:value-type="string">
            <text:p>initArray(x,10).bubbleSort() took 6.987828972996795 seconds</text:p>
          </table:table-cell>
        </table:table-row>
        <table:table-row table:style-name="ro1">
          <table:table-cell office:value-type="string" calcext:value-type="string">
            <text:p>initArray(x,10).selectionSort() took 2.905876396005624 seconds</text:p>
          </table:table-cell>
        </table:table-row>
        <table:table-row table:style-name="ro1">
          <table:table-cell office:value-type="string" calcext:value-type="string">
            <text:p>initArray(x,10).insertionSort() took 2.5099512330052676 seconds</text:p>
          </table:table-cell>
        </table:table-row>
        <table:table-row table:style-name="ro1">
          <table:table-cell office:value-type="string" calcext:value-type="string">
            <text:p>Matrice avec <text:s/>700 items</text:p>
          </table:table-cell>
        </table:table-row>
        <table:table-row table:style-name="ro1">
          <table:table-cell office:value-type="string" calcext:value-type="string">
            <text:p>initArray(x,10).bubbleSort() took 9.535637328008306 seconds</text:p>
          </table:table-cell>
        </table:table-row>
        <table:table-row table:style-name="ro1">
          <table:table-cell office:value-type="string" calcext:value-type="string">
            <text:p>initArray(x,10).selectionSort() took 3.8285338190034963 seconds</text:p>
          </table:table-cell>
        </table:table-row>
        <table:table-row table:style-name="ro1">
          <table:table-cell office:value-type="string" calcext:value-type="string">
            <text:p>initArray(x,10).insertionSort() took 3.386854337004479 seconds</text:p>
          </table:table-cell>
        </table:table-row>
        <table:table-row table:style-name="ro1">
          <table:table-cell office:value-type="string" calcext:value-type="string">
            <text:p>Matrice avec <text:s/>800 items</text:p>
          </table:table-cell>
        </table:table-row>
        <table:table-row table:style-name="ro1">
          <table:table-cell office:value-type="string" calcext:value-type="string">
            <text:p>initArray(x,10).bubbleSort() took 12.220782688003965 seconds</text:p>
          </table:table-cell>
        </table:table-row>
        <table:table-row table:style-name="ro1">
          <table:table-cell office:value-type="string" calcext:value-type="string">
            <text:p>initArray(x,10).selectionSort() took 5.099561462004203 seconds</text:p>
          </table:table-cell>
        </table:table-row>
        <table:table-row table:style-name="ro1">
          <table:table-cell office:value-type="string" calcext:value-type="string">
            <text:p>initArray(x,10).insertionSort() took 4.284148438004195 seconds</text:p>
          </table:table-cell>
        </table:table-row>
        <table:table-row table:style-name="ro1">
          <table:table-cell office:value-type="string" calcext:value-type="string">
            <text:p>Matrice avec <text:s/>900 items</text:p>
          </table:table-cell>
        </table:table-row>
        <table:table-row table:style-name="ro1">
          <table:table-cell office:value-type="string" calcext:value-type="string">
            <text:p>initArray(x,10).bubbleSort() took 15.436799393995898 seconds</text:p>
          </table:table-cell>
        </table:table-row>
        <table:table-row table:style-name="ro1">
          <table:table-cell office:value-type="string" calcext:value-type="string">
            <text:p>initArray(x,10).selectionSort() took 6.280422403011471 seconds</text:p>
          </table:table-cell>
        </table:table-row>
        <table:table-row table:style-name="ro1">
          <table:table-cell office:value-type="string" calcext:value-type="string">
            <text:p>initArray(x,10).insertionSort() took 5.484736088998034 seconds</text:p>
          </table:table-cell>
        </table:table-row>
        <table:table-row table:style-name="ro1">
          <table:table-cell office:value-type="string" calcext:value-type="string">
            <text:p>Matrice avec <text:s/>1000 items</text:p>
          </table:table-cell>
        </table:table-row>
        <table:table-row table:style-name="ro1">
          <table:table-cell office:value-type="string" calcext:value-type="string">
            <text:p>initArray(x,10).bubbleSort() took 19.169360172003508 seconds</text:p>
          </table:table-cell>
        </table:table-row>
        <table:table-row table:style-name="ro1">
          <table:table-cell office:value-type="string" calcext:value-type="string">
            <text:p>initArray(x,10).selectionSort() took 8.04075736401137 seconds</text:p>
          </table:table-cell>
        </table:table-row>
        <table:table-row table:style-name="ro1">
          <table:table-cell office:value-type="string" calcext:value-type="string">
            <text:p>initArray(x,10).insertionSort() took 7.040041903004749 seconds</text:p>
          </table:table-cell>
        </table:table-row>
        <table:table-row table:style-name="ro1">
          <table:table-cell office:value-type="string" calcext:value-type="string">
            <text:p>Matrice avec <text:s/>1100 items</text:p>
          </table:table-cell>
        </table:table-row>
        <table:table-row table:style-name="ro1">
          <table:table-cell office:value-type="string" calcext:value-type="string">
            <text:p>initArray(x,10).bubbleSort() took 21.688490806001937 seconds</text:p>
          </table:table-cell>
        </table:table-row>
        <table:table-row table:style-name="ro1">
          <table:table-cell office:value-type="string" calcext:value-type="string">
            <text:p>initArray(x,10).selectionSort() took 8.662060931994347 seconds</text:p>
          </table:table-cell>
        </table:table-row>
        <table:table-row table:style-name="ro1">
          <table:table-cell office:value-type="string" calcext:value-type="string">
            <text:p>initArray(x,10).insertionSort() took 7.619253513999865 seconds</text:p>
          </table:table-cell>
        </table:table-row>
        <table:table-row table:style-name="ro1">
          <table:table-cell office:value-type="string" calcext:value-type="string">
            <text:p>Matrice avec <text:s/>1200 items</text:p>
          </table:table-cell>
        </table:table-row>
        <table:table-row table:style-name="ro1">
          <table:table-cell office:value-type="string" calcext:value-type="string">
            <text:p>initArray(x,10).bubbleSort() took 25.77854523601127 seconds</text:p>
          </table:table-cell>
        </table:table-row>
        <table:table-row table:style-name="ro1">
          <table:table-cell office:value-type="string" calcext:value-type="string">
            <text:p>initArray(x,10).selectionSort() took 9.722563503994024 seconds</text:p>
          </table:table-cell>
        </table:table-row>
        <table:table-row table:style-name="ro1">
          <table:table-cell office:value-type="string" calcext:value-type="string">
            <text:p>initArray(x,10).insertionSort() took 8.984494055999676 seconds</text:p>
          </table:table-cell>
        </table:table-row>
        <table:table-row table:style-name="ro1">
          <table:table-cell office:value-type="string" calcext:value-type="string">
            <text:p>Matrice avec <text:s/>1300 items</text:p>
          </table:table-cell>
        </table:table-row>
        <table:table-row table:style-name="ro1">
          <table:table-cell office:value-type="string" calcext:value-type="string">
            <text:p>initArray(x,10).bubbleSort() took 29.70495258399751 seconds</text:p>
          </table:table-cell>
        </table:table-row>
        <table:table-row table:style-name="ro1">
          <table:table-cell office:value-type="string" calcext:value-type="string">
            <text:p>initArray(x,10).selectionSort() took 11.360317151003983 seconds</text:p>
          </table:table-cell>
        </table:table-row>
        <table:table-row table:style-name="ro1">
          <table:table-cell office:value-type="string" calcext:value-type="string">
            <text:p>initArray(x,10).insertionSort() took 10.165998037002282 seconds</text:p>
          </table:table-cell>
        </table:table-row>
        <table:table-row table:style-name="ro1">
          <table:table-cell office:value-type="string" calcext:value-type="string">
            <text:p>Matrice avec <text:s/>1400 items</text:p>
          </table:table-cell>
        </table:table-row>
        <table:table-row table:style-name="ro1">
          <table:table-cell office:value-type="string" calcext:value-type="string">
            <text:p>initArray(x,10).bubbleSort() took 34.31846304499777 seconds</text:p>
          </table:table-cell>
        </table:table-row>
        <table:table-row table:style-name="ro1">
          <table:table-cell office:value-type="string" calcext:value-type="string">
            <text:p>initArray(x,10).selectionSort() took 13.66540859399538 seconds</text:p>
          </table:table-cell>
        </table:table-row>
        <table:table-row table:style-name="ro1">
          <table:table-cell office:value-type="string" calcext:value-type="string">
            <text:p>initArray(x,10).insertionSort() took 12.004763543998706 seconds</text:p>
          </table:table-cell>
        </table:table-row>
        <table:table-row table:style-name="ro1">
          <table:table-cell office:value-type="string" calcext:value-type="string">
            <text:p>Matrice avec <text:s/>1500 items</text:p>
          </table:table-cell>
        </table:table-row>
        <table:table-row table:style-name="ro1">
          <table:table-cell office:value-type="string" calcext:value-type="string">
            <text:p>initArray(x,10).bubbleSort() took 39.60427126099239 seconds</text:p>
          </table:table-cell>
        </table:table-row>
        <table:table-row table:style-name="ro1">
          <table:table-cell office:value-type="string" calcext:value-type="string">
            <text:p>initArray(x,10).selectionSort() took 15.652427215012722 seconds</text:p>
          </table:table-cell>
        </table:table-row>
        <table:table-row table:style-name="ro1">
          <table:table-cell office:value-type="string" calcext:value-type="string">
            <text:p>initArray(x,10).insertionSort() took 13.390665523998905 seconds</text:p>
          </table:table-cell>
        </table:table-row>
        <table:table-row table:style-name="ro1">
          <table:table-cell office:value-type="string" calcext:value-type="string">
            <text:p>Matrice avec <text:s/>1600 items</text:p>
          </table:table-cell>
        </table:table-row>
        <table:table-row table:style-name="ro1">
          <table:table-cell office:value-type="string" calcext:value-type="string">
            <text:p>initArray(x,10).bubbleSort() took 45.08425083999464 seconds</text:p>
          </table:table-cell>
        </table:table-row>
        <table:table-row table:style-name="ro1">
          <table:table-cell office:value-type="string" calcext:value-type="string">
            <text:p>initArray(x,10).selectionSort() took 17.245184226994752 seconds</text:p>
          </table:table-cell>
        </table:table-row>
        <table:table-row table:style-name="ro1">
          <table:table-cell office:value-type="string" calcext:value-type="string">
            <text:p>initArray(x,10).insertionSort() took 15.429371121994336 seconds</text:p>
          </table:table-cell>
        </table:table-row>
        <table:table-row table:style-name="ro1">
          <table:table-cell office:value-type="string" calcext:value-type="string">
            <text:p>Matrice avec <text:s/>1700 items</text:p>
          </table:table-cell>
        </table:table-row>
        <table:table-row table:style-name="ro1">
          <table:table-cell office:value-type="string" calcext:value-type="string">
            <text:p>initArray(x,10).bubbleSort() took 50.05939163600851 seconds</text:p>
          </table:table-cell>
        </table:table-row>
        <table:table-row table:style-name="ro1">
          <table:table-cell office:value-type="string" calcext:value-type="string">
            <text:p>initArray(x,10).selectionSort() took 19.37450723600341 seconds</text:p>
          </table:table-cell>
        </table:table-row>
        <table:table-row table:style-name="ro1">
          <table:table-cell office:value-type="string" calcext:value-type="string">
            <text:p>initArray(x,10).insertionSort() took 17.19086080499983 seconds</text:p>
          </table:table-cell>
        </table:table-row>
        <table:table-row table:style-name="ro1">
          <table:table-cell office:value-type="string" calcext:value-type="string">
            <text:p>Matrice avec <text:s/>1800 items</text:p>
          </table:table-cell>
        </table:table-row>
        <table:table-row table:style-name="ro1">
          <table:table-cell office:value-type="string" calcext:value-type="string">
            <text:p>initArray(x,10).bubbleSort() took 55.707725895001204 seconds</text:p>
          </table:table-cell>
        </table:table-row>
        <table:table-row table:style-name="ro1">
          <table:table-cell office:value-type="string" calcext:value-type="string">
            <text:p>initArray(x,10).selectionSort() took 21.27353407999908 seconds</text:p>
          </table:table-cell>
        </table:table-row>
        <table:table-row table:style-name="ro1">
          <table:table-cell office:value-type="string" calcext:value-type="string">
            <text:p>initArray(x,10).insertionSort() took 19.120525457008625 seconds</text:p>
          </table:table-cell>
        </table:table-row>
        <table:table-row table:style-name="ro1">
          <table:table-cell office:value-type="string" calcext:value-type="string">
            <text:p>Matrice avec <text:s/>1900 items</text:p>
          </table:table-cell>
        </table:table-row>
        <table:table-row table:style-name="ro1">
          <table:table-cell office:value-type="string" calcext:value-type="string">
            <text:p>initArray(x,10).bubbleSort() took 62.78348781600653 seconds</text:p>
          </table:table-cell>
        </table:table-row>
        <table:table-row table:style-name="ro1">
          <table:table-cell office:value-type="string" calcext:value-type="string">
            <text:p>initArray(x,10).selectionSort() took 23.98676248099946 seconds</text:p>
          </table:table-cell>
        </table:table-row>
        <table:table-row table:style-name="ro1">
          <table:table-cell office:value-type="string" calcext:value-type="string">
            <text:p>initArray(x,10).insertionSort() took 21.33857385799638 seconds</text:p>
          </table:table-cell>
        </table:table-row>
        <table:table-row table:style-name="ro1">
          <table:table-cell office:value-type="string" calcext:value-type="string">
            <text:p>Matrice avec <text:s/>2000 items</text:p>
          </table:table-cell>
        </table:table-row>
        <table:table-row table:style-name="ro1">
          <table:table-cell office:value-type="string" calcext:value-type="string">
            <text:p>initArray(x,10).bubbleSort() took 69.48642612399999 seconds</text:p>
          </table:table-cell>
        </table:table-row>
        <table:table-row table:style-name="ro1">
          <table:table-cell office:value-type="string" calcext:value-type="string">
            <text:p>initArray(x,10).selectionSort() took 27.36104604101274 seconds</text:p>
          </table:table-cell>
        </table:table-row>
        <table:table-row table:style-name="ro1">
          <table:table-cell office:value-type="string" calcext:value-type="string">
            <text:p>initArray(x,10).insertionSort() took 23.97364124500018 seconds</text:p>
          </table:table-cell>
        </table:table-row>
        <table:table-row table:style-name="ro1">
          <table:table-cell office:value-type="string" calcext:value-type="string">
            <text:p>Matrice avec <text:s/>2100 items</text:p>
          </table:table-cell>
        </table:table-row>
        <table:table-row table:style-name="ro1">
          <table:table-cell office:value-type="string" calcext:value-type="string">
            <text:p>initArray(x,10).bubbleSort() took 76.97222727400367 seconds</text:p>
          </table:table-cell>
        </table:table-row>
        <table:table-row table:style-name="ro1">
          <table:table-cell office:value-type="string" calcext:value-type="string">
            <text:p>initArray(x,10).selectionSort() took 29.48616364999907 seconds</text:p>
          </table:table-cell>
        </table:table-row>
        <table:table-row table:style-name="ro1">
          <table:table-cell office:value-type="string" calcext:value-type="string">
            <text:p>initArray(x,10).insertionSort() took 26.1011491290119 seconds</text:p>
          </table:table-cell>
        </table:table-row>
        <table:table-row table:style-name="ro1">
          <table:table-cell office:value-type="string" calcext:value-type="string">
            <text:p>Matrice avec <text:s/>2200 items</text:p>
          </table:table-cell>
        </table:table-row>
        <table:table-row table:style-name="ro1">
          <table:table-cell office:value-type="string" calcext:value-type="string">
            <text:p>initArray(x,10).bubbleSort() took 84.7330518890085 seconds</text:p>
          </table:table-cell>
        </table:table-row>
        <table:table-row table:style-name="ro1">
          <table:table-cell office:value-type="string" calcext:value-type="string">
            <text:p>initArray(x,10).selectionSort() took 32.39698680200672 seconds</text:p>
          </table:table-cell>
        </table:table-row>
        <table:table-row table:style-name="ro1">
          <table:table-cell office:value-type="string" calcext:value-type="string">
            <text:p>initArray(x,10).insertionSort() took 29.04128667600162 seconds</text:p>
          </table:table-cell>
        </table:table-row>
        <table:table-row table:style-name="ro1">
          <table:table-cell office:value-type="string" calcext:value-type="string">
            <text:p>Matrice avec <text:s/>2300 items</text:p>
          </table:table-cell>
        </table:table-row>
        <table:table-row table:style-name="ro1">
          <table:table-cell office:value-type="string" calcext:value-type="string">
            <text:p>initArray(x,10).bubbleSort() took 92.36558710299141 seconds</text:p>
          </table:table-cell>
        </table:table-row>
        <table:table-row table:style-name="ro1">
          <table:table-cell office:value-type="string" calcext:value-type="string">
            <text:p>initArray(x,10).selectionSort() took 34.078790912011755 seconds</text:p>
          </table:table-cell>
        </table:table-row>
        <table:table-row table:style-name="ro1">
          <table:table-cell office:value-type="string" calcext:value-type="string">
            <text:p>initArray(x,10).insertionSort() took 31.449528412005748 seconds</text:p>
          </table:table-cell>
        </table:table-row>
        <table:table-row table:style-name="ro1">
          <table:table-cell office:value-type="string" calcext:value-type="string">
            <text:p>Matrice avec <text:s/>2400 items</text:p>
          </table:table-cell>
        </table:table-row>
        <table:table-row table:style-name="ro1">
          <table:table-cell office:value-type="string" calcext:value-type="string">
            <text:p>initArray(x,10).bubbleSort() took 101.28368612099439 seconds</text:p>
          </table:table-cell>
        </table:table-row>
        <table:table-row table:style-name="ro1">
          <table:table-cell office:value-type="string" calcext:value-type="string">
            <text:p>initArray(x,10).selectionSort() took 37.67819060999318 seconds</text:p>
          </table:table-cell>
        </table:table-row>
        <table:table-row table:style-name="ro1">
          <table:table-cell office:value-type="string" calcext:value-type="string">
            <text:p>initArray(x,10).insertionSort() took 34.771559476997936 seconds</text:p>
          </table:table-cell>
        </table:table-row>
        <table:table-row table:style-name="ro1">
          <table:table-cell office:value-type="string" calcext:value-type="string">
            <text:p>Matrice avec <text:s/>2500 items</text:p>
          </table:table-cell>
        </table:table-row>
        <table:table-row table:style-name="ro1">
          <table:table-cell office:value-type="string" calcext:value-type="string">
            <text:p>initArray(x,10).bubbleSort() took 108.07246298600512 seconds</text:p>
          </table:table-cell>
        </table:table-row>
        <table:table-row table:style-name="ro1">
          <table:table-cell office:value-type="string" calcext:value-type="string">
            <text:p>initArray(x,10).selectionSort() took 40.38351788300497 seconds</text:p>
          </table:table-cell>
        </table:table-row>
        <table:table-row table:style-name="ro1">
          <table:table-cell office:value-type="string" calcext:value-type="string">
            <text:p>initArray(x,10).insertionSort() took 36.74685568999848 seconds</text:p>
          </table:table-cell>
        </table:table-row>
        <table:table-row table:style-name="ro1">
          <table:table-cell office:value-type="string" calcext:value-type="string">
            <text:p>Matrice avec <text:s/>2600 items</text:p>
          </table:table-cell>
        </table:table-row>
        <table:table-row table:style-name="ro1">
          <table:table-cell office:value-type="string" calcext:value-type="string">
            <text:p>initArray(x,10).bubbleSort() took 118.99375178500486 seconds</text:p>
          </table:table-cell>
        </table:table-row>
        <table:table-row table:style-name="ro1">
          <table:table-cell office:value-type="string" calcext:value-type="string">
            <text:p>initArray(x,10).selectionSort() took 45.642779864996555 seconds</text:p>
          </table:table-cell>
        </table:table-row>
        <table:table-row table:style-name="ro1">
          <table:table-cell office:value-type="string" calcext:value-type="string">
            <text:p>initArray(x,10).insertionSort() took 40.15971981899929 seconds</text:p>
          </table:table-cell>
        </table:table-row>
        <table:table-row table:style-name="ro1">
          <table:table-cell office:value-type="string" calcext:value-type="string">
            <text:p>Matrice avec <text:s/>2700 items</text:p>
          </table:table-cell>
        </table:table-row>
        <table:table-row table:style-name="ro1">
          <table:table-cell office:value-type="string" calcext:value-type="string">
            <text:p>initArray(x,10).bubbleSort() took 127.06022815199685 seconds</text:p>
          </table:table-cell>
        </table:table-row>
        <table:table-row table:style-name="ro1">
          <table:table-cell office:value-type="string" calcext:value-type="string">
            <text:p>initArray(x,10).selectionSort() took 50.29300930199679 seconds</text:p>
          </table:table-cell>
        </table:table-row>
        <table:table-row table:style-name="ro1">
          <table:table-cell office:value-type="string" calcext:value-type="string">
            <text:p>initArray(x,10).insertionSort() took 42.9329463460017 seconds</text:p>
          </table:table-cell>
        </table:table-row>
        <table:table-row table:style-name="ro1">
          <table:table-cell office:value-type="string" calcext:value-type="string">
            <text:p>Matrice avec <text:s/>2800 items</text:p>
          </table:table-cell>
        </table:table-row>
        <table:table-row table:style-name="ro1">
          <table:table-cell office:value-type="string" calcext:value-type="string">
            <text:p>initArray(x,10).bubbleSort() took 135.219712909995 seconds</text:p>
          </table:table-cell>
        </table:table-row>
        <table:table-row table:style-name="ro1">
          <table:table-cell office:value-type="string" calcext:value-type="string">
            <text:p>initArray(x,10).selectionSort() took 51.9508769850072 seconds</text:p>
          </table:table-cell>
        </table:table-row>
        <table:table-row table:style-name="ro1">
          <table:table-cell office:value-type="string" calcext:value-type="string">
            <text:p>initArray(x,10).insertionSort() took 46.41701259500405 seconds</text:p>
          </table:table-cell>
        </table:table-row>
        <table:table-row table:style-name="ro1">
          <table:table-cell office:value-type="string" calcext:value-type="string">
            <text:p>Matrice avec <text:s/>2900 items</text:p>
          </table:table-cell>
        </table:table-row>
        <table:table-row table:style-name="ro1">
          <table:table-cell office:value-type="string" calcext:value-type="string">
            <text:p>initArray(x,10).bubbleSort() took 145.85951257299166 seconds</text:p>
          </table:table-cell>
        </table:table-row>
        <table:table-row table:style-name="ro1">
          <table:table-cell office:value-type="string" calcext:value-type="string">
            <text:p>initArray(x,10).selectionSort() took 57.25480784299725 seconds</text:p>
          </table:table-cell>
        </table:table-row>
        <table:table-row table:style-name="ro1">
          <table:table-cell office:value-type="string" calcext:value-type="string">
            <text:p>initArray(x,10).insertionSort() took 49.35083675500937 seconds</text:p>
          </table:table-cell>
        </table:table-row>
        <table:table-row table:style-name="ro1">
          <table:table-cell office:value-type="string" calcext:value-type="string">
            <text:p>Matrice avec <text:s/>3000 items</text:p>
          </table:table-cell>
        </table:table-row>
        <table:table-row table:style-name="ro1">
          <table:table-cell office:value-type="string" calcext:value-type="string">
            <text:p>initArray(x,10).bubbleSort() took 155.31569563699304 seconds</text:p>
          </table:table-cell>
        </table:table-row>
        <table:table-row table:style-name="ro1">
          <table:table-cell office:value-type="string" calcext:value-type="string">
            <text:p>initArray(x,10).selectionSort() took 57.18998469300277 seconds</text:p>
          </table:table-cell>
        </table:table-row>
        <table:table-row table:style-name="ro1">
          <table:table-cell office:value-type="string" calcext:value-type="string">
            <text:p>initArray(x,10).insertionSort() took 52.881695936011965 seconds</text:p>
          </table:table-cell>
        </table:table-row>
        <table:table-row table:style-name="ro1">
          <table:table-cell office:value-type="string" calcext:value-type="string">
            <text:p>Matrice avec <text:s/>3100 items</text:p>
          </table:table-cell>
        </table:table-row>
        <table:table-row table:style-name="ro1">
          <table:table-cell office:value-type="string" calcext:value-type="string">
            <text:p>initArray(x,10).bubbleSort() took 166.13301643500745 seconds</text:p>
          </table:table-cell>
        </table:table-row>
        <table:table-row table:style-name="ro1">
          <table:table-cell office:value-type="string" calcext:value-type="string">
            <text:p>initArray(x,10).selectionSort() took 61.56345661600062 seconds</text:p>
          </table:table-cell>
        </table:table-row>
        <table:table-row table:style-name="ro1">
          <table:table-cell office:value-type="string" calcext:value-type="string">
            <text:p>initArray(x,10).insertionSort() took 55.565781687007984 seconds</text:p>
          </table:table-cell>
        </table:table-row>
        <table:table-row table:style-name="ro1">
          <table:table-cell office:value-type="string" calcext:value-type="string">
            <text:p>Matrice avec <text:s/>3200 items</text:p>
          </table:table-cell>
        </table:table-row>
        <table:table-row table:style-name="ro1">
          <table:table-cell office:value-type="string" calcext:value-type="string">
            <text:p>initArray(x,10).bubbleSort() took 179.26937257499958 seconds</text:p>
          </table:table-cell>
        </table:table-row>
        <table:table-row table:style-name="ro1">
          <table:table-cell office:value-type="string" calcext:value-type="string">
            <text:p>initArray(x,10).selectionSort() took 67.82211766199907 seconds</text:p>
          </table:table-cell>
        </table:table-row>
        <table:table-row table:style-name="ro1">
          <table:table-cell office:value-type="string" calcext:value-type="string">
            <text:p>initArray(x,10).insertionSort() took 60.09519341899431 seconds</text:p>
          </table:table-cell>
        </table:table-row>
        <table:table-row table:style-name="ro1">
          <table:table-cell office:value-type="string" calcext:value-type="string">
            <text:p>Matrice avec <text:s/>3300 items</text:p>
          </table:table-cell>
        </table:table-row>
        <table:table-row table:style-name="ro1">
          <table:table-cell office:value-type="string" calcext:value-type="string">
            <text:p>initArray(x,10).bubbleSort() took 189.58606948898523 seconds</text:p>
          </table:table-cell>
        </table:table-row>
        <table:table-row table:style-name="ro1">
          <table:table-cell office:value-type="string" calcext:value-type="string">
            <text:p>initArray(x,10).selectionSort() took 74.13833003200125 seconds</text:p>
          </table:table-cell>
        </table:table-row>
        <table:table-row table:style-name="ro1">
          <table:table-cell office:value-type="string" calcext:value-type="string">
            <text:p>initArray(x,10).insertionSort() took 63.22829693800304 seconds</text:p>
          </table:table-cell>
        </table:table-row>
        <table:table-row table:style-name="ro1">
          <table:table-cell office:value-type="string" calcext:value-type="string">
            <text:p>Matrice avec <text:s/>3400 items</text:p>
          </table:table-cell>
        </table:table-row>
        <table:table-row table:style-name="ro1">
          <table:table-cell office:value-type="string" calcext:value-type="string">
            <text:p>initArray(x,10).bubbleSort() took 200.14319946500473 seconds</text:p>
          </table:table-cell>
        </table:table-row>
        <table:table-row table:style-name="ro1">
          <table:table-cell office:value-type="string" calcext:value-type="string">
            <text:p>initArray(x,10).selectionSort() took 74.84285513701616 seconds</text:p>
          </table:table-cell>
        </table:table-row>
        <table:table-row table:style-name="ro1">
          <table:table-cell office:value-type="string" calcext:value-type="string">
            <text:p>initArray(x,10).insertionSort() took 67.55872102201101 seconds</text:p>
          </table:table-cell>
        </table:table-row>
        <table:table-row table:style-name="ro1">
          <table:table-cell office:value-type="string" calcext:value-type="string">
            <text:p>Matrice avec <text:s/>3500 items</text:p>
          </table:table-cell>
        </table:table-row>
        <table:table-row table:style-name="ro1">
          <table:table-cell office:value-type="string" calcext:value-type="string">
            <text:p>initArray(x,10).bubbleSort() took 209.52409368101507 seconds</text:p>
          </table:table-cell>
        </table:table-row>
        <table:table-row table:style-name="ro1">
          <table:table-cell office:value-type="string" calcext:value-type="string">
            <text:p>initArray(x,10).selectionSort() took 81.55167454099865 seconds</text:p>
          </table:table-cell>
        </table:table-row>
        <table:table-row table:style-name="ro1">
          <table:table-cell office:value-type="string" calcext:value-type="string">
            <text:p>initArray(x,10).insertionSort() took 70.5938031800033 seconds</text:p>
          </table:table-cell>
        </table:table-row>
        <table:table-row table:style-name="ro1">
          <table:table-cell office:value-type="string" calcext:value-type="string">
            <text:p>Matrice avec <text:s/>3600 items</text:p>
          </table:table-cell>
        </table:table-row>
        <table:table-row table:style-name="ro1">
          <table:table-cell office:value-type="string" calcext:value-type="string">
            <text:p>initArray(x,10).bubbleSort() took 225.75271998799872 seconds</text:p>
          </table:table-cell>
        </table:table-row>
        <table:table-row table:style-name="ro1">
          <table:table-cell office:value-type="string" calcext:value-type="string">
            <text:p>initArray(x,10).selectionSort() took 87.02642025699606 seconds</text:p>
          </table:table-cell>
        </table:table-row>
        <table:table-row table:style-name="ro1">
          <table:table-cell office:value-type="string" calcext:value-type="string">
            <text:p>initArray(x,10).insertionSort() took 76.49788201699266 seconds</text:p>
          </table:table-cell>
        </table:table-row>
        <table:table-row table:style-name="ro1">
          <table:table-cell office:value-type="string" calcext:value-type="string">
            <text:p>Matrice avec <text:s/>3700 items</text:p>
          </table:table-cell>
        </table:table-row>
        <table:table-row table:style-name="ro1">
          <table:table-cell office:value-type="string" calcext:value-type="string">
            <text:p>initArray(x,10).bubbleSort() took 236.53989335900405 seconds</text:p>
          </table:table-cell>
        </table:table-row>
        <table:table-row table:style-name="ro1">
          <table:table-cell office:value-type="string" calcext:value-type="string">
            <text:p>initArray(x,10).selectionSort() took 90.71300377399893 seconds</text:p>
          </table:table-cell>
        </table:table-row>
        <table:table-row table:style-name="ro1">
          <table:table-cell office:value-type="string" calcext:value-type="string">
            <text:p>initArray(x,10).insertionSort() took 79.61983777300338 seconds</text:p>
          </table:table-cell>
        </table:table-row>
        <table:table-row table:style-name="ro1">
          <table:table-cell office:value-type="string" calcext:value-type="string">
            <text:p>Matrice avec <text:s/>3800 items</text:p>
          </table:table-cell>
        </table:table-row>
        <table:table-row table:style-name="ro1">
          <table:table-cell office:value-type="string" calcext:value-type="string">
            <text:p>initArray(x,10).bubbleSort() took 250.380278319004 seconds</text:p>
          </table:table-cell>
        </table:table-row>
        <table:table-row table:style-name="ro1">
          <table:table-cell office:value-type="string" calcext:value-type="string">
            <text:p>initArray(x,10).selectionSort() took 95.19571285098209 seconds</text:p>
          </table:table-cell>
        </table:table-row>
        <table:table-row table:style-name="ro1">
          <table:table-cell office:value-type="string" calcext:value-type="string">
            <text:p>initArray(x,10).insertionSort() took 85.20134815698839 seconds</text:p>
          </table:table-cell>
        </table:table-row>
        <table:table-row table:style-name="ro1">
          <table:table-cell office:value-type="string" calcext:value-type="string">
            <text:p>Matrice avec <text:s/>3900 items</text:p>
          </table:table-cell>
        </table:table-row>
        <table:table-row table:style-name="ro1">
          <table:table-cell office:value-type="string" calcext:value-type="string">
            <text:p>initArray(x,10).bubbleSort() took 260.0716998380085 seconds</text:p>
          </table:table-cell>
        </table:table-row>
        <table:table-row table:style-name="ro1">
          <table:table-cell office:value-type="string" calcext:value-type="string">
            <text:p>initArray(x,10).selectionSort() took 97.05616281498806 seconds</text:p>
          </table:table-cell>
        </table:table-row>
        <table:table-row table:style-name="ro1">
          <table:table-cell office:value-type="string" calcext:value-type="string">
            <text:p>initArray(x,10).insertionSort() took 88.53002129402012 seconds</text:p>
          </table:table-cell>
        </table:table-row>
        <table:table-row table:style-name="ro1">
          <table:table-cell office:value-type="string" calcext:value-type="string">
            <text:p>Matrice avec <text:s/>4000 items</text:p>
          </table:table-cell>
        </table:table-row>
        <table:table-row table:style-name="ro1">
          <table:table-cell office:value-type="string" calcext:value-type="string">
            <text:p>initArray(x,10).bubbleSort() took 277.2512411980133 seconds</text:p>
          </table:table-cell>
        </table:table-row>
        <table:table-row table:style-name="ro1">
          <table:table-cell office:value-type="string" calcext:value-type="string">
            <text:p>initArray(x,10).selectionSort() took 100.72465064399876 seconds</text:p>
          </table:table-cell>
        </table:table-row>
        <table:table-row table:style-name="ro1">
          <table:table-cell office:value-type="string" calcext:value-type="string">
            <text:p>initArray(x,10).insertionSort() took 93.33892244598246 seconds</text:p>
          </table:table-cell>
        </table:table-row>
      </table:table>
      <table:table table:name="Sheet1" table:style-name="ta1">
        <table:shapes>
          <draw:frame draw:z-index="0" draw:style-name="gr1" draw:text-style-name="P1" svg:width="15.999cm" svg:height="14.212cm" svg:x="7.243cm" svg:y="0.1cm">
            <draw:object draw:notify-on-update-of-ranges="Sheet1.A1:Sheet1.A2 Sheet1.A3:Sheet1.A42 Sheet1.B1:Sheet1.B1 Sheet1.B3:Sheet1.B42 Sheet1.A1:Sheet1.A2 Sheet1.A3:Sheet1.A42 Sheet1.C1:Sheet1.C1 Sheet1.C3:Sheet1.C42 Sheet1.A1:Sheet1.A2 Sheet1.A3:Sheet1.A42 Sheet1.D1:Sheet1.D1 Sheet1.D3:Sheet1.D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2"/>
        <table:table-column table:style-name="co3" table:number-columns-repeated="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election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Items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1"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317499389995646" calcext:value-type="float">
            <text:p>0,317499389995646</text:p>
          </table:table-cell>
          <table:table-cell table:style-name="Default" office:value-type="float" office:value="0.0888892059956561" calcext:value-type="float">
            <text:p>0,0888892059956561</text:p>
          </table:table-cell>
          <table:table-cell table:style-name="Default" office:value-type="float" office:value="0.117966423997132" calcext:value-type="float">
            <text:p>0,117966423997132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0.824773411004571" calcext:value-type="float">
            <text:p>0,824773411004571</text:p>
          </table:table-cell>
          <table:table-cell table:style-name="Default" office:value-type="float" office:value="0.293814621996717" calcext:value-type="float">
            <text:p>0,293814621996717</text:p>
          </table:table-cell>
          <table:table-cell table:style-name="Default" office:value-type="float" office:value="0.307317228005559" calcext:value-type="float">
            <text:p>0,307317228005559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1.79584296800022" calcext:value-type="float">
            <text:p>1,79584296800022</text:p>
          </table:table-cell>
          <table:table-cell table:style-name="Default" office:value-type="float" office:value="0.620528514999023" calcext:value-type="float">
            <text:p>0,620528514999023</text:p>
          </table:table-cell>
          <table:table-cell table:style-name="Default" office:value-type="float" office:value="0.676673336995009" calcext:value-type="float">
            <text:p>0,676673336995009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float" office:value="3.1807601440014" calcext:value-type="float">
            <text:p>3,1807601440014</text:p>
          </table:table-cell>
          <table:table-cell table:style-name="Default" office:value-type="float" office:value="1.10488026100211" calcext:value-type="float">
            <text:p>1,10488026100211</text:p>
          </table:table-cell>
          <table:table-cell table:style-name="Default" office:value-type="float" office:value="1.18833374300448" calcext:value-type="float">
            <text:p>1,18833374300448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5.01382047900552" calcext:value-type="float">
            <text:p>5,01382047900552</text:p>
          </table:table-cell>
          <table:table-cell table:style-name="Default" office:value-type="float" office:value="1.74405335899792" calcext:value-type="float">
            <text:p>1,74405335899792</text:p>
          </table:table-cell>
          <table:table-cell table:style-name="Default" office:value-type="float" office:value="1.83108011999866" calcext:value-type="float">
            <text:p>1,83108011999866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float" office:value="7.17256952699972" calcext:value-type="float">
            <text:p>7,17256952699972</text:p>
          </table:table-cell>
          <table:table-cell table:style-name="Default" office:value-type="float" office:value="2.55937473299855" calcext:value-type="float">
            <text:p>2,55937473299855</text:p>
          </table:table-cell>
          <table:table-cell table:style-name="Default" office:value-type="float" office:value="2.68591122300131" calcext:value-type="float">
            <text:p>2,68591122300131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float" office:value="9.82409237899992" calcext:value-type="float">
            <text:p>9,82409237899992</text:p>
          </table:table-cell>
          <table:table-cell table:style-name="Default" office:value-type="float" office:value="3.51166477100196" calcext:value-type="float">
            <text:p>3,51166477100196</text:p>
          </table:table-cell>
          <table:table-cell table:style-name="Default" office:value-type="float" office:value="3.54044796100061" calcext:value-type="float">
            <text:p>3,54044796100061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float" office:value="12.9536811010039" calcext:value-type="float">
            <text:p>12,9536811010039</text:p>
          </table:table-cell>
          <table:table-cell table:style-name="Default" office:value-type="float" office:value="4.60959409699717" calcext:value-type="float">
            <text:p>4,60959409699717</text:p>
          </table:table-cell>
          <table:table-cell table:style-name="Default" office:value-type="float" office:value="4.58142118099931" calcext:value-type="float">
            <text:p>4,58142118099931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float" office:value="16.3144039700055" calcext:value-type="float">
            <text:p>16,3144039700055</text:p>
          </table:table-cell>
          <table:table-cell table:style-name="Default" office:value-type="float" office:value="5.81478951899771" calcext:value-type="float">
            <text:p>5,81478951899771</text:p>
          </table:table-cell>
          <table:table-cell table:style-name="Default" office:value-type="float" office:value="5.87612770400301" calcext:value-type="float">
            <text:p>5,87612770400301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19.8919653959965" calcext:value-type="float">
            <text:p>19,8919653959965</text:p>
          </table:table-cell>
          <table:table-cell table:style-name="Default" office:value-type="float" office:value="7.19045641300181" calcext:value-type="float">
            <text:p>7,19045641300181</text:p>
          </table:table-cell>
          <table:table-cell table:style-name="Default" office:value-type="float" office:value="7.12225583899999" calcext:value-type="float">
            <text:p>7,12225583899999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Default" office:value-type="float" office:value="24.0555407899956" calcext:value-type="float">
            <text:p>24,0555407899956</text:p>
          </table:table-cell>
          <table:table-cell table:style-name="Default" office:value-type="float" office:value="8.84419139799138" calcext:value-type="float">
            <text:p>8,84419139799138</text:p>
          </table:table-cell>
          <table:table-cell table:style-name="Default" office:value-type="float" office:value="8.743295510998" calcext:value-type="float">
            <text:p>8,743295510998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Default" office:value-type="float" office:value="28.2254748939886" calcext:value-type="float">
            <text:p>28,2254748939886</text:p>
          </table:table-cell>
          <table:table-cell table:style-name="Default" office:value-type="float" office:value="10.2569769160036" calcext:value-type="float">
            <text:p>10,2569769160036</text:p>
          </table:table-cell>
          <table:table-cell table:style-name="Default" office:value-type="float" office:value="10.4400856010034" calcext:value-type="float">
            <text:p>10,4400856010034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Default" office:value-type="float" office:value="33.3607759199949" calcext:value-type="float">
            <text:p>33,3607759199949</text:p>
          </table:table-cell>
          <table:table-cell table:style-name="Default" office:value-type="float" office:value="12.1165357019927" calcext:value-type="float">
            <text:p>12,1165357019927</text:p>
          </table:table-cell>
          <table:table-cell table:style-name="Default" office:value-type="float" office:value="12.2524381939875" calcext:value-type="float">
            <text:p>12,2524381939875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Default" office:value-type="float" office:value="38.0077129279962" calcext:value-type="float">
            <text:p>38,0077129279962</text:p>
          </table:table-cell>
          <table:table-cell table:style-name="Default" office:value-type="float" office:value="14.0449255659914" calcext:value-type="float">
            <text:p>14,0449255659914</text:p>
          </table:table-cell>
          <table:table-cell table:style-name="Default" office:value-type="float" office:value="14.0711273289926" calcext:value-type="float">
            <text:p>14,0711273289926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office:value-type="float" office:value="44.1818015499885" calcext:value-type="float">
            <text:p>44,1818015499885</text:p>
          </table:table-cell>
          <table:table-cell table:style-name="Default" office:value-type="float" office:value="16.0832169420028" calcext:value-type="float">
            <text:p>16,0832169420028</text:p>
          </table:table-cell>
          <table:table-cell table:style-name="Default" office:value-type="float" office:value="16.1084495670075" calcext:value-type="float">
            <text:p>16,1084495670075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Default" office:value-type="float" office:value="49.8507317449985" calcext:value-type="float">
            <text:p>49,8507317449985</text:p>
          </table:table-cell>
          <table:table-cell table:style-name="Default" office:value-type="float" office:value="18.1506907720031" calcext:value-type="float">
            <text:p>18,1506907720031</text:p>
          </table:table-cell>
          <table:table-cell table:style-name="Default" office:value-type="float" office:value="18.4295441870054" calcext:value-type="float">
            <text:p>18,4295441870054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Default" office:value-type="float" office:value="56.2259023160004" calcext:value-type="float">
            <text:p>56,2259023160004</text:p>
          </table:table-cell>
          <table:table-cell table:style-name="Default" office:value-type="float" office:value="20.3122731789917" calcext:value-type="float">
            <text:p>20,3122731789917</text:p>
          </table:table-cell>
          <table:table-cell table:style-name="Default" office:value-type="float" office:value="20.7622506659973" calcext:value-type="float">
            <text:p>20,7622506659973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Default" office:value-type="float" office:value="62.8947285769973" calcext:value-type="float">
            <text:p>62,8947285769973</text:p>
          </table:table-cell>
          <table:table-cell table:style-name="Default" office:value-type="float" office:value="22.8900713350013" calcext:value-type="float">
            <text:p>22,8900713350013</text:p>
          </table:table-cell>
          <table:table-cell table:style-name="Default" office:value-type="float" office:value="23.0900037680112" calcext:value-type="float">
            <text:p>23,0900037680112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Default" office:value-type="float" office:value="69.8647794559947" calcext:value-type="float">
            <text:p>69,8647794559947</text:p>
          </table:table-cell>
          <table:table-cell table:style-name="Default" office:value-type="float" office:value="25.7047855220007" calcext:value-type="float">
            <text:p>25,7047855220007</text:p>
          </table:table-cell>
          <table:table-cell table:style-name="Default" office:value-type="float" office:value="25.7171136990073" calcext:value-type="float">
            <text:p>25,7171136990073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74.2278922960104" calcext:value-type="float">
            <text:p>74,2278922960104</text:p>
          </table:table-cell>
          <table:table-cell table:style-name="Default" office:value-type="float" office:value="25.9741092540062" calcext:value-type="float">
            <text:p>25,9741092540062</text:p>
          </table:table-cell>
          <table:table-cell table:style-name="Default" office:value-type="float" office:value="25.5781203520019" calcext:value-type="float">
            <text:p>25,5781203520019</text:p>
          </table:table-cell>
          <table:table-cell table:number-columns-repeated="1019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Default" office:value-type="float" office:value="86.5323818609904" calcext:value-type="float">
            <text:p>86,5323818609904</text:p>
          </table:table-cell>
          <table:table-cell table:style-name="Default" office:value-type="float" office:value="31.5681402280024" calcext:value-type="float">
            <text:p>31,5681402280024</text:p>
          </table:table-cell>
          <table:table-cell table:style-name="Default" office:value-type="float" office:value="32.2422602480074" calcext:value-type="float">
            <text:p>32,2422602480074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Default" office:value-type="float" office:value="94.0360284630006" calcext:value-type="float">
            <text:p>94,0360284630006</text:p>
          </table:table-cell>
          <table:table-cell table:style-name="Default" office:value-type="float" office:value="34.0766203189996" calcext:value-type="float">
            <text:p>34,0766203189996</text:p>
          </table:table-cell>
          <table:table-cell table:style-name="Default" office:value-type="float" office:value="35.6700328119914" calcext:value-type="float">
            <text:p>35,6700328119914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Default" office:value-type="float" office:value="101.578895614002" calcext:value-type="float">
            <text:p>101,578895614002</text:p>
          </table:table-cell>
          <table:table-cell table:style-name="Default" office:value-type="float" office:value="37.367735546999" calcext:value-type="float">
            <text:p>37,367735546999</text:p>
          </table:table-cell>
          <table:table-cell table:style-name="Default" office:value-type="float" office:value="38.7636257580016" calcext:value-type="float">
            <text:p>38,7636257580016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Default" office:value-type="float" office:value="111.717118137007" calcext:value-type="float">
            <text:p>111,717118137007</text:p>
          </table:table-cell>
          <table:table-cell table:style-name="Default" office:value-type="float" office:value="40.6163122569997" calcext:value-type="float">
            <text:p>40,6163122569997</text:p>
          </table:table-cell>
          <table:table-cell table:style-name="Default" office:value-type="float" office:value="42.0924159879942" calcext:value-type="float">
            <text:p>42,0924159879942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Default" office:value-type="float" office:value="121.320296405" calcext:value-type="float">
            <text:p>121,320296405</text:p>
          </table:table-cell>
          <table:table-cell table:style-name="Default" office:value-type="float" office:value="44.4724719660007" calcext:value-type="float">
            <text:p>44,4724719660007</text:p>
          </table:table-cell>
          <table:table-cell table:style-name="Default" office:value-type="float" office:value="45.4222395679972" calcext:value-type="float">
            <text:p>45,4222395679972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style-name="Default" office:value-type="float" office:value="131.751669930993" calcext:value-type="float">
            <text:p>131,751669930993</text:p>
          </table:table-cell>
          <table:table-cell table:style-name="Default" office:value-type="float" office:value="47.9456063709949" calcext:value-type="float">
            <text:p>47,9456063709949</text:p>
          </table:table-cell>
          <table:table-cell table:style-name="Default" office:value-type="float" office:value="49.6862472240027" calcext:value-type="float">
            <text:p>49,6862472240027</text:p>
          </table:table-cell>
          <table:table-cell table:number-columns-repeated="1019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style-name="Default" office:value-type="float" office:value="140.840664499003" calcext:value-type="float">
            <text:p>140,840664499003</text:p>
          </table:table-cell>
          <table:table-cell table:style-name="Default" office:value-type="float" office:value="52.0771221320028" calcext:value-type="float">
            <text:p>52,0771221320028</text:p>
          </table:table-cell>
          <table:table-cell table:style-name="Default" office:value-type="float" office:value="53.3491667649942" calcext:value-type="float">
            <text:p>53,3491667649942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style-name="Default" office:value-type="float" office:value="153.271100162005" calcext:value-type="float">
            <text:p>153,271100162005</text:p>
          </table:table-cell>
          <table:table-cell table:style-name="Default" office:value-type="float" office:value="56.0198782920052" calcext:value-type="float">
            <text:p>56,0198782920052</text:p>
          </table:table-cell>
          <table:table-cell table:style-name="Default" office:value-type="float" office:value="57.1609157100029" calcext:value-type="float">
            <text:p>57,1609157100029</text:p>
          </table:table-cell>
          <table:table-cell table:number-columns-repeated="1019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style-name="Default" office:value-type="float" office:value="166.711609577003" calcext:value-type="float">
            <text:p>166,711609577003</text:p>
          </table:table-cell>
          <table:table-cell table:style-name="Default" office:value-type="float" office:value="60.0678070690046" calcext:value-type="float">
            <text:p>60,0678070690046</text:p>
          </table:table-cell>
          <table:table-cell table:style-name="Default" office:value-type="float" office:value="62.235636671001" calcext:value-type="float">
            <text:p>62,235636671001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Default" office:value-type="float" office:value="169.542973297997" calcext:value-type="float">
            <text:p>169,542973297997</text:p>
          </table:table-cell>
          <table:table-cell table:style-name="Default" office:value-type="float" office:value="60.1233191859938" calcext:value-type="float">
            <text:p>60,1233191859938</text:p>
          </table:table-cell>
          <table:table-cell table:style-name="Default" office:value-type="float" office:value="59.612482875993" calcext:value-type="float">
            <text:p>59,612482875993</text:p>
          </table:table-cell>
          <table:table-cell table:number-columns-repeated="1019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style-name="Default" office:value-type="float" office:value="176.895101934002" calcext:value-type="float">
            <text:p>176,895101934002</text:p>
          </table:table-cell>
          <table:table-cell table:style-name="Default" office:value-type="float" office:value="62.2124037790054" calcext:value-type="float">
            <text:p>62,2124037790054</text:p>
          </table:table-cell>
          <table:table-cell table:style-name="Default" office:value-type="float" office:value="62.2358691000118" calcext:value-type="float">
            <text:p>62,2358691000118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style-name="Default" office:value-type="float" office:value="189.868547305014" calcext:value-type="float">
            <text:p>189,868547305014</text:p>
          </table:table-cell>
          <table:table-cell table:style-name="Default" office:value-type="float" office:value="66.3170779399952" calcext:value-type="float">
            <text:p>66,3170779399952</text:p>
          </table:table-cell>
          <table:table-cell table:style-name="Default" office:value-type="float" office:value="66.0382098020054" calcext:value-type="float">
            <text:p>66,0382098020054</text:p>
          </table:table-cell>
          <table:table-cell table:number-columns-repeated="1019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style-name="Default" office:value-type="float" office:value="201.358543808994" calcext:value-type="float">
            <text:p>201,358543808994</text:p>
          </table:table-cell>
          <table:table-cell table:style-name="Default" office:value-type="float" office:value="72.0323778269958" calcext:value-type="float">
            <text:p>72,0323778269958</text:p>
          </table:table-cell>
          <table:table-cell table:style-name="Default" office:value-type="float" office:value="69.9712306230067" calcext:value-type="float">
            <text:p>69,9712306230067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style-name="Default" office:value-type="float" office:value="211.885011196006" calcext:value-type="float">
            <text:p>211,885011196006</text:p>
          </table:table-cell>
          <table:table-cell table:style-name="Default" office:value-type="float" office:value="73.5133743129991" calcext:value-type="float">
            <text:p>73,5133743129991</text:p>
          </table:table-cell>
          <table:table-cell table:style-name="Default" office:value-type="float" office:value="73.4517424810038" calcext:value-type="float">
            <text:p>73,4517424810038</text:p>
          </table:table-cell>
          <table:table-cell table:number-columns-repeated="1019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Default" office:value-type="float" office:value="224.671495540009" calcext:value-type="float">
            <text:p>224,671495540009</text:p>
          </table:table-cell>
          <table:table-cell table:style-name="Default" office:value-type="float" office:value="81.7257613410038" calcext:value-type="float">
            <text:p>81,7257613410038</text:p>
          </table:table-cell>
          <table:table-cell table:style-name="Default" office:value-type="float" office:value="78.5653711220075" calcext:value-type="float">
            <text:p>78,5653711220075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style-name="Default" office:value-type="float" office:value="242.095213102002" calcext:value-type="float">
            <text:p>242,095213102002</text:p>
          </table:table-cell>
          <table:table-cell table:style-name="Default" office:value-type="float" office:value="83.4641428100003" calcext:value-type="float">
            <text:p>83,4641428100003</text:p>
          </table:table-cell>
          <table:table-cell table:style-name="Default" office:value-type="float" office:value="83.2967413949955" calcext:value-type="float">
            <text:p>83,2967413949955</text:p>
          </table:table-cell>
          <table:table-cell table:number-columns-repeated="1019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style-name="Default" office:value-type="float" office:value="251.436246746001" calcext:value-type="float">
            <text:p>251,436246746001</text:p>
          </table:table-cell>
          <table:table-cell table:style-name="Default" office:value-type="float" office:value="87.5285440790031" calcext:value-type="float">
            <text:p>87,5285440790031</text:p>
          </table:table-cell>
          <table:table-cell table:style-name="Default" office:value-type="float" office:value="87.2970570550097" calcext:value-type="float">
            <text:p>87,2970570550097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style-name="Default" office:value-type="float" office:value="266.175700698994" calcext:value-type="float">
            <text:p>266,175700698994</text:p>
          </table:table-cell>
          <table:table-cell table:style-name="Default" office:value-type="float" office:value="92.5839204239892" calcext:value-type="float">
            <text:p>92,5839204239892</text:p>
          </table:table-cell>
          <table:table-cell table:style-name="Default" office:value-type="float" office:value="92.688819848001" calcext:value-type="float">
            <text:p>92,688819848001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style-name="Default" office:value-type="float" office:value="280.511325922998" calcext:value-type="float">
            <text:p>280,511325922998</text:p>
          </table:table-cell>
          <table:table-cell table:style-name="Default" office:value-type="float" office:value="97.9079244579916" calcext:value-type="float">
            <text:p>97,9079244579916</text:p>
          </table:table-cell>
          <table:table-cell table:style-name="Default" office:value-type="float" office:value="97.0871614009957" calcext:value-type="float">
            <text:p>97,0871614009957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Default" office:value-type="float" office:value="293.140537895" calcext:value-type="float">
            <text:p>293,140537895</text:p>
          </table:table-cell>
          <table:table-cell table:style-name="Default" office:value-type="float" office:value="101.754026269991" calcext:value-type="float">
            <text:p>101,754026269991</text:p>
          </table:table-cell>
          <table:table-cell table:style-name="Default" office:value-type="float" office:value="102.347526244004" calcext:value-type="float">
            <text:p>102,347526244004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riginal2_2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0.309997763004503" calcext:value-type="float">
            <text:p>0,30999776300450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0.77535296100541" calcext:value-type="float">
            <text:p>0,7753529610054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.7937423359981" calcext:value-type="float">
            <text:p>1,793742335998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.20481299799576" calcext:value-type="float">
            <text:p>3,20481299799576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4.84665680999751" calcext:value-type="float">
            <text:p>4,8466568099975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.98782897299679" calcext:value-type="float">
            <text:p>6,9878289729967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9.53563732800831" calcext:value-type="float">
            <text:p>9,53563732800831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2.220782688004" calcext:value-type="float">
            <text:p>12,220782688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5.4367993939959" calcext:value-type="float">
            <text:p>15,436799393995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9.1693601720035" calcext:value-type="float">
            <text:p>19,169360172003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1.6884908060019" calcext:value-type="float">
            <text:p>21,688490806001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5.7785452360113" calcext:value-type="float">
            <text:p>25,778545236011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9.7049525839975" calcext:value-type="float">
            <text:p>29,704952583997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4.3184630449978" calcext:value-type="float">
            <text:p>34,3184630449978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39.6042712609924" calcext:value-type="float">
            <text:p>39,604271260992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45.0842508399946" calcext:value-type="float">
            <text:p>45,0842508399946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50.0593916360085" calcext:value-type="float">
            <text:p>50,05939163600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55.7077258950012" calcext:value-type="float">
            <text:p>55,7077258950012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2.7834878160065" calcext:value-type="float">
            <text:p>62,783487816006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69.486426124" calcext:value-type="float">
            <text:p>69,48642612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76.9722272740037" calcext:value-type="float">
            <text:p>76,972227274003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84.7330518890085" calcext:value-type="float">
            <text:p>84,73305188900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92.3655871029914" calcext:value-type="float">
            <text:p>92,365587102991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01.283686120994" calcext:value-type="float">
            <text:p>101,28368612099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08.072462986005" calcext:value-type="float">
            <text:p>108,072462986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18.993751785005" calcext:value-type="float">
            <text:p>118,993751785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27.060228151997" calcext:value-type="float">
            <text:p>127,06022815199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35.219712909995" calcext:value-type="float">
            <text:p>135,21971290999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45.859512572992" calcext:value-type="float">
            <text:p>145,859512572992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55.315695636993" calcext:value-type="float">
            <text:p>155,315695636993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66.133016435007" calcext:value-type="float">
            <text:p>166,133016435007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79.269372575" calcext:value-type="float">
            <text:p>179,26937257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189.586069488985" calcext:value-type="float">
            <text:p>189,58606948898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00.143199465005" calcext:value-type="float">
            <text:p>200,14319946500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09.524093681015" calcext:value-type="float">
            <text:p>209,524093681015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25.752719987999" calcext:value-type="float">
            <text:p>225,752719987999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36.539893359004" calcext:value-type="float">
            <text:p>236,539893359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50.380278319004" calcext:value-type="float">
            <text:p>250,380278319004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60.071699838008" calcext:value-type="float">
            <text:p>260,071699838008</text:p>
          </table:table-cell>
        </table:table-row>
        <table:table-row table:style-name="ro1">
          <table:table-cell office:value-type="string" calcext:value-type="string">
            <text:p>initArray(x,10).bubbleSort()</text:p>
          </table:table-cell>
          <table:table-cell office:value-type="float" office:value="277.251241198013" calcext:value-type="float">
            <text:p>277,25124119801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087944469996728" calcext:value-type="float">
            <text:p>0,08794446999672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289735194994137" calcext:value-type="float">
            <text:p>0,28973519499413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0.625486456992803" calcext:value-type="float">
            <text:p>0,6254864569928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.07375447299273" calcext:value-type="float">
            <text:p>1,0737544729927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.68491231799999" calcext:value-type="float">
            <text:p>1,6849123179999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.50995123300527" calcext:value-type="float">
            <text:p>2,5099512330052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.38685433700448" calcext:value-type="float">
            <text:p>3,3868543370044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.2841484380042" calcext:value-type="float">
            <text:p>4,284148438004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.48473608899803" calcext:value-type="float">
            <text:p>5,484736088998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.04004190300475" calcext:value-type="float">
            <text:p>7,04004190300475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.61925351399987" calcext:value-type="float">
            <text:p>7,6192535139998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.98449405599968" calcext:value-type="float">
            <text:p>8,9844940559996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0.1659980370023" calcext:value-type="float">
            <text:p>10,165998037002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2.0047635439987" calcext:value-type="float">
            <text:p>12,004763543998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3.3906655239989" calcext:value-type="float">
            <text:p>13,390665523998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5.4293711219943" calcext:value-type="float">
            <text:p>15,429371121994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7.1908608049998" calcext:value-type="float">
            <text:p>17,190860804999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19.1205254570086" calcext:value-type="float">
            <text:p>19,1205254570086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1.3385738579964" calcext:value-type="float">
            <text:p>21,338573857996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3.9736412450002" calcext:value-type="float">
            <text:p>23,973641245000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6.1011491290119" calcext:value-type="float">
            <text:p>26,101149129011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29.0412866760016" calcext:value-type="float">
            <text:p>29,0412866760016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1.4495284120057" calcext:value-type="float">
            <text:p>31,449528412005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4.7715594769979" calcext:value-type="float">
            <text:p>34,7715594769979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36.7468556899985" calcext:value-type="float">
            <text:p>36,7468556899985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0.1597198189993" calcext:value-type="float">
            <text:p>40,159719818999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2.9329463460017" calcext:value-type="float">
            <text:p>42,932946346001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6.4170125950041" calcext:value-type="float">
            <text:p>46,417012595004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49.3508367550094" calcext:value-type="float">
            <text:p>49,350836755009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2.881695936012" calcext:value-type="float">
            <text:p>52,881695936012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55.565781687008" calcext:value-type="float">
            <text:p>55,565781687008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0.0951934189943" calcext:value-type="float">
            <text:p>60,095193418994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3.228296938003" calcext:value-type="float">
            <text:p>63,22829693800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67.558721022011" calcext:value-type="float">
            <text:p>67,55872102201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0.5938031800033" calcext:value-type="float">
            <text:p>70,5938031800033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6.4978820169927" calcext:value-type="float">
            <text:p>76,4978820169927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79.6198377730034" calcext:value-type="float">
            <text:p>79,619837773003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5.2013481569884" calcext:value-type="float">
            <text:p>85,2013481569884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88.5300212940201" calcext:value-type="float">
            <text:p>88,5300212940201</text:p>
          </table:table-cell>
        </table:table-row>
        <table:table-row table:style-name="ro1">
          <table:table-cell office:value-type="string" calcext:value-type="string">
            <text:p>initArray(x,10).insertionSort()</text:p>
          </table:table-cell>
          <table:table-cell office:value-type="float" office:value="93.3389224459825" calcext:value-type="float">
            <text:p>93,338922445982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110945613007061" calcext:value-type="float">
            <text:p>0,1109456130070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314738104003482" calcext:value-type="float">
            <text:p>0,31473810400348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0.712459975999082" calcext:value-type="float">
            <text:p>0,71245997599908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.25736749700445" calcext:value-type="float">
            <text:p>1,2573674970044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.98861945100361" calcext:value-type="float">
            <text:p>1,988619451003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.90587639600562" calcext:value-type="float">
            <text:p>2,9058763960056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.8285338190035" calcext:value-type="float">
            <text:p>3,828533819003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.0995614620042" calcext:value-type="float">
            <text:p>5,099561462004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.28042240301147" calcext:value-type="float">
            <text:p>6,2804224030114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.04075736401137" calcext:value-type="float">
            <text:p>8,0407573640113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.66206093199435" calcext:value-type="float">
            <text:p>8,6620609319943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.72256350399402" calcext:value-type="float">
            <text:p>9,7225635039940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1.360317151004" calcext:value-type="float">
            <text:p>11,36031715100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3.6654085939954" calcext:value-type="float">
            <text:p>13,665408593995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5.6524272150127" calcext:value-type="float">
            <text:p>15,652427215012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7.2451842269948" calcext:value-type="float">
            <text:p>17,245184226994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9.3745072360034" calcext:value-type="float">
            <text:p>19,3745072360034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1.2735340799991" calcext:value-type="float">
            <text:p>21,273534079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3.9867624809995" calcext:value-type="float">
            <text:p>23,986762480999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7.3610460410127" calcext:value-type="float">
            <text:p>27,361046041012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29.4861636499991" calcext:value-type="float">
            <text:p>29,486163649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2.3969868020067" calcext:value-type="float">
            <text:p>32,3969868020067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4.0787909120118" calcext:value-type="float">
            <text:p>34,078790912011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37.6781906099932" calcext:value-type="float">
            <text:p>37,678190609993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40.383517883005" calcext:value-type="float">
            <text:p>40,383517883005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45.6427798649966" calcext:value-type="float">
            <text:p>45,642779864996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0.2930093019968" calcext:value-type="float">
            <text:p>50,293009301996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1.9508769850072" calcext:value-type="float">
            <text:p>51,950876985007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7.2548078429973" calcext:value-type="float">
            <text:p>57,2548078429973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57.1899846930028" calcext:value-type="float">
            <text:p>57,1899846930028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1.5634566160006" calcext:value-type="float">
            <text:p>61,563456616000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67.8221176619991" calcext:value-type="float">
            <text:p>67,822117661999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74.1383300320013" calcext:value-type="float">
            <text:p>74,1383300320013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74.8428551370162" calcext:value-type="float">
            <text:p>74,8428551370162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1.5516745409986" calcext:value-type="float">
            <text:p>81,5516745409986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87.0264202569961" calcext:value-type="float">
            <text:p>87,026420256996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0.7130037739989" calcext:value-type="float">
            <text:p>90,7130037739989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5.1957128509821" calcext:value-type="float">
            <text:p>95,195712850982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97.0561628149881" calcext:value-type="float">
            <text:p>97,0561628149881</text:p>
          </table:table-cell>
        </table:table-row>
        <table:table-row table:style-name="ro1">
          <table:table-cell office:value-type="string" calcext:value-type="string">
            <text:p>initArray(x,10).selectionSort()</text:p>
          </table:table-cell>
          <table:table-cell office:value-type="float" office:value="100.724650643999" calcext:value-type="float">
            <text:p>100,724650643999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0" calcext:value-type="float">
            <text:p>4000</text:p>
          </table:table-cell>
        </table:table-row>
      </table:table>
      <table:table table:name="Original3" table:style-name="ta1">
        <table:table-column table:style-name="co3" table:default-cell-style-name="Default"/>
        <table:table-row table:style-name="ro1">
          <table:table-cell office:value-type="string" calcext:value-type="string">
            <text:p>Matrice avec <text:s/>100 items</text:p>
          </table:table-cell>
        </table:table-row>
        <table:table-row table:style-name="ro1">
          <table:table-cell office:value-type="string" calcext:value-type="string">
            <text:p>initArray(x).bubbleSort() took 0.032374551985412836 seconds</text:p>
          </table:table-cell>
        </table:table-row>
        <table:table-row table:style-name="ro1">
          <table:table-cell office:value-type="string" calcext:value-type="string">
            <text:p>initArray(x).selectionSort() took 0.013620593002997339 seconds</text:p>
          </table:table-cell>
        </table:table-row>
        <table:table-row table:style-name="ro1">
          <table:table-cell office:value-type="string" calcext:value-type="string">
            <text:p>initArray(x).insertionSort() took 0.013132619991665706 seconds</text:p>
          </table:table-cell>
        </table:table-row>
        <table:table-row table:style-name="ro1">
          <table:table-cell office:value-type="string" calcext:value-type="string">
            <text:p>Matrice avec <text:s/>200 items</text:p>
          </table:table-cell>
        </table:table-row>
        <table:table-row table:style-name="ro1">
          <table:table-cell office:value-type="string" calcext:value-type="string">
            <text:p>initArray(x).bubbleSort() took 0.11488130199722946 seconds</text:p>
          </table:table-cell>
        </table:table-row>
        <table:table-row table:style-name="ro1">
          <table:table-cell office:value-type="string" calcext:value-type="string">
            <text:p>initArray(x).selectionSort() took 0.044542834017192945 seconds</text:p>
          </table:table-cell>
        </table:table-row>
        <table:table-row table:style-name="ro1">
          <table:table-cell office:value-type="string" calcext:value-type="string">
            <text:p>initArray(x).insertionSort() took 0.041989304998423904 seconds</text:p>
          </table:table-cell>
        </table:table-row>
        <table:table-row table:style-name="ro1">
          <table:table-cell office:value-type="string" calcext:value-type="string">
            <text:p>Matrice avec <text:s/>300 items</text:p>
          </table:table-cell>
        </table:table-row>
        <table:table-row table:style-name="ro1">
          <table:table-cell office:value-type="string" calcext:value-type="string">
            <text:p>initArray(x).bubbleSort() took 0.24362972998642363 seconds</text:p>
          </table:table-cell>
        </table:table-row>
        <table:table-row table:style-name="ro1">
          <table:table-cell office:value-type="string" calcext:value-type="string">
            <text:p>initArray(x).selectionSort() took 0.09896685200510547 seconds</text:p>
          </table:table-cell>
        </table:table-row>
        <table:table-row table:style-name="ro1">
          <table:table-cell office:value-type="string" calcext:value-type="string">
            <text:p>initArray(x).insertionSort() took 0.08833328599575907 seconds</text:p>
          </table:table-cell>
        </table:table-row>
        <table:table-row table:style-name="ro1">
          <table:table-cell office:value-type="string" calcext:value-type="string">
            <text:p>Matrice avec <text:s/>400 items</text:p>
          </table:table-cell>
        </table:table-row>
        <table:table-row table:style-name="ro1">
          <table:table-cell office:value-type="string" calcext:value-type="string">
            <text:p>initArray(x).bubbleSort() took 0.4232773109979462 seconds</text:p>
          </table:table-cell>
        </table:table-row>
        <table:table-row table:style-name="ro1">
          <table:table-cell office:value-type="string" calcext:value-type="string">
            <text:p>initArray(x).selectionSort() took 0.17841794801643118 seconds</text:p>
          </table:table-cell>
        </table:table-row>
        <table:table-row table:style-name="ro1">
          <table:table-cell office:value-type="string" calcext:value-type="string">
            <text:p>initArray(x).insertionSort() took 0.15677867701742798 seconds</text:p>
          </table:table-cell>
        </table:table-row>
        <table:table-row table:style-name="ro1">
          <table:table-cell office:value-type="string" calcext:value-type="string">
            <text:p>Matrice avec <text:s/>500 items</text:p>
          </table:table-cell>
        </table:table-row>
        <table:table-row table:style-name="ro1">
          <table:table-cell office:value-type="string" calcext:value-type="string">
            <text:p>initArray(x).bubbleSort() took 0.6744442080089357 seconds</text:p>
          </table:table-cell>
        </table:table-row>
        <table:table-row table:style-name="ro1">
          <table:table-cell office:value-type="string" calcext:value-type="string">
            <text:p>initArray(x).selectionSort() took 0.2681185120018199 seconds</text:p>
          </table:table-cell>
        </table:table-row>
        <table:table-row table:style-name="ro1">
          <table:table-cell office:value-type="string" calcext:value-type="string">
            <text:p>initArray(x).insertionSort() took 0.24523886700626463 seconds</text:p>
          </table:table-cell>
        </table:table-row>
        <table:table-row table:style-name="ro1">
          <table:table-cell office:value-type="string" calcext:value-type="string">
            <text:p>Matrice avec <text:s/>600 items</text:p>
          </table:table-cell>
        </table:table-row>
        <table:table-row table:style-name="ro1">
          <table:table-cell office:value-type="string" calcext:value-type="string">
            <text:p>initArray(x).bubbleSort() took 0.9700696329819039 seconds</text:p>
          </table:table-cell>
        </table:table-row>
        <table:table-row table:style-name="ro1">
          <table:table-cell office:value-type="string" calcext:value-type="string">
            <text:p>initArray(x).selectionSort() took 0.3840780179889407 seconds</text:p>
          </table:table-cell>
        </table:table-row>
        <table:table-row table:style-name="ro1">
          <table:table-cell office:value-type="string" calcext:value-type="string">
            <text:p>initArray(x).insertionSort() took 0.35100332301226445 seconds</text:p>
          </table:table-cell>
        </table:table-row>
        <table:table-row table:style-name="ro1">
          <table:table-cell office:value-type="string" calcext:value-type="string">
            <text:p>Matrice avec <text:s/>700 items</text:p>
          </table:table-cell>
        </table:table-row>
        <table:table-row table:style-name="ro1">
          <table:table-cell office:value-type="string" calcext:value-type="string">
            <text:p>initArray(x).bubbleSort() took 1.3391819490061607 seconds</text:p>
          </table:table-cell>
        </table:table-row>
        <table:table-row table:style-name="ro1">
          <table:table-cell office:value-type="string" calcext:value-type="string">
            <text:p>initArray(x).selectionSort() took 0.514127588015981 seconds</text:p>
          </table:table-cell>
        </table:table-row>
        <table:table-row table:style-name="ro1">
          <table:table-cell office:value-type="string" calcext:value-type="string">
            <text:p>initArray(x).insertionSort() took 0.4881303330184892 seconds</text:p>
          </table:table-cell>
        </table:table-row>
        <table:table-row table:style-name="ro1">
          <table:table-cell office:value-type="string" calcext:value-type="string">
            <text:p>Matrice avec <text:s/>800 items</text:p>
          </table:table-cell>
        </table:table-row>
        <table:table-row table:style-name="ro1">
          <table:table-cell office:value-type="string" calcext:value-type="string">
            <text:p>initArray(x).bubbleSort() took 1.7613026869948953 seconds</text:p>
          </table:table-cell>
        </table:table-row>
        <table:table-row table:style-name="ro1">
          <table:table-cell office:value-type="string" calcext:value-type="string">
            <text:p>initArray(x).selectionSort() took 0.6821481900115032 seconds</text:p>
          </table:table-cell>
        </table:table-row>
        <table:table-row table:style-name="ro1">
          <table:table-cell office:value-type="string" calcext:value-type="string">
            <text:p>initArray(x).insertionSort() took 0.6473891829955392 seconds</text:p>
          </table:table-cell>
        </table:table-row>
        <table:table-row table:style-name="ro1">
          <table:table-cell office:value-type="string" calcext:value-type="string">
            <text:p>Matrice avec <text:s/>900 items</text:p>
          </table:table-cell>
        </table:table-row>
        <table:table-row table:style-name="ro1">
          <table:table-cell office:value-type="string" calcext:value-type="string">
            <text:p>initArray(x).bubbleSort() took 2.2445541129854973 seconds</text:p>
          </table:table-cell>
        </table:table-row>
        <table:table-row table:style-name="ro1">
          <table:table-cell office:value-type="string" calcext:value-type="string">
            <text:p>initArray(x).selectionSort() took 0.870110593008576 seconds</text:p>
          </table:table-cell>
        </table:table-row>
        <table:table-row table:style-name="ro1">
          <table:table-cell office:value-type="string" calcext:value-type="string">
            <text:p>initArray(x).insertionSort() took 0.8147103629889898 seconds</text:p>
          </table:table-cell>
        </table:table-row>
        <table:table-row table:style-name="ro1">
          <table:table-cell office:value-type="string" calcext:value-type="string">
            <text:p>Matrice avec <text:s/>1000 items</text:p>
          </table:table-cell>
        </table:table-row>
        <table:table-row table:style-name="ro1">
          <table:table-cell office:value-type="string" calcext:value-type="string">
            <text:p>initArray(x).bubbleSort() took 2.7859722500143107 seconds</text:p>
          </table:table-cell>
        </table:table-row>
        <table:table-row table:style-name="ro1">
          <table:table-cell office:value-type="string" calcext:value-type="string">
            <text:p>initArray(x).selectionSort() took 1.0823951469792519 seconds</text:p>
          </table:table-cell>
        </table:table-row>
        <table:table-row table:style-name="ro1">
          <table:table-cell office:value-type="string" calcext:value-type="string">
            <text:p>initArray(x).insertionSort() took 1.029820377996657 seconds</text:p>
          </table:table-cell>
        </table:table-row>
        <table:table-row table:style-name="ro1">
          <table:table-cell office:value-type="string" calcext:value-type="string">
            <text:p>Matrice avec <text:s/>1100 items</text:p>
          </table:table-cell>
        </table:table-row>
        <table:table-row table:style-name="ro1">
          <table:table-cell office:value-type="string" calcext:value-type="string">
            <text:p>initArray(x).bubbleSort() took 3.3182117780088447 seconds</text:p>
          </table:table-cell>
        </table:table-row>
        <table:table-row table:style-name="ro1">
          <table:table-cell office:value-type="string" calcext:value-type="string">
            <text:p>initArray(x).selectionSort() took 1.2807815039996058 seconds</text:p>
          </table:table-cell>
        </table:table-row>
        <table:table-row table:style-name="ro1">
          <table:table-cell office:value-type="string" calcext:value-type="string">
            <text:p>initArray(x).insertionSort() took 1.2465993499790784 seconds</text:p>
          </table:table-cell>
        </table:table-row>
        <table:table-row table:style-name="ro1">
          <table:table-cell office:value-type="string" calcext:value-type="string">
            <text:p>Matrice avec <text:s/>1200 items</text:p>
          </table:table-cell>
        </table:table-row>
        <table:table-row table:style-name="ro1">
          <table:table-cell office:value-type="string" calcext:value-type="string">
            <text:p>initArray(x).bubbleSort() took 3.934923749009613 seconds</text:p>
          </table:table-cell>
        </table:table-row>
        <table:table-row table:style-name="ro1">
          <table:table-cell office:value-type="string" calcext:value-type="string">
            <text:p>initArray(x).selectionSort() took 1.5258866460062563 seconds</text:p>
          </table:table-cell>
        </table:table-row>
        <table:table-row table:style-name="ro1">
          <table:table-cell office:value-type="string" calcext:value-type="string">
            <text:p>initArray(x).insertionSort() took 1.4725015599979088 seconds</text:p>
          </table:table-cell>
        </table:table-row>
        <table:table-row table:style-name="ro1">
          <table:table-cell office:value-type="string" calcext:value-type="string">
            <text:p>Matrice avec <text:s/>1300 items</text:p>
          </table:table-cell>
        </table:table-row>
        <table:table-row table:style-name="ro1">
          <table:table-cell office:value-type="string" calcext:value-type="string">
            <text:p>initArray(x).bubbleSort() took 4.652552444982575 seconds</text:p>
          </table:table-cell>
        </table:table-row>
        <table:table-row table:style-name="ro1">
          <table:table-cell office:value-type="string" calcext:value-type="string">
            <text:p>initArray(x).selectionSort() took 1.7589319469989277 seconds</text:p>
          </table:table-cell>
        </table:table-row>
        <table:table-row table:style-name="ro1">
          <table:table-cell office:value-type="string" calcext:value-type="string">
            <text:p>initArray(x).insertionSort() took 1.703187170001911 seconds</text:p>
          </table:table-cell>
        </table:table-row>
        <table:table-row table:style-name="ro1">
          <table:table-cell office:value-type="string" calcext:value-type="string">
            <text:p>Matrice avec <text:s/>1400 items</text:p>
          </table:table-cell>
        </table:table-row>
        <table:table-row table:style-name="ro1">
          <table:table-cell office:value-type="string" calcext:value-type="string">
            <text:p>initArray(x).bubbleSort() took 5.324426840990782 seconds</text:p>
          </table:table-cell>
        </table:table-row>
        <table:table-row table:style-name="ro1">
          <table:table-cell office:value-type="string" calcext:value-type="string">
            <text:p>initArray(x).selectionSort() took 2.0806876909919083 seconds</text:p>
          </table:table-cell>
        </table:table-row>
        <table:table-row table:style-name="ro1">
          <table:table-cell office:value-type="string" calcext:value-type="string">
            <text:p>initArray(x).insertionSort() took 1.9909778060100507 seconds</text:p>
          </table:table-cell>
        </table:table-row>
        <table:table-row table:style-name="ro1">
          <table:table-cell office:value-type="string" calcext:value-type="string">
            <text:p>Matrice avec <text:s/>1500 items</text:p>
          </table:table-cell>
        </table:table-row>
        <table:table-row table:style-name="ro1">
          <table:table-cell office:value-type="string" calcext:value-type="string">
            <text:p>initArray(x).bubbleSort() took 6.188667932001408 seconds</text:p>
          </table:table-cell>
        </table:table-row>
        <table:table-row table:style-name="ro1">
          <table:table-cell office:value-type="string" calcext:value-type="string">
            <text:p>initArray(x).selectionSort() took 2.3174422759911977 seconds</text:p>
          </table:table-cell>
        </table:table-row>
        <table:table-row table:style-name="ro1">
          <table:table-cell office:value-type="string" calcext:value-type="string">
            <text:p>initArray(x).insertionSort() took 2.2689380229858216 seconds</text:p>
          </table:table-cell>
        </table:table-row>
        <table:table-row table:style-name="ro1">
          <table:table-cell office:value-type="string" calcext:value-type="string">
            <text:p>Matrice avec <text:s/>1600 items</text:p>
          </table:table-cell>
        </table:table-row>
        <table:table-row table:style-name="ro1">
          <table:table-cell office:value-type="string" calcext:value-type="string">
            <text:p>initArray(x).bubbleSort() took 7.007829073001631 seconds</text:p>
          </table:table-cell>
        </table:table-row>
        <table:table-row table:style-name="ro1">
          <table:table-cell office:value-type="string" calcext:value-type="string">
            <text:p>initArray(x).selectionSort() took 2.664299794996623 seconds</text:p>
          </table:table-cell>
        </table:table-row>
        <table:table-row table:style-name="ro1">
          <table:table-cell office:value-type="string" calcext:value-type="string">
            <text:p>initArray(x).insertionSort() took 2.6060152979916893 seconds</text:p>
          </table:table-cell>
        </table:table-row>
        <table:table-row table:style-name="ro1">
          <table:table-cell office:value-type="string" calcext:value-type="string">
            <text:p>Matrice avec <text:s/>1700 items</text:p>
          </table:table-cell>
        </table:table-row>
        <table:table-row table:style-name="ro1">
          <table:table-cell office:value-type="string" calcext:value-type="string">
            <text:p>initArray(x).bubbleSort() took 7.847885035007494 seconds</text:p>
          </table:table-cell>
        </table:table-row>
        <table:table-row table:style-name="ro1">
          <table:table-cell office:value-type="string" calcext:value-type="string">
            <text:p>initArray(x).selectionSort() took 2.9661608379974496 seconds</text:p>
          </table:table-cell>
        </table:table-row>
        <table:table-row table:style-name="ro1">
          <table:table-cell office:value-type="string" calcext:value-type="string">
            <text:p>initArray(x).insertionSort() took 2.9231312430056278 seconds</text:p>
          </table:table-cell>
        </table:table-row>
        <table:table-row table:style-name="ro1">
          <table:table-cell office:value-type="string" calcext:value-type="string">
            <text:p>Matrice avec <text:s/>1800 items</text:p>
          </table:table-cell>
        </table:table-row>
        <table:table-row table:style-name="ro1">
          <table:table-cell office:value-type="string" calcext:value-type="string">
            <text:p>initArray(x).bubbleSort() took 8.879580577020533 seconds</text:p>
          </table:table-cell>
        </table:table-row>
        <table:table-row table:style-name="ro1">
          <table:table-cell office:value-type="string" calcext:value-type="string">
            <text:p>initArray(x).selectionSort() took 3.3868793779984117 seconds</text:p>
          </table:table-cell>
        </table:table-row>
        <table:table-row table:style-name="ro1">
          <table:table-cell office:value-type="string" calcext:value-type="string">
            <text:p>initArray(x).insertionSort() took 3.2788649839931168 seconds</text:p>
          </table:table-cell>
        </table:table-row>
        <table:table-row table:style-name="ro1">
          <table:table-cell office:value-type="string" calcext:value-type="string">
            <text:p>Matrice avec <text:s/>1900 items</text:p>
          </table:table-cell>
        </table:table-row>
        <table:table-row table:style-name="ro1">
          <table:table-cell office:value-type="string" calcext:value-type="string">
            <text:p>initArray(x).bubbleSort() took 9.80436828598613 seconds</text:p>
          </table:table-cell>
        </table:table-row>
        <table:table-row table:style-name="ro1">
          <table:table-cell office:value-type="string" calcext:value-type="string">
            <text:p>initArray(x).selectionSort() took 3.7191834840050433 seconds</text:p>
          </table:table-cell>
        </table:table-row>
        <table:table-row table:style-name="ro1">
          <table:table-cell office:value-type="string" calcext:value-type="string">
            <text:p>initArray(x).insertionSort() took 3.60156827501487 seconds</text:p>
          </table:table-cell>
        </table:table-row>
        <table:table-row table:style-name="ro1">
          <table:table-cell office:value-type="string" calcext:value-type="string">
            <text:p>Matrice avec <text:s/>2000 items</text:p>
          </table:table-cell>
        </table:table-row>
        <table:table-row table:style-name="ro1">
          <table:table-cell office:value-type="string" calcext:value-type="string">
            <text:p>initArray(x).bubbleSort() took 10.955026056995848 seconds</text:p>
          </table:table-cell>
        </table:table-row>
        <table:table-row table:style-name="ro1">
          <table:table-cell office:value-type="string" calcext:value-type="string">
            <text:p>initArray(x).selectionSort() took 4.124403474008432 seconds</text:p>
          </table:table-cell>
        </table:table-row>
        <table:table-row table:style-name="ro1">
          <table:table-cell office:value-type="string" calcext:value-type="string">
            <text:p>initArray(x).insertionSort() took 4.0174235830199905 seconds</text:p>
          </table:table-cell>
        </table:table-row>
        <table:table-row table:style-name="ro1">
          <table:table-cell office:value-type="string" calcext:value-type="string">
            <text:p>Matrice avec <text:s/>2100 items</text:p>
          </table:table-cell>
        </table:table-row>
        <table:table-row table:style-name="ro1">
          <table:table-cell office:value-type="string" calcext:value-type="string">
            <text:p>initArray(x).bubbleSort() took 11.9745181259932 seconds</text:p>
          </table:table-cell>
        </table:table-row>
        <table:table-row table:style-name="ro1">
          <table:table-cell office:value-type="string" calcext:value-type="string">
            <text:p>initArray(x).selectionSort() took 4.536708485975396 seconds</text:p>
          </table:table-cell>
        </table:table-row>
        <table:table-row table:style-name="ro1">
          <table:table-cell office:value-type="string" calcext:value-type="string">
            <text:p>initArray(x).insertionSort() took 4.427856492984574 seconds</text:p>
          </table:table-cell>
        </table:table-row>
        <table:table-row table:style-name="ro1">
          <table:table-cell office:value-type="string" calcext:value-type="string">
            <text:p>Matrice avec <text:s/>2200 items</text:p>
          </table:table-cell>
        </table:table-row>
        <table:table-row table:style-name="ro1">
          <table:table-cell office:value-type="string" calcext:value-type="string">
            <text:p>initArray(x).bubbleSort() took 13.185402160976082 seconds</text:p>
          </table:table-cell>
        </table:table-row>
        <table:table-row table:style-name="ro1">
          <table:table-cell office:value-type="string" calcext:value-type="string">
            <text:p>initArray(x).selectionSort() took 5.016713807999622 seconds</text:p>
          </table:table-cell>
        </table:table-row>
        <table:table-row table:style-name="ro1">
          <table:table-cell office:value-type="string" calcext:value-type="string">
            <text:p>initArray(x).insertionSort() took 4.815382646018406 seconds</text:p>
          </table:table-cell>
        </table:table-row>
        <table:table-row table:style-name="ro1">
          <table:table-cell office:value-type="string" calcext:value-type="string">
            <text:p>Matrice avec <text:s/>2300 items</text:p>
          </table:table-cell>
        </table:table-row>
        <table:table-row table:style-name="ro1">
          <table:table-cell office:value-type="string" calcext:value-type="string">
            <text:p>initArray(x).bubbleSort() took 14.599090857023839 seconds</text:p>
          </table:table-cell>
        </table:table-row>
        <table:table-row table:style-name="ro1">
          <table:table-cell office:value-type="string" calcext:value-type="string">
            <text:p>initArray(x).selectionSort() took 5.42344176597544 seconds</text:p>
          </table:table-cell>
        </table:table-row>
        <table:table-row table:style-name="ro1">
          <table:table-cell office:value-type="string" calcext:value-type="string">
            <text:p>initArray(x).insertionSort() took 5.329660677991342 seconds</text:p>
          </table:table-cell>
        </table:table-row>
        <table:table-row table:style-name="ro1">
          <table:table-cell office:value-type="string" calcext:value-type="string">
            <text:p>Matrice avec <text:s/>2400 items</text:p>
          </table:table-cell>
        </table:table-row>
        <table:table-row table:style-name="ro1">
          <table:table-cell office:value-type="string" calcext:value-type="string">
            <text:p>initArray(x).bubbleSort() took 15.561317337007495 seconds</text:p>
          </table:table-cell>
        </table:table-row>
        <table:table-row table:style-name="ro1">
          <table:table-cell office:value-type="string" calcext:value-type="string">
            <text:p>initArray(x).selectionSort() took 5.974311527010286 seconds</text:p>
          </table:table-cell>
        </table:table-row>
        <table:table-row table:style-name="ro1">
          <table:table-cell office:value-type="string" calcext:value-type="string">
            <text:p>initArray(x).insertionSort() took 5.831234129000222 seconds</text:p>
          </table:table-cell>
        </table:table-row>
        <table:table-row table:style-name="ro1">
          <table:table-cell office:value-type="string" calcext:value-type="string">
            <text:p>Matrice avec <text:s/>2500 items</text:p>
          </table:table-cell>
        </table:table-row>
        <table:table-row table:style-name="ro1">
          <table:table-cell office:value-type="string" calcext:value-type="string">
            <text:p>initArray(x).bubbleSort() took 16.885427513014292 seconds</text:p>
          </table:table-cell>
        </table:table-row>
        <table:table-row table:style-name="ro1">
          <table:table-cell office:value-type="string" calcext:value-type="string">
            <text:p>initArray(x).selectionSort() took 6.447318099002587 seconds</text:p>
          </table:table-cell>
        </table:table-row>
        <table:table-row table:style-name="ro1">
          <table:table-cell office:value-type="string" calcext:value-type="string">
            <text:p>initArray(x).insertionSort() took 6.441443087998778 seconds</text:p>
          </table:table-cell>
        </table:table-row>
        <table:table-row table:style-name="ro1">
          <table:table-cell office:value-type="string" calcext:value-type="string">
            <text:p>Matrice avec <text:s/>2600 items</text:p>
          </table:table-cell>
        </table:table-row>
        <table:table-row table:style-name="ro1">
          <table:table-cell office:value-type="string" calcext:value-type="string">
            <text:p>initArray(x).bubbleSort() took 18.670976516004885 seconds</text:p>
          </table:table-cell>
        </table:table-row>
        <table:table-row table:style-name="ro1">
          <table:table-cell office:value-type="string" calcext:value-type="string">
            <text:p>initArray(x).selectionSort() took 6.910638172994368 seconds</text:p>
          </table:table-cell>
        </table:table-row>
        <table:table-row table:style-name="ro1">
          <table:table-cell office:value-type="string" calcext:value-type="string">
            <text:p>initArray(x).insertionSort() took 6.814282970997738 seconds</text:p>
          </table:table-cell>
        </table:table-row>
        <table:table-row table:style-name="ro1">
          <table:table-cell office:value-type="string" calcext:value-type="string">
            <text:p>Matrice avec <text:s/>2700 items</text:p>
          </table:table-cell>
        </table:table-row>
        <table:table-row table:style-name="ro1">
          <table:table-cell office:value-type="string" calcext:value-type="string">
            <text:p>initArray(x).bubbleSort() took 19.86694394997903 seconds</text:p>
          </table:table-cell>
        </table:table-row>
        <table:table-row table:style-name="ro1">
          <table:table-cell office:value-type="string" calcext:value-type="string">
            <text:p>initArray(x).selectionSort() took 7.400466499006143 seconds</text:p>
          </table:table-cell>
        </table:table-row>
        <table:table-row table:style-name="ro1">
          <table:table-cell office:value-type="string" calcext:value-type="string">
            <text:p>initArray(x).insertionSort() took 7.58795271202689 seconds</text:p>
          </table:table-cell>
        </table:table-row>
        <table:table-row table:style-name="ro1">
          <table:table-cell office:value-type="string" calcext:value-type="string">
            <text:p>Matrice avec <text:s/>2800 items</text:p>
          </table:table-cell>
        </table:table-row>
        <table:table-row table:style-name="ro1">
          <table:table-cell office:value-type="string" calcext:value-type="string">
            <text:p>initArray(x).bubbleSort() took 21.317065804993035 seconds</text:p>
          </table:table-cell>
        </table:table-row>
        <table:table-row table:style-name="ro1">
          <table:table-cell office:value-type="string" calcext:value-type="string">
            <text:p>initArray(x).selectionSort() took 8.159793566999724 seconds</text:p>
          </table:table-cell>
        </table:table-row>
        <table:table-row table:style-name="ro1">
          <table:table-cell office:value-type="string" calcext:value-type="string">
            <text:p>initArray(x).insertionSort() took 7.914479117986048 seconds</text:p>
          </table:table-cell>
        </table:table-row>
        <table:table-row table:style-name="ro1">
          <table:table-cell office:value-type="string" calcext:value-type="string">
            <text:p>Matrice avec <text:s/>2900 items</text:p>
          </table:table-cell>
        </table:table-row>
        <table:table-row table:style-name="ro1">
          <table:table-cell office:value-type="string" calcext:value-type="string">
            <text:p>initArray(x).bubbleSort() took 22.98268969601486 seconds</text:p>
          </table:table-cell>
        </table:table-row>
        <table:table-row table:style-name="ro1">
          <table:table-cell office:value-type="string" calcext:value-type="string">
            <text:p>initArray(x).selectionSort() took 8.629967635992216 seconds</text:p>
          </table:table-cell>
        </table:table-row>
        <table:table-row table:style-name="ro1">
          <table:table-cell office:value-type="string" calcext:value-type="string">
            <text:p>initArray(x).insertionSort() took 8.51533887698315 seconds</text:p>
          </table:table-cell>
        </table:table-row>
        <table:table-row table:style-name="ro1">
          <table:table-cell office:value-type="string" calcext:value-type="string">
            <text:p>Matrice avec <text:s/>3000 items</text:p>
          </table:table-cell>
        </table:table-row>
        <table:table-row table:style-name="ro1">
          <table:table-cell office:value-type="string" calcext:value-type="string">
            <text:p>initArray(x).bubbleSort() took 24.379340640996816 seconds</text:p>
          </table:table-cell>
        </table:table-row>
        <table:table-row table:style-name="ro1">
          <table:table-cell office:value-type="string" calcext:value-type="string">
            <text:p>initArray(x).selectionSort() took 9.2899994860054 seconds</text:p>
          </table:table-cell>
        </table:table-row>
        <table:table-row table:style-name="ro1">
          <table:table-cell office:value-type="string" calcext:value-type="string">
            <text:p>initArray(x).insertionSort() took 9.043598246003967 seconds</text:p>
          </table:table-cell>
        </table:table-row>
        <table:table-row table:style-name="ro1">
          <table:table-cell office:value-type="string" calcext:value-type="string">
            <text:p>Matrice avec <text:s/>3100 items</text:p>
          </table:table-cell>
        </table:table-row>
        <table:table-row table:style-name="ro1">
          <table:table-cell office:value-type="string" calcext:value-type="string">
            <text:p>initArray(x).bubbleSort() took 26.136215750011615 seconds</text:p>
          </table:table-cell>
        </table:table-row>
        <table:table-row table:style-name="ro1">
          <table:table-cell office:value-type="string" calcext:value-type="string">
            <text:p>initArray(x).selectionSort() took 9.855020732997218 seconds</text:p>
          </table:table-cell>
        </table:table-row>
        <table:table-row table:style-name="ro1">
          <table:table-cell office:value-type="string" calcext:value-type="string">
            <text:p>initArray(x).insertionSort() took 9.879323545988882 seconds</text:p>
          </table:table-cell>
        </table:table-row>
        <table:table-row table:style-name="ro1">
          <table:table-cell office:value-type="string" calcext:value-type="string">
            <text:p>Matrice avec <text:s/>3200 items</text:p>
          </table:table-cell>
        </table:table-row>
        <table:table-row table:style-name="ro1">
          <table:table-cell office:value-type="string" calcext:value-type="string">
            <text:p>initArray(x).bubbleSort() took 27.867077203991357 seconds</text:p>
          </table:table-cell>
        </table:table-row>
        <table:table-row table:style-name="ro1">
          <table:table-cell office:value-type="string" calcext:value-type="string">
            <text:p>initArray(x).selectionSort() took 11.206658191018505 seconds</text:p>
          </table:table-cell>
        </table:table-row>
        <table:table-row table:style-name="ro1">
          <table:table-cell office:value-type="string" calcext:value-type="string">
            <text:p>initArray(x).insertionSort() took 10.275551268015988 seconds</text:p>
          </table:table-cell>
        </table:table-row>
        <table:table-row table:style-name="ro1">
          <table:table-cell office:value-type="string" calcext:value-type="string">
            <text:p>Matrice avec <text:s/>3300 items</text:p>
          </table:table-cell>
        </table:table-row>
        <table:table-row table:style-name="ro1">
          <table:table-cell office:value-type="string" calcext:value-type="string">
            <text:p>initArray(x).bubbleSort() took 29.95817240298493 seconds</text:p>
          </table:table-cell>
        </table:table-row>
        <table:table-row table:style-name="ro1">
          <table:table-cell office:value-type="string" calcext:value-type="string">
            <text:p>initArray(x).selectionSort() took 11.124067647993797 seconds</text:p>
          </table:table-cell>
        </table:table-row>
        <table:table-row table:style-name="ro1">
          <table:table-cell office:value-type="string" calcext:value-type="string">
            <text:p>initArray(x).insertionSort() took 11.199974021001253 seconds</text:p>
          </table:table-cell>
        </table:table-row>
        <table:table-row table:style-name="ro1">
          <table:table-cell office:value-type="string" calcext:value-type="string">
            <text:p>Matrice avec <text:s/>3400 items</text:p>
          </table:table-cell>
        </table:table-row>
        <table:table-row table:style-name="ro1">
          <table:table-cell office:value-type="string" calcext:value-type="string">
            <text:p>initArray(x).bubbleSort() took 31.108365961990785 seconds</text:p>
          </table:table-cell>
        </table:table-row>
        <table:table-row table:style-name="ro1">
          <table:table-cell office:value-type="string" calcext:value-type="string">
            <text:p>initArray(x).selectionSort() took 11.891636127984384 seconds</text:p>
          </table:table-cell>
        </table:table-row>
        <table:table-row table:style-name="ro1">
          <table:table-cell office:value-type="string" calcext:value-type="string">
            <text:p>initArray(x).insertionSort() took 11.640037912002299 seconds</text:p>
          </table:table-cell>
        </table:table-row>
        <table:table-row table:style-name="ro1">
          <table:table-cell office:value-type="string" calcext:value-type="string">
            <text:p>Matrice avec <text:s/>3500 items</text:p>
          </table:table-cell>
        </table:table-row>
        <table:table-row table:style-name="ro1">
          <table:table-cell office:value-type="string" calcext:value-type="string">
            <text:p>initArray(x).bubbleSort() took 33.30463699900429 seconds</text:p>
          </table:table-cell>
        </table:table-row>
        <table:table-row table:style-name="ro1">
          <table:table-cell office:value-type="string" calcext:value-type="string">
            <text:p>initArray(x).selectionSort() took 12.486450807977235 seconds</text:p>
          </table:table-cell>
        </table:table-row>
        <table:table-row table:style-name="ro1">
          <table:table-cell office:value-type="string" calcext:value-type="string">
            <text:p>initArray(x).insertionSort() took 12.281648029020289 seconds</text:p>
          </table:table-cell>
        </table:table-row>
        <table:table-row table:style-name="ro1">
          <table:table-cell office:value-type="string" calcext:value-type="string">
            <text:p>Matrice avec <text:s/>3600 items</text:p>
          </table:table-cell>
        </table:table-row>
        <table:table-row table:style-name="ro1">
          <table:table-cell office:value-type="string" calcext:value-type="string">
            <text:p>initArray(x).bubbleSort() took 35.0631866499898 seconds</text:p>
          </table:table-cell>
        </table:table-row>
        <table:table-row table:style-name="ro1">
          <table:table-cell office:value-type="string" calcext:value-type="string">
            <text:p>initArray(x).selectionSort() took 13.367381168005522 seconds</text:p>
          </table:table-cell>
        </table:table-row>
        <table:table-row table:style-name="ro1">
          <table:table-cell office:value-type="string" calcext:value-type="string">
            <text:p>initArray(x).insertionSort() took 12.947677393007325 seconds</text:p>
          </table:table-cell>
        </table:table-row>
        <table:table-row table:style-name="ro1">
          <table:table-cell office:value-type="string" calcext:value-type="string">
            <text:p>Matrice avec <text:s/>3700 items</text:p>
          </table:table-cell>
        </table:table-row>
        <table:table-row table:style-name="ro1">
          <table:table-cell office:value-type="string" calcext:value-type="string">
            <text:p>initArray(x).bubbleSort() took 37.61462927699904 seconds</text:p>
          </table:table-cell>
        </table:table-row>
        <table:table-row table:style-name="ro1">
          <table:table-cell office:value-type="string" calcext:value-type="string">
            <text:p>initArray(x).selectionSort() took 13.892609666014323 seconds</text:p>
          </table:table-cell>
        </table:table-row>
        <table:table-row table:style-name="ro1">
          <table:table-cell office:value-type="string" calcext:value-type="string">
            <text:p>initArray(x).insertionSort() took 13.865934613975696 seconds</text:p>
          </table:table-cell>
        </table:table-row>
        <table:table-row table:style-name="ro1">
          <table:table-cell office:value-type="string" calcext:value-type="string">
            <text:p>Matrice avec <text:s/>3800 items</text:p>
          </table:table-cell>
        </table:table-row>
        <table:table-row table:style-name="ro1">
          <table:table-cell office:value-type="string" calcext:value-type="string">
            <text:p>initArray(x).bubbleSort() took 39.26930105499923 seconds</text:p>
          </table:table-cell>
        </table:table-row>
        <table:table-row table:style-name="ro1">
          <table:table-cell office:value-type="string" calcext:value-type="string">
            <text:p>initArray(x).selectionSort() took 14.972944051987724 seconds</text:p>
          </table:table-cell>
        </table:table-row>
        <table:table-row table:style-name="ro1">
          <table:table-cell office:value-type="string" calcext:value-type="string">
            <text:p>initArray(x).insertionSort() took 14.569885092991171 seconds</text:p>
          </table:table-cell>
        </table:table-row>
        <table:table-row table:style-name="ro1">
          <table:table-cell office:value-type="string" calcext:value-type="string">
            <text:p>Matrice avec <text:s/>3900 items</text:p>
          </table:table-cell>
        </table:table-row>
        <table:table-row table:style-name="ro1">
          <table:table-cell office:value-type="string" calcext:value-type="string">
            <text:p>initArray(x).bubbleSort() took 41.297831228002906 seconds</text:p>
          </table:table-cell>
        </table:table-row>
        <table:table-row table:style-name="ro1">
          <table:table-cell office:value-type="string" calcext:value-type="string">
            <text:p>initArray(x).selectionSort() took 15.87211242999183 seconds</text:p>
          </table:table-cell>
        </table:table-row>
        <table:table-row table:style-name="ro1">
          <table:table-cell office:value-type="string" calcext:value-type="string">
            <text:p>initArray(x).insertionSort() took 15.493930995988194 seconds</text:p>
          </table:table-cell>
        </table:table-row>
        <table:table-row table:style-name="ro1">
          <table:table-cell office:value-type="string" calcext:value-type="string">
            <text:p>Matrice avec <text:s/>4000 items</text:p>
          </table:table-cell>
        </table:table-row>
        <table:table-row table:style-name="ro1">
          <table:table-cell office:value-type="string" calcext:value-type="string">
            <text:p>initArray(x).bubbleSort() took 44.21878109802492 seconds</text:p>
          </table:table-cell>
        </table:table-row>
        <table:table-row table:style-name="ro1">
          <table:table-cell office:value-type="string" calcext:value-type="string">
            <text:p>initArray(x).selectionSort() took 16.697972580004716 seconds</text:p>
          </table:table-cell>
        </table:table-row>
        <table:table-row table:style-name="ro1">
          <table:table-cell office:value-type="string" calcext:value-type="string">
            <text:p>initArray(x).insertionSort() took 16.116413809999358 seconds</text:p>
          </table:table-cell>
        </table:table-row>
      </table:table>
      <table:table table:name="Original3_2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0323745519854128" calcext:value-type="float">
            <text:p>0,032374551985412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114881301997229" calcext:value-type="float">
            <text:p>0,11488130199722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243629729986424" calcext:value-type="float">
            <text:p>0,24362972998642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423277310997946" calcext:value-type="float">
            <text:p>0,42327731099794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674444208008936" calcext:value-type="float">
            <text:p>0,67444420800893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970069632981904" calcext:value-type="float">
            <text:p>0,97006963298190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.33918194900616" calcext:value-type="float">
            <text:p>1,3391819490061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.7613026869949" calcext:value-type="float">
            <text:p>1,76130268699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.2445541129855" calcext:value-type="float">
            <text:p>2,244554112985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.78597225001431" calcext:value-type="float">
            <text:p>2,7859722500143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.31821177800884" calcext:value-type="float">
            <text:p>3,3182117780088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.93492374900961" calcext:value-type="float">
            <text:p>3,9349237490096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4.65255244498258" calcext:value-type="float">
            <text:p>4,6525524449825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5.32442684099078" calcext:value-type="float">
            <text:p>5,3244268409907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6.18866793200141" calcext:value-type="float">
            <text:p>6,1886679320014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7.00782907300163" calcext:value-type="float">
            <text:p>7,0078290730016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7.84788503500749" calcext:value-type="float">
            <text:p>7,847885035007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8.87958057702053" calcext:value-type="float">
            <text:p>8,8795805770205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9.80436828598613" calcext:value-type="float">
            <text:p>9,8043682859861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0.9550260569959" calcext:value-type="float">
            <text:p>10,955026056995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1.9745181259932" calcext:value-type="float">
            <text:p>11,9745181259932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3.1854021609761" calcext:value-type="float">
            <text:p>13,185402160976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4.5990908570238" calcext:value-type="float">
            <text:p>14,599090857023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5.5613173370075" calcext:value-type="float">
            <text:p>15,561317337007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6.8854275130143" calcext:value-type="float">
            <text:p>16,885427513014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8.6709765160049" calcext:value-type="float">
            <text:p>18,67097651600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9.866943949979" calcext:value-type="float">
            <text:p>19,86694394997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1.317065804993" calcext:value-type="float">
            <text:p>21,31706580499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2.9826896960149" calcext:value-type="float">
            <text:p>22,98268969601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4.3793406409968" calcext:value-type="float">
            <text:p>24,379340640996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6.1362157500116" calcext:value-type="float">
            <text:p>26,136215750011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7.8670772039914" calcext:value-type="float">
            <text:p>27,867077203991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9.9581724029849" calcext:value-type="float">
            <text:p>29,95817240298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1.1083659619908" calcext:value-type="float">
            <text:p>31,108365961990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3.3046369990043" calcext:value-type="float">
            <text:p>33,304636999004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5.0631866499898" calcext:value-type="float">
            <text:p>35,063186649989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7.614629276999" calcext:value-type="float">
            <text:p>37,61462927699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9.2693010549992" calcext:value-type="float">
            <text:p>39,2693010549992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41.2978312280029" calcext:value-type="float">
            <text:p>41,297831228002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44.2187810980249" calcext:value-type="float">
            <text:p>44,218781098024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0131326199916657" calcext:value-type="float">
            <text:p>0,013132619991665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0419893049984239" calcext:value-type="float">
            <text:p>0,041989304998423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0883332859957591" calcext:value-type="float">
            <text:p>0,088333285995759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156778677017428" calcext:value-type="float">
            <text:p>0,15677867701742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245238867006265" calcext:value-type="float">
            <text:p>0,24523886700626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351003323012264" calcext:value-type="float">
            <text:p>0,351003323012264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488130333018489" calcext:value-type="float">
            <text:p>0,48813033301848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647389182995539" calcext:value-type="float">
            <text:p>0,64738918299553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81471036298899" calcext:value-type="float">
            <text:p>0,8147103629889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02982037799666" calcext:value-type="float">
            <text:p>1,0298203779966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24659934997908" calcext:value-type="float">
            <text:p>1,2465993499790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47250155999791" calcext:value-type="float">
            <text:p>1,4725015599979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70318717000191" calcext:value-type="float">
            <text:p>1,7031871700019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99097780601005" calcext:value-type="float">
            <text:p>1,9909778060100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26893802298582" calcext:value-type="float">
            <text:p>2,2689380229858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60601529799169" calcext:value-type="float">
            <text:p>2,6060152979916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92313124300563" calcext:value-type="float">
            <text:p>2,9231312430056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3.27886498399312" calcext:value-type="float">
            <text:p>3,2788649839931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3.60156827501487" calcext:value-type="float">
            <text:p>3,6015682750148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4.01742358301999" calcext:value-type="float">
            <text:p>4,0174235830199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4.42785649298457" calcext:value-type="float">
            <text:p>4,4278564929845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4.81538264601841" calcext:value-type="float">
            <text:p>4,8153826460184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5.32966067799134" calcext:value-type="float">
            <text:p>5,32966067799134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5.83123412900022" calcext:value-type="float">
            <text:p>5,8312341290002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6.44144308799878" calcext:value-type="float">
            <text:p>6,4414430879987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6.81428297099774" calcext:value-type="float">
            <text:p>6,81428297099774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7.58795271202689" calcext:value-type="float">
            <text:p>7,5879527120268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7.91447911798605" calcext:value-type="float">
            <text:p>7,9144791179860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8.51533887698315" calcext:value-type="float">
            <text:p>8,5153388769831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9.04359824600397" calcext:value-type="float">
            <text:p>9,0435982460039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9.87932354598888" calcext:value-type="float">
            <text:p>9,8793235459888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0.275551268016" calcext:value-type="float">
            <text:p>10,27555126801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1.1999740210013" calcext:value-type="float">
            <text:p>11,199974021001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1.6400379120023" calcext:value-type="float">
            <text:p>11,640037912002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2.2816480290203" calcext:value-type="float">
            <text:p>12,281648029020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2.9476773930073" calcext:value-type="float">
            <text:p>12,947677393007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3.8659346139757" calcext:value-type="float">
            <text:p>13,865934613975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4.5698850929912" calcext:value-type="float">
            <text:p>14,569885092991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5.4939309959882" calcext:value-type="float">
            <text:p>15,493930995988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6.1164138099994" calcext:value-type="float">
            <text:p>16,116413809999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0136205930029973" calcext:value-type="float">
            <text:p>0,013620593002997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0445428340171929" calcext:value-type="float">
            <text:p>0,0445428340171929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0989668520051055" calcext:value-type="float">
            <text:p>0,098966852005105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178417948016431" calcext:value-type="float">
            <text:p>0,17841794801643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26811851200182" calcext:value-type="float">
            <text:p>0,2681185120018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384078017988941" calcext:value-type="float">
            <text:p>0,38407801798894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514127588015981" calcext:value-type="float">
            <text:p>0,51412758801598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682148190011503" calcext:value-type="float">
            <text:p>0,68214819001150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870110593008576" calcext:value-type="float">
            <text:p>0,870110593008576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08239514697925" calcext:value-type="float">
            <text:p>1,0823951469792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28078150399961" calcext:value-type="float">
            <text:p>1,2807815039996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52588664600626" calcext:value-type="float">
            <text:p>1,52588664600626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75893194699893" calcext:value-type="float">
            <text:p>1,7589319469989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08068769099191" calcext:value-type="float">
            <text:p>2,0806876909919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3174422759912" calcext:value-type="float">
            <text:p>2,317442275991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66429979499662" calcext:value-type="float">
            <text:p>2,6642997949966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96616083799745" calcext:value-type="float">
            <text:p>2,9661608379974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3.38687937799841" calcext:value-type="float">
            <text:p>3,3868793779984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3.71918348400504" calcext:value-type="float">
            <text:p>3,7191834840050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4.12440347400843" calcext:value-type="float">
            <text:p>4,1244034740084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4.5367084859754" calcext:value-type="float">
            <text:p>4,536708485975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5.01671380799962" calcext:value-type="float">
            <text:p>5,0167138079996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5.42344176597544" calcext:value-type="float">
            <text:p>5,4234417659754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5.97431152701029" calcext:value-type="float">
            <text:p>5,97431152701029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6.44731809900259" calcext:value-type="float">
            <text:p>6,44731809900259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6.91063817299437" calcext:value-type="float">
            <text:p>6,91063817299437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7.40046649900614" calcext:value-type="float">
            <text:p>7,4004664990061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8.15979356699972" calcext:value-type="float">
            <text:p>8,1597935669997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8.62996763599222" calcext:value-type="float">
            <text:p>8,6299676359922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9.2899994860054" calcext:value-type="float">
            <text:p>9,289999486005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9.85502073299722" calcext:value-type="float">
            <text:p>9,8550207329972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1.2066581910185" calcext:value-type="float">
            <text:p>11,206658191018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1.1240676479938" calcext:value-type="float">
            <text:p>11,1240676479938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1.8916361279844" calcext:value-type="float">
            <text:p>11,891636127984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2.4864508079772" calcext:value-type="float">
            <text:p>12,486450807977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3.3673811680055" calcext:value-type="float">
            <text:p>13,367381168005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3.8926096660143" calcext:value-type="float">
            <text:p>13,892609666014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4.9729440519877" calcext:value-type="float">
            <text:p>14,9729440519877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5.8721124299918" calcext:value-type="float">
            <text:p>15,8721124299918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6.6979725800047" calcext:value-type="float">
            <text:p>16,6979725800047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0" calcext:value-type="float">
            <text:p>4000</text:p>
          </table:table-cell>
        </table:table-row>
      </table:table>
      <table:table table:name="Sheet1_2" table:style-name="ta1">
        <table:shapes>
          <draw:frame draw:z-index="0" draw:style-name="gr1" draw:text-style-name="P1" svg:width="15.999cm" svg:height="14.212cm" svg:x="11.726cm" svg:y="1.287cm">
            <draw:object draw:notify-on-update-of-ranges="Sheet1_2.A4:Sheet1_2.A43 Sheet1_2.B2:Sheet1_2.B2 Sheet1_2.B4:Sheet1_2.B43 Sheet1_2.A4:Sheet1_2.A43 Sheet1_2.C2:Sheet1_2.C2 Sheet1_2.C4:Sheet1_2.C43 Sheet1_2.A4:Sheet1_2.A43 Sheet1_2.D2:Sheet1_2.D2 Sheet1_2.D4:Sheet1_2.D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9" table:default-cell-style-name="ce2"/>
        <table:table-column table:style-name="co3" table:number-columns-repeated="3" table:default-cell-style-name="ce2"/>
        <table:table-column table:style-name="co3" table:number-columns-repeated="1019" table:default-cell-style-name="Default"/>
        <table:table-row table:style-name="ro1">
          <table:table-cell table:style-name="ce1"/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/>
          <table:table-cell table:style-name="ce1" table:number-columns-repeated="1018"/>
          <table:table-cell/>
        </table:table-row>
        <table:table-row table:style-name="ro2"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Tri à bulles</text:p>
          </table:table-cell>
          <table:table-cell table:style-name="ce5" office:value-type="string" calcext:value-type="string">
            <text:p>Tri par sélection</text:p>
          </table:table-cell>
          <table:table-cell table:style-name="ce5" office:value-type="string" calcext:value-type="string">
            <text:p>Tri par insertion</text:p>
          </table:table-cell>
          <table:table-cell table:style-name="ce6"/>
          <table:table-cell table:style-name="ce4" table:number-columns-repeated="1018"/>
          <table:table-cell table:style-name="ce7"/>
        </table:table-row>
        <table:table-row table:style-name="ro2">
          <table:table-cell table:style-name="ce1" office:value-type="string" calcext:value-type="string">
            <text:p>Items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/>
          <table:table-cell table:style-name="ce1" table:number-columns-repeated="1018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9997763004503" calcext:value-type="float">
            <text:p>0,31</text:p>
          </table:table-cell>
          <table:table-cell office:value-type="float" office:value="0.110945613007061" calcext:value-type="float">
            <text:p>0,11</text:p>
          </table:table-cell>
          <table:table-cell office:value-type="float" office:value="0.087944469996728" calcext:value-type="float">
            <text:p>0,09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7535296100541" calcext:value-type="float">
            <text:p>0,78</text:p>
          </table:table-cell>
          <table:table-cell office:value-type="float" office:value="0.314738104003482" calcext:value-type="float">
            <text:p>0,31</text:p>
          </table:table-cell>
          <table:table-cell office:value-type="float" office:value="0.289735194994137" calcext:value-type="float">
            <text:p>0,29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7937423359981" calcext:value-type="float">
            <text:p>1,79</text:p>
          </table:table-cell>
          <table:table-cell office:value-type="float" office:value="0.712459975999082" calcext:value-type="float">
            <text:p>0,71</text:p>
          </table:table-cell>
          <table:table-cell office:value-type="float" office:value="0.625486456992803" calcext:value-type="float">
            <text:p>0,63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0481299799576" calcext:value-type="float">
            <text:p>3,20</text:p>
          </table:table-cell>
          <table:table-cell office:value-type="float" office:value="1.25736749700445" calcext:value-type="float">
            <text:p>1,26</text:p>
          </table:table-cell>
          <table:table-cell office:value-type="float" office:value="1.07375447299273" calcext:value-type="float">
            <text:p>1,07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84665680999751" calcext:value-type="float">
            <text:p>4,85</text:p>
          </table:table-cell>
          <table:table-cell office:value-type="float" office:value="1.98861945100361" calcext:value-type="float">
            <text:p>1,99</text:p>
          </table:table-cell>
          <table:table-cell office:value-type="float" office:value="1.68491231799999" calcext:value-type="float">
            <text:p>1,68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98782897299679" calcext:value-type="float">
            <text:p>6,99</text:p>
          </table:table-cell>
          <table:table-cell office:value-type="float" office:value="2.90587639600562" calcext:value-type="float">
            <text:p>2,91</text:p>
          </table:table-cell>
          <table:table-cell office:value-type="float" office:value="2.50995123300527" calcext:value-type="float">
            <text:p>2,51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53563732800831" calcext:value-type="float">
            <text:p>9,54</text:p>
          </table:table-cell>
          <table:table-cell office:value-type="float" office:value="3.8285338190035" calcext:value-type="float">
            <text:p>3,83</text:p>
          </table:table-cell>
          <table:table-cell office:value-type="float" office:value="3.38685433700448" calcext:value-type="float">
            <text:p>3,39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.220782688004" calcext:value-type="float">
            <text:p>12,22</text:p>
          </table:table-cell>
          <table:table-cell office:value-type="float" office:value="5.0995614620042" calcext:value-type="float">
            <text:p>5,10</text:p>
          </table:table-cell>
          <table:table-cell office:value-type="float" office:value="4.2841484380042" calcext:value-type="float">
            <text:p>4,28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.4367993939959" calcext:value-type="float">
            <text:p>15,44</text:p>
          </table:table-cell>
          <table:table-cell office:value-type="float" office:value="6.28042240301147" calcext:value-type="float">
            <text:p>6,28</text:p>
          </table:table-cell>
          <table:table-cell office:value-type="float" office:value="5.48473608899803" calcext:value-type="float">
            <text:p>5,48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1693601720035" calcext:value-type="float">
            <text:p>19,17</text:p>
          </table:table-cell>
          <table:table-cell office:value-type="float" office:value="8.04075736401137" calcext:value-type="float">
            <text:p>8,04</text:p>
          </table:table-cell>
          <table:table-cell office:value-type="float" office:value="7.04004190300475" calcext:value-type="float">
            <text:p>7,04</text:p>
          </table:table-cell>
          <table:table-cell table:number-columns-repeated="102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1.6884908060019" calcext:value-type="float">
            <text:p>21,69</text:p>
          </table:table-cell>
          <table:table-cell office:value-type="float" office:value="8.66206093199435" calcext:value-type="float">
            <text:p>8,66</text:p>
          </table:table-cell>
          <table:table-cell office:value-type="float" office:value="7.61925351399987" calcext:value-type="float">
            <text:p>7,62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5.7785452360113" calcext:value-type="float">
            <text:p>25,78</text:p>
          </table:table-cell>
          <table:table-cell office:value-type="float" office:value="9.72256350399402" calcext:value-type="float">
            <text:p>9,72</text:p>
          </table:table-cell>
          <table:table-cell office:value-type="float" office:value="8.98449405599968" calcext:value-type="float">
            <text:p>8,98</text:p>
          </table:table-cell>
          <table:table-cell table:number-columns-repeated="102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9.7049525839975" calcext:value-type="float">
            <text:p>29,70</text:p>
          </table:table-cell>
          <table:table-cell office:value-type="float" office:value="11.360317151004" calcext:value-type="float">
            <text:p>11,36</text:p>
          </table:table-cell>
          <table:table-cell office:value-type="float" office:value="10.1659980370023" calcext:value-type="float">
            <text:p>10,17</text:p>
          </table:table-cell>
          <table:table-cell table:number-columns-repeated="102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.3184630449978" calcext:value-type="float">
            <text:p>34,32</text:p>
          </table:table-cell>
          <table:table-cell office:value-type="float" office:value="13.6654085939954" calcext:value-type="float">
            <text:p>13,67</text:p>
          </table:table-cell>
          <table:table-cell office:value-type="float" office:value="12.0047635439987" calcext:value-type="float">
            <text:p>12,00</text:p>
          </table:table-cell>
          <table:table-cell table:number-columns-repeated="102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9.6042712609924" calcext:value-type="float">
            <text:p>39,60</text:p>
          </table:table-cell>
          <table:table-cell office:value-type="float" office:value="15.6524272150127" calcext:value-type="float">
            <text:p>15,65</text:p>
          </table:table-cell>
          <table:table-cell office:value-type="float" office:value="13.3906655239989" calcext:value-type="float">
            <text:p>13,39</text:p>
          </table:table-cell>
          <table:table-cell table:number-columns-repeated="102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.0842508399946" calcext:value-type="float">
            <text:p>45,08</text:p>
          </table:table-cell>
          <table:table-cell office:value-type="float" office:value="17.2451842269948" calcext:value-type="float">
            <text:p>17,25</text:p>
          </table:table-cell>
          <table:table-cell office:value-type="float" office:value="15.4293711219943" calcext:value-type="float">
            <text:p>15,43</text:p>
          </table:table-cell>
          <table:table-cell table:number-columns-repeated="102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.0593916360085" calcext:value-type="float">
            <text:p>50,06</text:p>
          </table:table-cell>
          <table:table-cell office:value-type="float" office:value="19.3745072360034" calcext:value-type="float">
            <text:p>19,37</text:p>
          </table:table-cell>
          <table:table-cell office:value-type="float" office:value="17.1908608049998" calcext:value-type="float">
            <text:p>17,19</text:p>
          </table:table-cell>
          <table:table-cell table:number-columns-repeated="102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5.7077258950012" calcext:value-type="float">
            <text:p>55,71</text:p>
          </table:table-cell>
          <table:table-cell office:value-type="float" office:value="21.2735340799991" calcext:value-type="float">
            <text:p>21,27</text:p>
          </table:table-cell>
          <table:table-cell office:value-type="float" office:value="19.1205254570086" calcext:value-type="float">
            <text:p>19,12</text:p>
          </table:table-cell>
          <table:table-cell table:number-columns-repeated="102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2.7834878160065" calcext:value-type="float">
            <text:p>62,78</text:p>
          </table:table-cell>
          <table:table-cell office:value-type="float" office:value="23.9867624809995" calcext:value-type="float">
            <text:p>23,99</text:p>
          </table:table-cell>
          <table:table-cell office:value-type="float" office:value="21.3385738579964" calcext:value-type="float">
            <text:p>21,34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.486426124" calcext:value-type="float">
            <text:p>69,49</text:p>
          </table:table-cell>
          <table:table-cell office:value-type="float" office:value="27.3610460410127" calcext:value-type="float">
            <text:p>27,36</text:p>
          </table:table-cell>
          <table:table-cell office:value-type="float" office:value="23.9736412450002" calcext:value-type="float">
            <text:p>23,97</text:p>
          </table:table-cell>
          <table:table-cell table:number-columns-repeated="102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6.9722272740037" calcext:value-type="float">
            <text:p>76,97</text:p>
          </table:table-cell>
          <table:table-cell office:value-type="float" office:value="29.4861636499991" calcext:value-type="float">
            <text:p>29,49</text:p>
          </table:table-cell>
          <table:table-cell office:value-type="float" office:value="26.1011491290119" calcext:value-type="float">
            <text:p>26,10</text:p>
          </table:table-cell>
          <table:table-cell table:number-columns-repeated="102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4.7330518890085" calcext:value-type="float">
            <text:p>84,73</text:p>
          </table:table-cell>
          <table:table-cell office:value-type="float" office:value="32.3969868020067" calcext:value-type="float">
            <text:p>32,40</text:p>
          </table:table-cell>
          <table:table-cell office:value-type="float" office:value="29.0412866760016" calcext:value-type="float">
            <text:p>29,04</text:p>
          </table:table-cell>
          <table:table-cell table:number-columns-repeated="102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2.3655871029914" calcext:value-type="float">
            <text:p>92,37</text:p>
          </table:table-cell>
          <table:table-cell office:value-type="float" office:value="34.0787909120118" calcext:value-type="float">
            <text:p>34,08</text:p>
          </table:table-cell>
          <table:table-cell office:value-type="float" office:value="31.4495284120057" calcext:value-type="float">
            <text:p>31,45</text:p>
          </table:table-cell>
          <table:table-cell table:number-columns-repeated="10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1.283686120994" calcext:value-type="float">
            <text:p>101,28</text:p>
          </table:table-cell>
          <table:table-cell office:value-type="float" office:value="37.6781906099932" calcext:value-type="float">
            <text:p>37,68</text:p>
          </table:table-cell>
          <table:table-cell office:value-type="float" office:value="34.7715594769979" calcext:value-type="float">
            <text:p>34,77</text:p>
          </table:table-cell>
          <table:table-cell table:number-columns-repeated="10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8.072462986005" calcext:value-type="float">
            <text:p>108,07</text:p>
          </table:table-cell>
          <table:table-cell office:value-type="float" office:value="40.383517883005" calcext:value-type="float">
            <text:p>40,38</text:p>
          </table:table-cell>
          <table:table-cell office:value-type="float" office:value="36.7468556899985" calcext:value-type="float">
            <text:p>36,75</text:p>
          </table:table-cell>
          <table:table-cell table:number-columns-repeated="102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8.993751785005" calcext:value-type="float">
            <text:p>118,99</text:p>
          </table:table-cell>
          <table:table-cell office:value-type="float" office:value="45.6427798649966" calcext:value-type="float">
            <text:p>45,64</text:p>
          </table:table-cell>
          <table:table-cell office:value-type="float" office:value="40.1597198189993" calcext:value-type="float">
            <text:p>40,16</text:p>
          </table:table-cell>
          <table:table-cell table:number-columns-repeated="1020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7.060228151997" calcext:value-type="float">
            <text:p>127,06</text:p>
          </table:table-cell>
          <table:table-cell office:value-type="float" office:value="50.2930093019968" calcext:value-type="float">
            <text:p>50,29</text:p>
          </table:table-cell>
          <table:table-cell office:value-type="float" office:value="42.9329463460017" calcext:value-type="float">
            <text:p>42,93</text:p>
          </table:table-cell>
          <table:table-cell table:number-columns-repeated="102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5.219712909995" calcext:value-type="float">
            <text:p>135,22</text:p>
          </table:table-cell>
          <table:table-cell office:value-type="float" office:value="51.9508769850072" calcext:value-type="float">
            <text:p>51,95</text:p>
          </table:table-cell>
          <table:table-cell office:value-type="float" office:value="46.4170125950041" calcext:value-type="float">
            <text:p>46,42</text:p>
          </table:table-cell>
          <table:table-cell table:number-columns-repeated="1020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5.859512572992" calcext:value-type="float">
            <text:p>145,86</text:p>
          </table:table-cell>
          <table:table-cell office:value-type="float" office:value="57.2548078429973" calcext:value-type="float">
            <text:p>57,25</text:p>
          </table:table-cell>
          <table:table-cell office:value-type="float" office:value="49.3508367550094" calcext:value-type="float">
            <text:p>49,35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5.315695636993" calcext:value-type="float">
            <text:p>155,32</text:p>
          </table:table-cell>
          <table:table-cell office:value-type="float" office:value="57.1899846930028" calcext:value-type="float">
            <text:p>57,19</text:p>
          </table:table-cell>
          <table:table-cell office:value-type="float" office:value="52.881695936012" calcext:value-type="float">
            <text:p>52,88</text:p>
          </table:table-cell>
          <table:table-cell table:number-columns-repeated="1020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6.133016435007" calcext:value-type="float">
            <text:p>166,13</text:p>
          </table:table-cell>
          <table:table-cell office:value-type="float" office:value="61.5634566160006" calcext:value-type="float">
            <text:p>61,56</text:p>
          </table:table-cell>
          <table:table-cell office:value-type="float" office:value="55.565781687008" calcext:value-type="float">
            <text:p>55,57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9.269372575" calcext:value-type="float">
            <text:p>179,27</text:p>
          </table:table-cell>
          <table:table-cell office:value-type="float" office:value="67.8221176619991" calcext:value-type="float">
            <text:p>67,82</text:p>
          </table:table-cell>
          <table:table-cell office:value-type="float" office:value="60.0951934189943" calcext:value-type="float">
            <text:p>60,10</text:p>
          </table:table-cell>
          <table:table-cell table:number-columns-repeated="1020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89.586069488985" calcext:value-type="float">
            <text:p>189,59</text:p>
          </table:table-cell>
          <table:table-cell office:value-type="float" office:value="74.1383300320013" calcext:value-type="float">
            <text:p>74,14</text:p>
          </table:table-cell>
          <table:table-cell office:value-type="float" office:value="63.228296938003" calcext:value-type="float">
            <text:p>63,23</text:p>
          </table:table-cell>
          <table:table-cell table:number-columns-repeated="102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0.143199465005" calcext:value-type="float">
            <text:p>200,14</text:p>
          </table:table-cell>
          <table:table-cell office:value-type="float" office:value="74.8428551370162" calcext:value-type="float">
            <text:p>74,84</text:p>
          </table:table-cell>
          <table:table-cell office:value-type="float" office:value="67.558721022011" calcext:value-type="float">
            <text:p>67,56</text:p>
          </table:table-cell>
          <table:table-cell table:number-columns-repeated="1020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9.524093681015" calcext:value-type="float">
            <text:p>209,52</text:p>
          </table:table-cell>
          <table:table-cell office:value-type="float" office:value="81.5516745409986" calcext:value-type="float">
            <text:p>81,55</text:p>
          </table:table-cell>
          <table:table-cell office:value-type="float" office:value="70.5938031800033" calcext:value-type="float">
            <text:p>70,59</text:p>
          </table:table-cell>
          <table:table-cell table:number-columns-repeated="102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25.752719987999" calcext:value-type="float">
            <text:p>225,75</text:p>
          </table:table-cell>
          <table:table-cell office:value-type="float" office:value="87.0264202569961" calcext:value-type="float">
            <text:p>87,03</text:p>
          </table:table-cell>
          <table:table-cell office:value-type="float" office:value="76.4978820169927" calcext:value-type="float">
            <text:p>76,50</text:p>
          </table:table-cell>
          <table:table-cell table:number-columns-repeated="1020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36.539893359004" calcext:value-type="float">
            <text:p>236,54</text:p>
          </table:table-cell>
          <table:table-cell office:value-type="float" office:value="90.7130037739989" calcext:value-type="float">
            <text:p>90,71</text:p>
          </table:table-cell>
          <table:table-cell office:value-type="float" office:value="79.6198377730034" calcext:value-type="float">
            <text:p>79,62</text:p>
          </table:table-cell>
          <table:table-cell table:number-columns-repeated="1020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50.380278319004" calcext:value-type="float">
            <text:p>250,38</text:p>
          </table:table-cell>
          <table:table-cell office:value-type="float" office:value="95.1957128509821" calcext:value-type="float">
            <text:p>95,20</text:p>
          </table:table-cell>
          <table:table-cell office:value-type="float" office:value="85.2013481569884" calcext:value-type="float">
            <text:p>85,20</text:p>
          </table:table-cell>
          <table:table-cell table:number-columns-repeated="1020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60.071699838008" calcext:value-type="float">
            <text:p>260,07</text:p>
          </table:table-cell>
          <table:table-cell office:value-type="float" office:value="97.0561628149881" calcext:value-type="float">
            <text:p>97,06</text:p>
          </table:table-cell>
          <table:table-cell office:value-type="float" office:value="88.5300212940201" calcext:value-type="float">
            <text:p>88,53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7.251241198013" calcext:value-type="float">
            <text:p>277,25</text:p>
          </table:table-cell>
          <table:table-cell office:value-type="float" office:value="100.724650643999" calcext:value-type="float">
            <text:p>100,72</text:p>
          </table:table-cell>
          <table:table-cell office:value-type="float" office:value="93.3389224459825" calcext:value-type="float">
            <text:p>93,34</text:p>
          </table:table-cell>
          <table:table-cell table:number-columns-repeated="1020"/>
        </table:table-row>
        <table:table-row table:style-name="ro1" table:number-rows-repeated="4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42">
          <table:table-cell/>
          <table:table-cell table:style-name="Default"/>
          <table:table-cell table:number-columns-repeated="1022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3" table:style-name="ta1">
        <table:shapes>
          <draw:frame draw:z-index="0" draw:style-name="gr1" draw:text-style-name="P1" svg:width="15.999cm" svg:height="14.212cm" svg:x="11.726cm" svg:y="1.287cm">
            <draw:object draw:notify-on-update-of-ranges="Sheet1_3.A3:Sheet1_3.A42 Sheet1_3.B1:Sheet1_3.B1 Sheet1_3.B3:Sheet1_3.B42 Sheet1_3.A3:Sheet1_3.A42 Sheet1_3.C1:Sheet1_3.C1 Sheet1_3.C3:Sheet1_3.C42 Sheet1_3.A3:Sheet1_3.A42 Sheet1_3.D1:Sheet1_3.D1 Sheet1_3.D3:Sheet1_3.D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9" table:default-cell-style-name="ce2"/>
        <table:table-column table:style-name="co3" table:number-columns-repeated="3" table:default-cell-style-name="ce2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Items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23745519854128" calcext:value-type="float">
            <text:p>0,03</text:p>
          </table:table-cell>
          <table:table-cell office:value-type="float" office:value="0.0136205930029973" calcext:value-type="float">
            <text:p>0,01</text:p>
          </table:table-cell>
          <table:table-cell office:value-type="float" office:value="0.0131326199916657" calcext:value-type="float">
            <text:p>0,0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4881301997229" calcext:value-type="float">
            <text:p>0,11</text:p>
          </table:table-cell>
          <table:table-cell office:value-type="float" office:value="0.0445428340171929" calcext:value-type="float">
            <text:p>0,04</text:p>
          </table:table-cell>
          <table:table-cell office:value-type="float" office:value="0.0419893049984239" calcext:value-type="float">
            <text:p>0,04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43629729986424" calcext:value-type="float">
            <text:p>0,24</text:p>
          </table:table-cell>
          <table:table-cell office:value-type="float" office:value="0.0989668520051055" calcext:value-type="float">
            <text:p>0,10</text:p>
          </table:table-cell>
          <table:table-cell office:value-type="float" office:value="0.0883332859957591" calcext:value-type="float">
            <text:p>0,09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23277310997946" calcext:value-type="float">
            <text:p>0,42</text:p>
          </table:table-cell>
          <table:table-cell office:value-type="float" office:value="0.178417948016431" calcext:value-type="float">
            <text:p>0,18</text:p>
          </table:table-cell>
          <table:table-cell office:value-type="float" office:value="0.156778677017428" calcext:value-type="float">
            <text:p>0,16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74444208008936" calcext:value-type="float">
            <text:p>0,67</text:p>
          </table:table-cell>
          <table:table-cell office:value-type="float" office:value="0.26811851200182" calcext:value-type="float">
            <text:p>0,27</text:p>
          </table:table-cell>
          <table:table-cell office:value-type="float" office:value="0.245238867006265" calcext:value-type="float">
            <text:p>0,25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70069632981904" calcext:value-type="float">
            <text:p>0,97</text:p>
          </table:table-cell>
          <table:table-cell office:value-type="float" office:value="0.384078017988941" calcext:value-type="float">
            <text:p>0,38</text:p>
          </table:table-cell>
          <table:table-cell office:value-type="float" office:value="0.351003323012264" calcext:value-type="float">
            <text:p>0,35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33918194900616" calcext:value-type="float">
            <text:p>1,34</text:p>
          </table:table-cell>
          <table:table-cell office:value-type="float" office:value="0.514127588015981" calcext:value-type="float">
            <text:p>0,51</text:p>
          </table:table-cell>
          <table:table-cell office:value-type="float" office:value="0.488130333018489" calcext:value-type="float">
            <text:p>0,49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7613026869949" calcext:value-type="float">
            <text:p>1,76</text:p>
          </table:table-cell>
          <table:table-cell office:value-type="float" office:value="0.682148190011503" calcext:value-type="float">
            <text:p>0,68</text:p>
          </table:table-cell>
          <table:table-cell office:value-type="float" office:value="0.647389182995539" calcext:value-type="float">
            <text:p>0,65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2445541129855" calcext:value-type="float">
            <text:p>2,24</text:p>
          </table:table-cell>
          <table:table-cell office:value-type="float" office:value="0.870110593008576" calcext:value-type="float">
            <text:p>0,87</text:p>
          </table:table-cell>
          <table:table-cell office:value-type="float" office:value="0.81471036298899" calcext:value-type="float">
            <text:p>0,81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8597225001431" calcext:value-type="float">
            <text:p>2,79</text:p>
          </table:table-cell>
          <table:table-cell office:value-type="float" office:value="1.08239514697925" calcext:value-type="float">
            <text:p>1,08</text:p>
          </table:table-cell>
          <table:table-cell office:value-type="float" office:value="1.02982037799666" calcext:value-type="float">
            <text:p>1,03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.31821177800884" calcext:value-type="float">
            <text:p>3,32</text:p>
          </table:table-cell>
          <table:table-cell office:value-type="float" office:value="1.28078150399961" calcext:value-type="float">
            <text:p>1,28</text:p>
          </table:table-cell>
          <table:table-cell office:value-type="float" office:value="1.24659934997908" calcext:value-type="float">
            <text:p>1,25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93492374900961" calcext:value-type="float">
            <text:p>3,93</text:p>
          </table:table-cell>
          <table:table-cell office:value-type="float" office:value="1.52588664600626" calcext:value-type="float">
            <text:p>1,53</text:p>
          </table:table-cell>
          <table:table-cell office:value-type="float" office:value="1.47250155999791" calcext:value-type="float">
            <text:p>1,47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65255244498258" calcext:value-type="float">
            <text:p>4,65</text:p>
          </table:table-cell>
          <table:table-cell office:value-type="float" office:value="1.75893194699893" calcext:value-type="float">
            <text:p>1,76</text:p>
          </table:table-cell>
          <table:table-cell office:value-type="float" office:value="1.70318717000191" calcext:value-type="float">
            <text:p>1,70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.32442684099078" calcext:value-type="float">
            <text:p>5,32</text:p>
          </table:table-cell>
          <table:table-cell office:value-type="float" office:value="2.08068769099191" calcext:value-type="float">
            <text:p>2,08</text:p>
          </table:table-cell>
          <table:table-cell office:value-type="float" office:value="1.99097780601005" calcext:value-type="float">
            <text:p>1,99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18866793200141" calcext:value-type="float">
            <text:p>6,19</text:p>
          </table:table-cell>
          <table:table-cell office:value-type="float" office:value="2.3174422759912" calcext:value-type="float">
            <text:p>2,32</text:p>
          </table:table-cell>
          <table:table-cell office:value-type="float" office:value="2.26893802298582" calcext:value-type="float">
            <text:p>2,27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.00782907300163" calcext:value-type="float">
            <text:p>7,01</text:p>
          </table:table-cell>
          <table:table-cell office:value-type="float" office:value="2.66429979499662" calcext:value-type="float">
            <text:p>2,66</text:p>
          </table:table-cell>
          <table:table-cell office:value-type="float" office:value="2.60601529799169" calcext:value-type="float">
            <text:p>2,61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.84788503500749" calcext:value-type="float">
            <text:p>7,85</text:p>
          </table:table-cell>
          <table:table-cell office:value-type="float" office:value="2.96616083799745" calcext:value-type="float">
            <text:p>2,97</text:p>
          </table:table-cell>
          <table:table-cell office:value-type="float" office:value="2.92313124300563" calcext:value-type="float">
            <text:p>2,92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.87958057702053" calcext:value-type="float">
            <text:p>8,88</text:p>
          </table:table-cell>
          <table:table-cell office:value-type="float" office:value="3.38687937799841" calcext:value-type="float">
            <text:p>3,39</text:p>
          </table:table-cell>
          <table:table-cell office:value-type="float" office:value="3.27886498399312" calcext:value-type="float">
            <text:p>3,28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.80436828598613" calcext:value-type="float">
            <text:p>9,80</text:p>
          </table:table-cell>
          <table:table-cell office:value-type="float" office:value="3.71918348400504" calcext:value-type="float">
            <text:p>3,72</text:p>
          </table:table-cell>
          <table:table-cell office:value-type="float" office:value="3.60156827501487" calcext:value-type="float">
            <text:p>3,60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.9550260569959" calcext:value-type="float">
            <text:p>10,96</text:p>
          </table:table-cell>
          <table:table-cell office:value-type="float" office:value="4.12440347400843" calcext:value-type="float">
            <text:p>4,12</text:p>
          </table:table-cell>
          <table:table-cell office:value-type="float" office:value="4.01742358301999" calcext:value-type="float">
            <text:p>4,02</text:p>
          </table:table-cell>
          <table:table-cell table:number-columns-repeated="1019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.9745181259932" calcext:value-type="float">
            <text:p>11,97</text:p>
          </table:table-cell>
          <table:table-cell office:value-type="float" office:value="4.5367084859754" calcext:value-type="float">
            <text:p>4,54</text:p>
          </table:table-cell>
          <table:table-cell office:value-type="float" office:value="4.42785649298457" calcext:value-type="float">
            <text:p>4,43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.1854021609761" calcext:value-type="float">
            <text:p>13,19</text:p>
          </table:table-cell>
          <table:table-cell office:value-type="float" office:value="5.01671380799962" calcext:value-type="float">
            <text:p>5,02</text:p>
          </table:table-cell>
          <table:table-cell office:value-type="float" office:value="4.81538264601841" calcext:value-type="float">
            <text:p>4,82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.5990908570238" calcext:value-type="float">
            <text:p>14,60</text:p>
          </table:table-cell>
          <table:table-cell office:value-type="float" office:value="5.42344176597544" calcext:value-type="float">
            <text:p>5,42</text:p>
          </table:table-cell>
          <table:table-cell office:value-type="float" office:value="5.32966067799134" calcext:value-type="float">
            <text:p>5,33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.5613173370075" calcext:value-type="float">
            <text:p>15,56</text:p>
          </table:table-cell>
          <table:table-cell office:value-type="float" office:value="5.97431152701029" calcext:value-type="float">
            <text:p>5,97</text:p>
          </table:table-cell>
          <table:table-cell office:value-type="float" office:value="5.83123412900022" calcext:value-type="float">
            <text:p>5,83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.8854275130143" calcext:value-type="float">
            <text:p>16,89</text:p>
          </table:table-cell>
          <table:table-cell office:value-type="float" office:value="6.44731809900259" calcext:value-type="float">
            <text:p>6,45</text:p>
          </table:table-cell>
          <table:table-cell office:value-type="float" office:value="6.44144308799878" calcext:value-type="float">
            <text:p>6,44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.6709765160049" calcext:value-type="float">
            <text:p>18,67</text:p>
          </table:table-cell>
          <table:table-cell office:value-type="float" office:value="6.91063817299437" calcext:value-type="float">
            <text:p>6,91</text:p>
          </table:table-cell>
          <table:table-cell office:value-type="float" office:value="6.81428297099774" calcext:value-type="float">
            <text:p>6,81</text:p>
          </table:table-cell>
          <table:table-cell table:number-columns-repeated="101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.866943949979" calcext:value-type="float">
            <text:p>19,87</text:p>
          </table:table-cell>
          <table:table-cell office:value-type="float" office:value="7.40046649900614" calcext:value-type="float">
            <text:p>7,40</text:p>
          </table:table-cell>
          <table:table-cell office:value-type="float" office:value="7.58795271202689" calcext:value-type="float">
            <text:p>7,59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1.317065804993" calcext:value-type="float">
            <text:p>21,32</text:p>
          </table:table-cell>
          <table:table-cell office:value-type="float" office:value="8.15979356699972" calcext:value-type="float">
            <text:p>8,16</text:p>
          </table:table-cell>
          <table:table-cell office:value-type="float" office:value="7.91447911798605" calcext:value-type="float">
            <text:p>7,91</text:p>
          </table:table-cell>
          <table:table-cell table:number-columns-repeated="101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2.9826896960149" calcext:value-type="float">
            <text:p>22,98</text:p>
          </table:table-cell>
          <table:table-cell office:value-type="float" office:value="8.62996763599222" calcext:value-type="float">
            <text:p>8,63</text:p>
          </table:table-cell>
          <table:table-cell office:value-type="float" office:value="8.51533887698315" calcext:value-type="float">
            <text:p>8,52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.3793406409968" calcext:value-type="float">
            <text:p>24,38</text:p>
          </table:table-cell>
          <table:table-cell office:value-type="float" office:value="9.2899994860054" calcext:value-type="float">
            <text:p>9,29</text:p>
          </table:table-cell>
          <table:table-cell office:value-type="float" office:value="9.04359824600397" calcext:value-type="float">
            <text:p>9,04</text:p>
          </table:table-cell>
          <table:table-cell table:number-columns-repeated="101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.1362157500116" calcext:value-type="float">
            <text:p>26,14</text:p>
          </table:table-cell>
          <table:table-cell office:value-type="float" office:value="9.85502073299722" calcext:value-type="float">
            <text:p>9,86</text:p>
          </table:table-cell>
          <table:table-cell office:value-type="float" office:value="9.87932354598888" calcext:value-type="float">
            <text:p>9,88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7.8670772039914" calcext:value-type="float">
            <text:p>27,87</text:p>
          </table:table-cell>
          <table:table-cell office:value-type="float" office:value="11.2066581910185" calcext:value-type="float">
            <text:p>11,21</text:p>
          </table:table-cell>
          <table:table-cell office:value-type="float" office:value="10.275551268016" calcext:value-type="float">
            <text:p>10,28</text:p>
          </table:table-cell>
          <table:table-cell table:number-columns-repeated="101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9.9581724029849" calcext:value-type="float">
            <text:p>29,96</text:p>
          </table:table-cell>
          <table:table-cell office:value-type="float" office:value="11.1240676479938" calcext:value-type="float">
            <text:p>11,12</text:p>
          </table:table-cell>
          <table:table-cell office:value-type="float" office:value="11.1999740210013" calcext:value-type="float">
            <text:p>11,20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1.1083659619908" calcext:value-type="float">
            <text:p>31,11</text:p>
          </table:table-cell>
          <table:table-cell office:value-type="float" office:value="11.8916361279844" calcext:value-type="float">
            <text:p>11,89</text:p>
          </table:table-cell>
          <table:table-cell office:value-type="float" office:value="11.6400379120023" calcext:value-type="float">
            <text:p>11,64</text:p>
          </table:table-cell>
          <table:table-cell table:number-columns-repeated="101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3.3046369990043" calcext:value-type="float">
            <text:p>33,30</text:p>
          </table:table-cell>
          <table:table-cell office:value-type="float" office:value="12.4864508079772" calcext:value-type="float">
            <text:p>12,49</text:p>
          </table:table-cell>
          <table:table-cell office:value-type="float" office:value="12.2816480290203" calcext:value-type="float">
            <text:p>12,28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5.0631866499898" calcext:value-type="float">
            <text:p>35,06</text:p>
          </table:table-cell>
          <table:table-cell office:value-type="float" office:value="13.3673811680055" calcext:value-type="float">
            <text:p>13,37</text:p>
          </table:table-cell>
          <table:table-cell office:value-type="float" office:value="12.9476773930073" calcext:value-type="float">
            <text:p>12,95</text:p>
          </table:table-cell>
          <table:table-cell table:number-columns-repeated="1019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7.614629276999" calcext:value-type="float">
            <text:p>37,61</text:p>
          </table:table-cell>
          <table:table-cell office:value-type="float" office:value="13.8926096660143" calcext:value-type="float">
            <text:p>13,89</text:p>
          </table:table-cell>
          <table:table-cell office:value-type="float" office:value="13.8659346139757" calcext:value-type="float">
            <text:p>13,87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9.2693010549992" calcext:value-type="float">
            <text:p>39,27</text:p>
          </table:table-cell>
          <table:table-cell office:value-type="float" office:value="14.9729440519877" calcext:value-type="float">
            <text:p>14,97</text:p>
          </table:table-cell>
          <table:table-cell office:value-type="float" office:value="14.5698850929912" calcext:value-type="float">
            <text:p>14,57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1.2978312280029" calcext:value-type="float">
            <text:p>41,30</text:p>
          </table:table-cell>
          <table:table-cell office:value-type="float" office:value="15.8721124299918" calcext:value-type="float">
            <text:p>15,87</text:p>
          </table:table-cell>
          <table:table-cell office:value-type="float" office:value="15.4939309959882" calcext:value-type="float">
            <text:p>15,49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4.2187810980249" calcext:value-type="float">
            <text:p>44,22</text:p>
          </table:table-cell>
          <table:table-cell office:value-type="float" office:value="16.6979725800047" calcext:value-type="float">
            <text:p>16,70</text:p>
          </table:table-cell>
          <table:table-cell office:value-type="float" office:value="16.1164138099994" calcext:value-type="float">
            <text:p>16,12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4_2.A1:Sheet4_2.B161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Sheet1.A2:Sheet1.B29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Original2_2.A1:Original2_2.B161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Original3_2.A1:Original3_2.B161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Sheet1_2.A3:Sheet1_2.B30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Sheet1_3.A2:Sheet1_3.B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21:02:36.140014761</meta:creation-date>
    <dc:date>2023-02-13T19:11:11.887959198</dc:date>
    <meta:editing-duration>P3DT15H21M7S</meta:editing-duration>
    <meta:editing-cycles>17</meta:editing-cycles>
    <meta:generator>LibreOffice/7.3.7.2$Linux_X86_64 LibreOffice_project/30$Build-2</meta:generator>
    <meta:document-statistic meta:table-count="9" meta:cell-count="196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origin="0" chart:interval-major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4586" svg:stroke-opacity="50%" svg:stroke-linecap="round" draw:fill-color="#004586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ff420e" svg:stroke-opacity="50%" svg:stroke-linecap="round" draw:fill-color="#ff420e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a933" svg:stroke-opacity="50%" svg:stroke-linecap="round" draw:fill-color="#00a933" draw:opacity="5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4.213cm" xlink:href=".." xlink:type="simple" chart:class="chart:scatter" chart:style-name="ch1">
        <chart:title svg:x="4.133cm" svg:y="0.42cm" chart:style-name="ch2">
          <text:p>Temps d'exécution VS nombre d'items</text:p>
        </chart:title>
        <chart:legend chart:legend-position="end" svg:x="12.427cm" svg:y="6.309cm" style:legend-expansion="high" chart:style-name="ch3"/>
        <chart:plot-area chart:style-name="ch4" table:cell-range-address="Sheet1.A1:Sheet1.A42 Sheet1.B1:Sheet1.D1 Sheet1.B3:Sheet1.D42" chart:data-source-has-labels="row" svg:x="1.331cm" svg:y="1.483cm" svg:width="10.776cm" svg:height="11.465cm">
          <chart:coordinate-region svg:x="2.138cm" svg:y="1.682cm" svg:width="9.969cm" svg:height="10.212cm"/>
          <chart:axis chart:dimension="x" chart:name="primary-x" chart:style-name="ch5">
            <chart:title svg:x="5.087cm" svg:y="13.232cm" chart:style-name="ch6">
              <text:p>Nombre d'items à trier</text:p>
            </chart:title>
          </chart:axis>
          <chart:axis chart:dimension="y" chart:name="primary-y" chart:style-name="ch7">
            <chart:title svg:x="0.451cm" svg:y="8.608cm" chart:style-name="ch8">
              <text:p>Temps (seconde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B3:Sheet1.B42" chart:label-cell-address="Sheet1.B1:Sheet1.B1" chart:class="chart:scatter">
            <chart:domain table:cell-range-address="Sheet1.A3:Sheet1.A42"/>
            <chart:data-point chart:repeated="40"/>
          </chart:series>
          <chart:series chart:style-name="ch12" chart:values-cell-range-address="Sheet1.C3:Sheet1.C42" chart:label-cell-address="Sheet1.C1:Sheet1.C1" chart:class="chart:scatter">
            <chart:data-point chart:repeated="40"/>
          </chart:series>
          <chart:series chart:style-name="ch13" chart:values-cell-range-address="Sheet1.D3:Sheet1.D42" chart:label-cell-address="Sheet1.D1:Sheet1.D1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Insertion</text:p>
                <draw:g>
                  <svg:desc>Sheet1.C1:Sheet1.C1</svg:desc>
                </draw:g>
              </table:table-cell>
              <table:table-cell office:value-type="string">
                <text:p>Select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42</svg:desc>
                </draw:g>
              </table:table-cell>
              <table:table-cell office:value-type="float" office:value="0.317499389995646">
                <text:p>0.317499389995646</text:p>
                <draw:g>
                  <svg:desc>Sheet1.B3:Sheet1.B42</svg:desc>
                </draw:g>
              </table:table-cell>
              <table:table-cell office:value-type="float" office:value="0.0888892059956561">
                <text:p>0.0888892059956561</text:p>
                <draw:g>
                  <svg:desc>Sheet1.C3:Sheet1.C42</svg:desc>
                </draw:g>
              </table:table-cell>
              <table:table-cell office:value-type="float" office:value="0.117966423997132">
                <text:p>0.117966423997132</text:p>
                <draw:g>
                  <svg:desc>Sheet1.D3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824773411004571">
                <text:p>0.824773411004571</text:p>
              </table:table-cell>
              <table:table-cell office:value-type="float" office:value="0.293814621996717">
                <text:p>0.293814621996717</text:p>
              </table:table-cell>
              <table:table-cell office:value-type="float" office:value="0.307317228005559">
                <text:p>0.307317228005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79584296800022">
                <text:p>1.79584296800022</text:p>
              </table:table-cell>
              <table:table-cell office:value-type="float" office:value="0.620528514999023">
                <text:p>0.620528514999023</text:p>
              </table:table-cell>
              <table:table-cell office:value-type="float" office:value="0.676673336995009">
                <text:p>0.676673336995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.1807601440014">
                <text:p>3.1807601440014</text:p>
              </table:table-cell>
              <table:table-cell office:value-type="float" office:value="1.10488026100211">
                <text:p>1.10488026100211</text:p>
              </table:table-cell>
              <table:table-cell office:value-type="float" office:value="1.18833374300448">
                <text:p>1.18833374300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.01382047900552">
                <text:p>5.01382047900552</text:p>
              </table:table-cell>
              <table:table-cell office:value-type="float" office:value="1.74405335899792">
                <text:p>1.74405335899792</text:p>
              </table:table-cell>
              <table:table-cell office:value-type="float" office:value="1.83108011999866">
                <text:p>1.83108011999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7.17256952699972">
                <text:p>7.17256952699972</text:p>
              </table:table-cell>
              <table:table-cell office:value-type="float" office:value="2.55937473299855">
                <text:p>2.55937473299855</text:p>
              </table:table-cell>
              <table:table-cell office:value-type="float" office:value="2.68591122300131">
                <text:p>2.68591122300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9.82409237899992">
                <text:p>9.82409237899992</text:p>
              </table:table-cell>
              <table:table-cell office:value-type="float" office:value="3.51166477100196">
                <text:p>3.51166477100196</text:p>
              </table:table-cell>
              <table:table-cell office:value-type="float" office:value="3.54044796100061">
                <text:p>3.54044796100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2.9536811010039">
                <text:p>12.9536811010039</text:p>
              </table:table-cell>
              <table:table-cell office:value-type="float" office:value="4.60959409699717">
                <text:p>4.60959409699717</text:p>
              </table:table-cell>
              <table:table-cell office:value-type="float" office:value="4.58142118099931">
                <text:p>4.58142118099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6.3144039700055">
                <text:p>16.3144039700055</text:p>
              </table:table-cell>
              <table:table-cell office:value-type="float" office:value="5.81478951899771">
                <text:p>5.81478951899771</text:p>
              </table:table-cell>
              <table:table-cell office:value-type="float" office:value="5.87612770400301">
                <text:p>5.87612770400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.8919653959965">
                <text:p>19.8919653959965</text:p>
              </table:table-cell>
              <table:table-cell office:value-type="float" office:value="7.19045641300181">
                <text:p>7.19045641300181</text:p>
              </table:table-cell>
              <table:table-cell office:value-type="float" office:value="7.12225583899999">
                <text:p>7.122255838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4.0555407899956">
                <text:p>24.0555407899956</text:p>
              </table:table-cell>
              <table:table-cell office:value-type="float" office:value="8.84419139799138">
                <text:p>8.84419139799138</text:p>
              </table:table-cell>
              <table:table-cell office:value-type="float" office:value="8.743295510998">
                <text:p>8.743295510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8.2254748939886">
                <text:p>28.2254748939886</text:p>
              </table:table-cell>
              <table:table-cell office:value-type="float" office:value="10.2569769160036">
                <text:p>10.2569769160036</text:p>
              </table:table-cell>
              <table:table-cell office:value-type="float" office:value="10.4400856010034">
                <text:p>10.4400856010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3.3607759199949">
                <text:p>33.3607759199949</text:p>
              </table:table-cell>
              <table:table-cell office:value-type="float" office:value="12.1165357019927">
                <text:p>12.1165357019927</text:p>
              </table:table-cell>
              <table:table-cell office:value-type="float" office:value="12.2524381939875">
                <text:p>12.2524381939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38.0077129279962">
                <text:p>38.0077129279962</text:p>
              </table:table-cell>
              <table:table-cell office:value-type="float" office:value="14.0449255659914">
                <text:p>14.0449255659914</text:p>
              </table:table-cell>
              <table:table-cell office:value-type="float" office:value="14.0711273289926">
                <text:p>14.0711273289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4.1818015499885">
                <text:p>44.1818015499885</text:p>
              </table:table-cell>
              <table:table-cell office:value-type="float" office:value="16.0832169420028">
                <text:p>16.0832169420028</text:p>
              </table:table-cell>
              <table:table-cell office:value-type="float" office:value="16.1084495670075">
                <text:p>16.1084495670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9.8507317449985">
                <text:p>49.8507317449985</text:p>
              </table:table-cell>
              <table:table-cell office:value-type="float" office:value="18.1506907720031">
                <text:p>18.1506907720031</text:p>
              </table:table-cell>
              <table:table-cell office:value-type="float" office:value="18.4295441870054">
                <text:p>18.4295441870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6.2259023160004">
                <text:p>56.2259023160004</text:p>
              </table:table-cell>
              <table:table-cell office:value-type="float" office:value="20.3122731789917">
                <text:p>20.3122731789917</text:p>
              </table:table-cell>
              <table:table-cell office:value-type="float" office:value="20.7622506659973">
                <text:p>20.7622506659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62.8947285769973">
                <text:p>62.8947285769973</text:p>
              </table:table-cell>
              <table:table-cell office:value-type="float" office:value="22.8900713350013">
                <text:p>22.8900713350013</text:p>
              </table:table-cell>
              <table:table-cell office:value-type="float" office:value="23.0900037680112">
                <text:p>23.0900037680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9.8647794559947">
                <text:p>69.8647794559947</text:p>
              </table:table-cell>
              <table:table-cell office:value-type="float" office:value="25.7047855220007">
                <text:p>25.7047855220007</text:p>
              </table:table-cell>
              <table:table-cell office:value-type="float" office:value="25.7171136990073">
                <text:p>25.7171136990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74.2278922960104">
                <text:p>74.2278922960104</text:p>
              </table:table-cell>
              <table:table-cell office:value-type="float" office:value="25.9741092540062">
                <text:p>25.9741092540062</text:p>
              </table:table-cell>
              <table:table-cell office:value-type="float" office:value="25.5781203520019">
                <text:p>25.5781203520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86.5323818609904">
                <text:p>86.5323818609904</text:p>
              </table:table-cell>
              <table:table-cell office:value-type="float" office:value="31.5681402280024">
                <text:p>31.5681402280024</text:p>
              </table:table-cell>
              <table:table-cell office:value-type="float" office:value="32.2422602480074">
                <text:p>32.2422602480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94.0360284630006">
                <text:p>94.0360284630006</text:p>
              </table:table-cell>
              <table:table-cell office:value-type="float" office:value="34.0766203189996">
                <text:p>34.0766203189996</text:p>
              </table:table-cell>
              <table:table-cell office:value-type="float" office:value="35.6700328119914">
                <text:p>35.6700328119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01.578895614002">
                <text:p>101.578895614002</text:p>
              </table:table-cell>
              <table:table-cell office:value-type="float" office:value="37.367735546999">
                <text:p>37.367735546999</text:p>
              </table:table-cell>
              <table:table-cell office:value-type="float" office:value="38.7636257580016">
                <text:p>38.7636257580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11.717118137007">
                <text:p>111.717118137007</text:p>
              </table:table-cell>
              <table:table-cell office:value-type="float" office:value="40.6163122569997">
                <text:p>40.6163122569997</text:p>
              </table:table-cell>
              <table:table-cell office:value-type="float" office:value="42.0924159879942">
                <text:p>42.092415987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21.320296405">
                <text:p>121.320296405</text:p>
              </table:table-cell>
              <table:table-cell office:value-type="float" office:value="44.4724719660007">
                <text:p>44.4724719660007</text:p>
              </table:table-cell>
              <table:table-cell office:value-type="float" office:value="45.4222395679972">
                <text:p>45.4222395679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31.751669930993">
                <text:p>131.751669930993</text:p>
              </table:table-cell>
              <table:table-cell office:value-type="float" office:value="47.9456063709949">
                <text:p>47.9456063709949</text:p>
              </table:table-cell>
              <table:table-cell office:value-type="float" office:value="49.6862472240027">
                <text:p>49.6862472240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40.840664499003">
                <text:p>140.840664499003</text:p>
              </table:table-cell>
              <table:table-cell office:value-type="float" office:value="52.0771221320028">
                <text:p>52.0771221320028</text:p>
              </table:table-cell>
              <table:table-cell office:value-type="float" office:value="53.3491667649942">
                <text:p>53.3491667649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53.271100162005">
                <text:p>153.271100162005</text:p>
              </table:table-cell>
              <table:table-cell office:value-type="float" office:value="56.0198782920052">
                <text:p>56.0198782920052</text:p>
              </table:table-cell>
              <table:table-cell office:value-type="float" office:value="57.1609157100029">
                <text:p>57.1609157100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66.711609577003">
                <text:p>166.711609577003</text:p>
              </table:table-cell>
              <table:table-cell office:value-type="float" office:value="60.0678070690046">
                <text:p>60.0678070690046</text:p>
              </table:table-cell>
              <table:table-cell office:value-type="float" office:value="62.235636671001">
                <text:p>62.235636671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69.542973297997">
                <text:p>169.542973297997</text:p>
              </table:table-cell>
              <table:table-cell office:value-type="float" office:value="60.1233191859938">
                <text:p>60.1233191859938</text:p>
              </table:table-cell>
              <table:table-cell office:value-type="float" office:value="59.612482875993">
                <text:p>59.612482875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76.895101934002">
                <text:p>176.895101934002</text:p>
              </table:table-cell>
              <table:table-cell office:value-type="float" office:value="62.2124037790054">
                <text:p>62.2124037790054</text:p>
              </table:table-cell>
              <table:table-cell office:value-type="float" office:value="62.2358691000118">
                <text:p>62.2358691000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89.868547305014">
                <text:p>189.868547305014</text:p>
              </table:table-cell>
              <table:table-cell office:value-type="float" office:value="66.3170779399952">
                <text:p>66.3170779399952</text:p>
              </table:table-cell>
              <table:table-cell office:value-type="float" office:value="66.0382098020054">
                <text:p>66.0382098020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01.358543808994">
                <text:p>201.358543808994</text:p>
              </table:table-cell>
              <table:table-cell office:value-type="float" office:value="72.0323778269958">
                <text:p>72.0323778269958</text:p>
              </table:table-cell>
              <table:table-cell office:value-type="float" office:value="69.9712306230067">
                <text:p>69.9712306230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11.885011196006">
                <text:p>211.885011196006</text:p>
              </table:table-cell>
              <table:table-cell office:value-type="float" office:value="73.5133743129991">
                <text:p>73.5133743129991</text:p>
              </table:table-cell>
              <table:table-cell office:value-type="float" office:value="73.4517424810038">
                <text:p>73.4517424810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24.671495540009">
                <text:p>224.671495540009</text:p>
              </table:table-cell>
              <table:table-cell office:value-type="float" office:value="81.7257613410038">
                <text:p>81.7257613410038</text:p>
              </table:table-cell>
              <table:table-cell office:value-type="float" office:value="78.5653711220075">
                <text:p>78.5653711220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42.095213102002">
                <text:p>242.095213102002</text:p>
              </table:table-cell>
              <table:table-cell office:value-type="float" office:value="83.4641428100003">
                <text:p>83.4641428100003</text:p>
              </table:table-cell>
              <table:table-cell office:value-type="float" office:value="83.2967413949955">
                <text:p>83.296741394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51.436246746001">
                <text:p>251.436246746001</text:p>
              </table:table-cell>
              <table:table-cell office:value-type="float" office:value="87.5285440790031">
                <text:p>87.5285440790031</text:p>
              </table:table-cell>
              <table:table-cell office:value-type="float" office:value="87.2970570550097">
                <text:p>87.29705705500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66.175700698994">
                <text:p>266.175700698994</text:p>
              </table:table-cell>
              <table:table-cell office:value-type="float" office:value="92.5839204239892">
                <text:p>92.5839204239892</text:p>
              </table:table-cell>
              <table:table-cell office:value-type="float" office:value="92.688819848001">
                <text:p>92.688819848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80.511325922998">
                <text:p>280.511325922998</text:p>
              </table:table-cell>
              <table:table-cell office:value-type="float" office:value="97.9079244579916">
                <text:p>97.9079244579916</text:p>
              </table:table-cell>
              <table:table-cell office:value-type="float" office:value="97.0871614009957">
                <text:p>97.08716140099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93.140537895">
                <text:p>293.140537895</text:p>
              </table:table-cell>
              <table:table-cell office:value-type="float" office:value="101.754026269991">
                <text:p>101.754026269991</text:p>
              </table:table-cell>
              <table:table-cell office:value-type="float" office:value="102.347526244004">
                <text:p>102.347526244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4000" chart:origin="0" chart:interval-major="100" chart:reverse-direction="false" text:line-break="false" loext:try-staggering-first="false" chart:label-arrangement="stagger-even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4586" svg:stroke-opacity="50%" svg:stroke-linecap="round" draw:fill-color="#004586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ff420e" svg:stroke-opacity="50%" svg:stroke-linecap="round" draw:fill-color="#ff420e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a933" svg:stroke-opacity="50%" svg:stroke-linecap="round" draw:fill-color="#00a933" draw:opacity="5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4.213cm" xlink:href=".." xlink:type="simple" chart:class="chart:scatter" chart:style-name="ch1">
        <chart:title svg:x="4.133cm" svg:y="0.42cm" chart:style-name="ch2">
          <text:p>Temps d'exécution VS nombre d'items</text:p>
        </chart:title>
        <chart:legend chart:legend-position="end" svg:x="3.45cm" svg:y="4.25cm" style:legend-expansion="custom" svg:width="4.55cm" svg:height="1.594cm" style:legend-expansion-aspect-ratio="2.85445420326223" chart:style-name="ch3"/>
        <chart:plot-area chart:style-name="ch4" table:cell-range-address="Sheet1_2.A4:Sheet1_2.D43 Sheet1_2.B2:Sheet1_2.D2" chart:data-source-has-labels="row" svg:x="1.33cm" svg:y="1.482cm" svg:width="14.457cm" svg:height="11.743cm">
          <chart:coordinate-region svg:x="2.137cm" svg:y="1.681cm" svg:width="13.451cm" svg:height="10.155cm"/>
          <chart:axis chart:dimension="x" chart:name="primary-x" chart:style-name="ch5">
            <chart:title svg:x="6.926cm" svg:y="13.509cm" chart:style-name="ch6">
              <text:p>Nombre d'items à trier</text:p>
            </chart:title>
            <chart:grid chart:style-name="ch7" chart:class="major"/>
          </chart:axis>
          <chart:axis chart:dimension="y" chart:name="primary-y" chart:style-name="ch8">
            <chart:title svg:x="0.45cm" svg:y="8.746cm" chart:style-name="ch9">
              <text:p>Temps (seconde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_2.B4:Sheet1_2.B43" chart:label-cell-address="Sheet1_2.B2:Sheet1_2.B2" chart:class="chart:scatter">
            <chart:domain table:cell-range-address="Sheet1_2.A4:Sheet1_2.A43"/>
            <chart:data-point chart:repeated="40"/>
          </chart:series>
          <chart:series chart:style-name="ch12" chart:values-cell-range-address="Sheet1_2.C4:Sheet1_2.C43" chart:label-cell-address="Sheet1_2.C2:Sheet1_2.C2" chart:class="chart:scatter">
            <chart:data-point chart:repeated="40"/>
          </chart:series>
          <chart:series chart:style-name="ch13" chart:values-cell-range-address="Sheet1_2.D4:Sheet1_2.D43" chart:label-cell-address="Sheet1_2.D2:Sheet1_2.D2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i à bulles</text:p>
                <draw:g>
                  <svg:desc>Sheet1_2.B2:Sheet1_2.B2</svg:desc>
                </draw:g>
              </table:table-cell>
              <table:table-cell office:value-type="string">
                <text:p>Tri par sélection</text:p>
                <draw:g>
                  <svg:desc>Sheet1_2.C2:Sheet1_2.C2</svg:desc>
                </draw:g>
              </table:table-cell>
              <table:table-cell office:value-type="string">
                <text:p>Tri par insertion</text:p>
                <draw:g>
                  <svg:desc>Sheet1_2.D2:Sheet1_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_2.A4:Sheet1_2.A43</svg:desc>
                </draw:g>
              </table:table-cell>
              <table:table-cell office:value-type="float" office:value="0.309997763004503">
                <text:p>0.309997763004503</text:p>
                <draw:g>
                  <svg:desc>Sheet1_2.B4:Sheet1_2.B43</svg:desc>
                </draw:g>
              </table:table-cell>
              <table:table-cell office:value-type="float" office:value="0.110945613007061">
                <text:p>0.110945613007061</text:p>
                <draw:g>
                  <svg:desc>Sheet1_2.C4:Sheet1_2.C43</svg:desc>
                </draw:g>
              </table:table-cell>
              <table:table-cell office:value-type="float" office:value="0.087944469996728">
                <text:p>0.087944469996728</text:p>
                <draw:g>
                  <svg:desc>Sheet1_2.D4:Sheet1_2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77535296100541">
                <text:p>0.77535296100541</text:p>
              </table:table-cell>
              <table:table-cell office:value-type="float" office:value="0.314738104003482">
                <text:p>0.314738104003482</text:p>
              </table:table-cell>
              <table:table-cell office:value-type="float" office:value="0.289735194994137">
                <text:p>0.289735194994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7937423359981">
                <text:p>1.7937423359981</text:p>
              </table:table-cell>
              <table:table-cell office:value-type="float" office:value="0.712459975999082">
                <text:p>0.712459975999082</text:p>
              </table:table-cell>
              <table:table-cell office:value-type="float" office:value="0.625486456992803">
                <text:p>0.625486456992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.20481299799576">
                <text:p>3.20481299799576</text:p>
              </table:table-cell>
              <table:table-cell office:value-type="float" office:value="1.25736749700445">
                <text:p>1.25736749700445</text:p>
              </table:table-cell>
              <table:table-cell office:value-type="float" office:value="1.07375447299273">
                <text:p>1.07375447299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.84665680999751">
                <text:p>4.84665680999751</text:p>
              </table:table-cell>
              <table:table-cell office:value-type="float" office:value="1.98861945100361">
                <text:p>1.98861945100361</text:p>
              </table:table-cell>
              <table:table-cell office:value-type="float" office:value="1.68491231799999">
                <text:p>1.684912317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.98782897299679">
                <text:p>6.98782897299679</text:p>
              </table:table-cell>
              <table:table-cell office:value-type="float" office:value="2.90587639600562">
                <text:p>2.90587639600562</text:p>
              </table:table-cell>
              <table:table-cell office:value-type="float" office:value="2.50995123300527">
                <text:p>2.50995123300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9.53563732800831">
                <text:p>9.53563732800831</text:p>
              </table:table-cell>
              <table:table-cell office:value-type="float" office:value="3.8285338190035">
                <text:p>3.8285338190035</text:p>
              </table:table-cell>
              <table:table-cell office:value-type="float" office:value="3.38685433700448">
                <text:p>3.38685433700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2.220782688004">
                <text:p>12.220782688004</text:p>
              </table:table-cell>
              <table:table-cell office:value-type="float" office:value="5.0995614620042">
                <text:p>5.0995614620042</text:p>
              </table:table-cell>
              <table:table-cell office:value-type="float" office:value="4.2841484380042">
                <text:p>4.2841484380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5.4367993939959">
                <text:p>15.4367993939959</text:p>
              </table:table-cell>
              <table:table-cell office:value-type="float" office:value="6.28042240301147">
                <text:p>6.28042240301147</text:p>
              </table:table-cell>
              <table:table-cell office:value-type="float" office:value="5.48473608899803">
                <text:p>5.48473608899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.1693601720035">
                <text:p>19.1693601720035</text:p>
              </table:table-cell>
              <table:table-cell office:value-type="float" office:value="8.04075736401137">
                <text:p>8.04075736401137</text:p>
              </table:table-cell>
              <table:table-cell office:value-type="float" office:value="7.04004190300475">
                <text:p>7.04004190300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1.6884908060019">
                <text:p>21.6884908060019</text:p>
              </table:table-cell>
              <table:table-cell office:value-type="float" office:value="8.66206093199435">
                <text:p>8.66206093199435</text:p>
              </table:table-cell>
              <table:table-cell office:value-type="float" office:value="7.61925351399987">
                <text:p>7.6192535139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5.7785452360113">
                <text:p>25.7785452360113</text:p>
              </table:table-cell>
              <table:table-cell office:value-type="float" office:value="9.72256350399402">
                <text:p>9.72256350399402</text:p>
              </table:table-cell>
              <table:table-cell office:value-type="float" office:value="8.98449405599968">
                <text:p>8.98449405599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9.7049525839975">
                <text:p>29.7049525839975</text:p>
              </table:table-cell>
              <table:table-cell office:value-type="float" office:value="11.360317151004">
                <text:p>11.360317151004</text:p>
              </table:table-cell>
              <table:table-cell office:value-type="float" office:value="10.1659980370023">
                <text:p>10.1659980370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34.3184630449978">
                <text:p>34.3184630449978</text:p>
              </table:table-cell>
              <table:table-cell office:value-type="float" office:value="13.6654085939954">
                <text:p>13.6654085939954</text:p>
              </table:table-cell>
              <table:table-cell office:value-type="float" office:value="12.0047635439987">
                <text:p>12.0047635439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9.6042712609924">
                <text:p>39.6042712609924</text:p>
              </table:table-cell>
              <table:table-cell office:value-type="float" office:value="15.6524272150127">
                <text:p>15.6524272150127</text:p>
              </table:table-cell>
              <table:table-cell office:value-type="float" office:value="13.3906655239989">
                <text:p>13.3906655239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5.0842508399946">
                <text:p>45.0842508399946</text:p>
              </table:table-cell>
              <table:table-cell office:value-type="float" office:value="17.2451842269948">
                <text:p>17.2451842269948</text:p>
              </table:table-cell>
              <table:table-cell office:value-type="float" office:value="15.4293711219943">
                <text:p>15.4293711219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0.0593916360085">
                <text:p>50.0593916360085</text:p>
              </table:table-cell>
              <table:table-cell office:value-type="float" office:value="19.3745072360034">
                <text:p>19.3745072360034</text:p>
              </table:table-cell>
              <table:table-cell office:value-type="float" office:value="17.1908608049998">
                <text:p>17.190860804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55.7077258950012">
                <text:p>55.7077258950012</text:p>
              </table:table-cell>
              <table:table-cell office:value-type="float" office:value="21.2735340799991">
                <text:p>21.2735340799991</text:p>
              </table:table-cell>
              <table:table-cell office:value-type="float" office:value="19.1205254570086">
                <text:p>19.1205254570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2.7834878160065">
                <text:p>62.7834878160065</text:p>
              </table:table-cell>
              <table:table-cell office:value-type="float" office:value="23.9867624809995">
                <text:p>23.9867624809995</text:p>
              </table:table-cell>
              <table:table-cell office:value-type="float" office:value="21.3385738579964">
                <text:p>21.3385738579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9.486426124">
                <text:p>69.486426124</text:p>
              </table:table-cell>
              <table:table-cell office:value-type="float" office:value="27.3610460410127">
                <text:p>27.3610460410127</text:p>
              </table:table-cell>
              <table:table-cell office:value-type="float" office:value="23.9736412450002">
                <text:p>23.973641245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76.9722272740037">
                <text:p>76.9722272740037</text:p>
              </table:table-cell>
              <table:table-cell office:value-type="float" office:value="29.4861636499991">
                <text:p>29.4861636499991</text:p>
              </table:table-cell>
              <table:table-cell office:value-type="float" office:value="26.1011491290119">
                <text:p>26.1011491290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84.7330518890085">
                <text:p>84.7330518890085</text:p>
              </table:table-cell>
              <table:table-cell office:value-type="float" office:value="32.3969868020067">
                <text:p>32.3969868020067</text:p>
              </table:table-cell>
              <table:table-cell office:value-type="float" office:value="29.0412866760016">
                <text:p>29.0412866760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92.3655871029914">
                <text:p>92.3655871029914</text:p>
              </table:table-cell>
              <table:table-cell office:value-type="float" office:value="34.0787909120118">
                <text:p>34.0787909120118</text:p>
              </table:table-cell>
              <table:table-cell office:value-type="float" office:value="31.4495284120057">
                <text:p>31.4495284120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01.283686120994">
                <text:p>101.283686120994</text:p>
              </table:table-cell>
              <table:table-cell office:value-type="float" office:value="37.6781906099932">
                <text:p>37.6781906099932</text:p>
              </table:table-cell>
              <table:table-cell office:value-type="float" office:value="34.7715594769979">
                <text:p>34.7715594769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08.072462986005">
                <text:p>108.072462986005</text:p>
              </table:table-cell>
              <table:table-cell office:value-type="float" office:value="40.383517883005">
                <text:p>40.383517883005</text:p>
              </table:table-cell>
              <table:table-cell office:value-type="float" office:value="36.7468556899985">
                <text:p>36.7468556899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18.993751785005">
                <text:p>118.993751785005</text:p>
              </table:table-cell>
              <table:table-cell office:value-type="float" office:value="45.6427798649966">
                <text:p>45.6427798649966</text:p>
              </table:table-cell>
              <table:table-cell office:value-type="float" office:value="40.1597198189993">
                <text:p>40.159719818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27.060228151997">
                <text:p>127.060228151997</text:p>
              </table:table-cell>
              <table:table-cell office:value-type="float" office:value="50.2930093019968">
                <text:p>50.2930093019968</text:p>
              </table:table-cell>
              <table:table-cell office:value-type="float" office:value="42.9329463460017">
                <text:p>42.9329463460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35.219712909995">
                <text:p>135.219712909995</text:p>
              </table:table-cell>
              <table:table-cell office:value-type="float" office:value="51.9508769850072">
                <text:p>51.9508769850072</text:p>
              </table:table-cell>
              <table:table-cell office:value-type="float" office:value="46.4170125950041">
                <text:p>46.41701259500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45.859512572992">
                <text:p>145.859512572992</text:p>
              </table:table-cell>
              <table:table-cell office:value-type="float" office:value="57.2548078429973">
                <text:p>57.2548078429973</text:p>
              </table:table-cell>
              <table:table-cell office:value-type="float" office:value="49.3508367550094">
                <text:p>49.3508367550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55.315695636993">
                <text:p>155.315695636993</text:p>
              </table:table-cell>
              <table:table-cell office:value-type="float" office:value="57.1899846930028">
                <text:p>57.1899846930028</text:p>
              </table:table-cell>
              <table:table-cell office:value-type="float" office:value="52.881695936012">
                <text:p>52.881695936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66.133016435007">
                <text:p>166.133016435007</text:p>
              </table:table-cell>
              <table:table-cell office:value-type="float" office:value="61.5634566160006">
                <text:p>61.5634566160006</text:p>
              </table:table-cell>
              <table:table-cell office:value-type="float" office:value="55.565781687008">
                <text:p>55.565781687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79.269372575">
                <text:p>179.269372575</text:p>
              </table:table-cell>
              <table:table-cell office:value-type="float" office:value="67.8221176619991">
                <text:p>67.8221176619991</text:p>
              </table:table-cell>
              <table:table-cell office:value-type="float" office:value="60.0951934189943">
                <text:p>60.09519341899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89.586069488985">
                <text:p>189.586069488985</text:p>
              </table:table-cell>
              <table:table-cell office:value-type="float" office:value="74.1383300320013">
                <text:p>74.1383300320013</text:p>
              </table:table-cell>
              <table:table-cell office:value-type="float" office:value="63.228296938003">
                <text:p>63.228296938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00.143199465005">
                <text:p>200.143199465005</text:p>
              </table:table-cell>
              <table:table-cell office:value-type="float" office:value="74.8428551370162">
                <text:p>74.8428551370162</text:p>
              </table:table-cell>
              <table:table-cell office:value-type="float" office:value="67.558721022011">
                <text:p>67.558721022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09.524093681015">
                <text:p>209.524093681015</text:p>
              </table:table-cell>
              <table:table-cell office:value-type="float" office:value="81.5516745409986">
                <text:p>81.5516745409986</text:p>
              </table:table-cell>
              <table:table-cell office:value-type="float" office:value="70.5938031800033">
                <text:p>70.5938031800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25.752719987999">
                <text:p>225.752719987999</text:p>
              </table:table-cell>
              <table:table-cell office:value-type="float" office:value="87.0264202569961">
                <text:p>87.0264202569961</text:p>
              </table:table-cell>
              <table:table-cell office:value-type="float" office:value="76.4978820169927">
                <text:p>76.4978820169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36.539893359004">
                <text:p>236.539893359004</text:p>
              </table:table-cell>
              <table:table-cell office:value-type="float" office:value="90.7130037739989">
                <text:p>90.7130037739989</text:p>
              </table:table-cell>
              <table:table-cell office:value-type="float" office:value="79.6198377730034">
                <text:p>79.6198377730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50.380278319004">
                <text:p>250.380278319004</text:p>
              </table:table-cell>
              <table:table-cell office:value-type="float" office:value="95.1957128509821">
                <text:p>95.1957128509821</text:p>
              </table:table-cell>
              <table:table-cell office:value-type="float" office:value="85.2013481569884">
                <text:p>85.20134815698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60.071699838008">
                <text:p>260.071699838008</text:p>
              </table:table-cell>
              <table:table-cell office:value-type="float" office:value="97.0561628149881">
                <text:p>97.0561628149881</text:p>
              </table:table-cell>
              <table:table-cell office:value-type="float" office:value="88.5300212940201">
                <text:p>88.5300212940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77.251241198013">
                <text:p>277.251241198013</text:p>
              </table:table-cell>
              <table:table-cell office:value-type="float" office:value="100.724650643999">
                <text:p>100.724650643999</text:p>
              </table:table-cell>
              <table:table-cell office:value-type="float" office:value="93.3389224459825">
                <text:p>93.3389224459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4000" chart:origin="0" chart:interval-major="100" chart:reverse-direction="false" text:line-break="false" loext:try-staggering-first="false" chart:label-arrangement="stagger-even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4586" svg:stroke-opacity="50%" svg:stroke-linecap="round" draw:fill-color="#004586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ff420e" svg:stroke-opacity="50%" svg:stroke-linecap="round" draw:fill-color="#ff420e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a933" svg:stroke-opacity="50%" svg:stroke-linecap="round" draw:fill-color="#00a933" draw:opacity="5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4.213cm" xlink:href=".." xlink:type="simple" chart:class="chart:scatter" chart:style-name="ch1">
        <chart:title svg:x="4.133cm" svg:y="0.42cm" chart:style-name="ch2">
          <text:p>Temps d'exécution VS nombre d'items</text:p>
        </chart:title>
        <chart:legend chart:legend-position="end" svg:x="3.45cm" svg:y="4.25cm" style:legend-expansion="custom" svg:width="3.363cm" svg:height="1.594cm" style:legend-expansion-aspect-ratio="2.10978670012547" chart:style-name="ch3"/>
        <chart:plot-area chart:style-name="ch4" table:cell-range-address="Sheet1_3.A3:Sheet1_3.D42 Sheet1_3.B1:Sheet1_3.D1" chart:data-source-has-labels="row" svg:x="1.516cm" svg:y="1.481cm" svg:width="14.271cm" svg:height="11.744cm">
          <chart:coordinate-region svg:x="2.137cm" svg:y="1.681cm" svg:width="13.451cm" svg:height="10.155cm"/>
          <chart:axis chart:dimension="x" chart:name="primary-x" chart:style-name="ch5">
            <chart:title svg:x="7.019cm" svg:y="13.509cm" chart:style-name="ch6">
              <text:p>Nombre d'items à trier</text:p>
            </chart:title>
            <chart:grid chart:style-name="ch7" chart:class="major"/>
          </chart:axis>
          <chart:axis chart:dimension="y" chart:name="primary-y" chart:style-name="ch8">
            <chart:title svg:x="0.636cm" svg:y="8.746cm" chart:style-name="ch9">
              <text:p>Temps (seconde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_3.B3:Sheet1_3.B42" chart:label-cell-address="Sheet1_3.B1:Sheet1_3.B1" chart:class="chart:scatter">
            <chart:domain table:cell-range-address="Sheet1_3.A3:Sheet1_3.A42"/>
            <chart:data-point chart:repeated="40"/>
          </chart:series>
          <chart:series chart:style-name="ch12" chart:values-cell-range-address="Sheet1_3.C3:Sheet1_3.C42" chart:label-cell-address="Sheet1_3.C1:Sheet1_3.C1" chart:class="chart:scatter">
            <chart:data-point chart:repeated="40"/>
          </chart:series>
          <chart:series chart:style-name="ch13" chart:values-cell-range-address="Sheet1_3.D3:Sheet1_3.D42" chart:label-cell-address="Sheet1_3.D1:Sheet1_3.D1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heet1_3.B1:Sheet1_3.B1</svg:desc>
                </draw:g>
              </table:table-cell>
              <table:table-cell office:value-type="string">
                <text:p>Selection</text:p>
                <draw:g>
                  <svg:desc>Sheet1_3.C1:Sheet1_3.C1</svg:desc>
                </draw:g>
              </table:table-cell>
              <table:table-cell office:value-type="string">
                <text:p>Insertion</text:p>
                <draw:g>
                  <svg:desc>Sheet1_3.D1:Sheet1_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_3.A3:Sheet1_3.A42</svg:desc>
                </draw:g>
              </table:table-cell>
              <table:table-cell office:value-type="float" office:value="0.0323745519854128">
                <text:p>0.0323745519854128</text:p>
                <draw:g>
                  <svg:desc>Sheet1_3.B3:Sheet1_3.B42</svg:desc>
                </draw:g>
              </table:table-cell>
              <table:table-cell office:value-type="float" office:value="0.0136205930029973">
                <text:p>0.0136205930029973</text:p>
                <draw:g>
                  <svg:desc>Sheet1_3.C3:Sheet1_3.C42</svg:desc>
                </draw:g>
              </table:table-cell>
              <table:table-cell office:value-type="float" office:value="0.0131326199916657">
                <text:p>0.0131326199916657</text:p>
                <draw:g>
                  <svg:desc>Sheet1_3.D3:Sheet1_3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14881301997229">
                <text:p>0.114881301997229</text:p>
              </table:table-cell>
              <table:table-cell office:value-type="float" office:value="0.0445428340171929">
                <text:p>0.0445428340171929</text:p>
              </table:table-cell>
              <table:table-cell office:value-type="float" office:value="0.0419893049984239">
                <text:p>0.0419893049984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243629729986424">
                <text:p>0.243629729986424</text:p>
              </table:table-cell>
              <table:table-cell office:value-type="float" office:value="0.0989668520051055">
                <text:p>0.0989668520051055</text:p>
              </table:table-cell>
              <table:table-cell office:value-type="float" office:value="0.0883332859957591">
                <text:p>0.0883332859957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423277310997946">
                <text:p>0.423277310997946</text:p>
              </table:table-cell>
              <table:table-cell office:value-type="float" office:value="0.178417948016431">
                <text:p>0.178417948016431</text:p>
              </table:table-cell>
              <table:table-cell office:value-type="float" office:value="0.156778677017428">
                <text:p>0.15677867701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674444208008936">
                <text:p>0.674444208008936</text:p>
              </table:table-cell>
              <table:table-cell office:value-type="float" office:value="0.26811851200182">
                <text:p>0.26811851200182</text:p>
              </table:table-cell>
              <table:table-cell office:value-type="float" office:value="0.245238867006265">
                <text:p>0.245238867006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970069632981904">
                <text:p>0.970069632981904</text:p>
              </table:table-cell>
              <table:table-cell office:value-type="float" office:value="0.384078017988941">
                <text:p>0.384078017988941</text:p>
              </table:table-cell>
              <table:table-cell office:value-type="float" office:value="0.351003323012264">
                <text:p>0.351003323012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.33918194900616">
                <text:p>1.33918194900616</text:p>
              </table:table-cell>
              <table:table-cell office:value-type="float" office:value="0.514127588015981">
                <text:p>0.514127588015981</text:p>
              </table:table-cell>
              <table:table-cell office:value-type="float" office:value="0.488130333018489">
                <text:p>0.488130333018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7613026869949">
                <text:p>1.7613026869949</text:p>
              </table:table-cell>
              <table:table-cell office:value-type="float" office:value="0.682148190011503">
                <text:p>0.682148190011503</text:p>
              </table:table-cell>
              <table:table-cell office:value-type="float" office:value="0.647389182995539">
                <text:p>0.647389182995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.2445541129855">
                <text:p>2.2445541129855</text:p>
              </table:table-cell>
              <table:table-cell office:value-type="float" office:value="0.870110593008576">
                <text:p>0.870110593008576</text:p>
              </table:table-cell>
              <table:table-cell office:value-type="float" office:value="0.81471036298899">
                <text:p>0.81471036298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.78597225001431">
                <text:p>2.78597225001431</text:p>
              </table:table-cell>
              <table:table-cell office:value-type="float" office:value="1.08239514697925">
                <text:p>1.08239514697925</text:p>
              </table:table-cell>
              <table:table-cell office:value-type="float" office:value="1.02982037799666">
                <text:p>1.02982037799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.31821177800884">
                <text:p>3.31821177800884</text:p>
              </table:table-cell>
              <table:table-cell office:value-type="float" office:value="1.28078150399961">
                <text:p>1.28078150399961</text:p>
              </table:table-cell>
              <table:table-cell office:value-type="float" office:value="1.24659934997908">
                <text:p>1.24659934997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.93492374900961">
                <text:p>3.93492374900961</text:p>
              </table:table-cell>
              <table:table-cell office:value-type="float" office:value="1.52588664600626">
                <text:p>1.52588664600626</text:p>
              </table:table-cell>
              <table:table-cell office:value-type="float" office:value="1.47250155999791">
                <text:p>1.47250155999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.65255244498258">
                <text:p>4.65255244498258</text:p>
              </table:table-cell>
              <table:table-cell office:value-type="float" office:value="1.75893194699893">
                <text:p>1.75893194699893</text:p>
              </table:table-cell>
              <table:table-cell office:value-type="float" office:value="1.70318717000191">
                <text:p>1.70318717000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5.32442684099078">
                <text:p>5.32442684099078</text:p>
              </table:table-cell>
              <table:table-cell office:value-type="float" office:value="2.08068769099191">
                <text:p>2.08068769099191</text:p>
              </table:table-cell>
              <table:table-cell office:value-type="float" office:value="1.99097780601005">
                <text:p>1.99097780601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6.18866793200141">
                <text:p>6.18866793200141</text:p>
              </table:table-cell>
              <table:table-cell office:value-type="float" office:value="2.3174422759912">
                <text:p>2.3174422759912</text:p>
              </table:table-cell>
              <table:table-cell office:value-type="float" office:value="2.26893802298582">
                <text:p>2.26893802298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7.00782907300163">
                <text:p>7.00782907300163</text:p>
              </table:table-cell>
              <table:table-cell office:value-type="float" office:value="2.66429979499662">
                <text:p>2.66429979499662</text:p>
              </table:table-cell>
              <table:table-cell office:value-type="float" office:value="2.60601529799169">
                <text:p>2.60601529799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7.84788503500749">
                <text:p>7.84788503500749</text:p>
              </table:table-cell>
              <table:table-cell office:value-type="float" office:value="2.96616083799745">
                <text:p>2.96616083799745</text:p>
              </table:table-cell>
              <table:table-cell office:value-type="float" office:value="2.92313124300563">
                <text:p>2.92313124300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8.87958057702053">
                <text:p>8.87958057702053</text:p>
              </table:table-cell>
              <table:table-cell office:value-type="float" office:value="3.38687937799841">
                <text:p>3.38687937799841</text:p>
              </table:table-cell>
              <table:table-cell office:value-type="float" office:value="3.27886498399312">
                <text:p>3.27886498399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.80436828598613">
                <text:p>9.80436828598613</text:p>
              </table:table-cell>
              <table:table-cell office:value-type="float" office:value="3.71918348400504">
                <text:p>3.71918348400504</text:p>
              </table:table-cell>
              <table:table-cell office:value-type="float" office:value="3.60156827501487">
                <text:p>3.60156827501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0.9550260569959">
                <text:p>10.9550260569959</text:p>
              </table:table-cell>
              <table:table-cell office:value-type="float" office:value="4.12440347400843">
                <text:p>4.12440347400843</text:p>
              </table:table-cell>
              <table:table-cell office:value-type="float" office:value="4.01742358301999">
                <text:p>4.01742358301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1.9745181259932">
                <text:p>11.9745181259932</text:p>
              </table:table-cell>
              <table:table-cell office:value-type="float" office:value="4.5367084859754">
                <text:p>4.5367084859754</text:p>
              </table:table-cell>
              <table:table-cell office:value-type="float" office:value="4.42785649298457">
                <text:p>4.42785649298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3.1854021609761">
                <text:p>13.1854021609761</text:p>
              </table:table-cell>
              <table:table-cell office:value-type="float" office:value="5.01671380799962">
                <text:p>5.01671380799962</text:p>
              </table:table-cell>
              <table:table-cell office:value-type="float" office:value="4.81538264601841">
                <text:p>4.81538264601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4.5990908570238">
                <text:p>14.5990908570238</text:p>
              </table:table-cell>
              <table:table-cell office:value-type="float" office:value="5.42344176597544">
                <text:p>5.42344176597544</text:p>
              </table:table-cell>
              <table:table-cell office:value-type="float" office:value="5.32966067799134">
                <text:p>5.32966067799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5.5613173370075">
                <text:p>15.5613173370075</text:p>
              </table:table-cell>
              <table:table-cell office:value-type="float" office:value="5.97431152701029">
                <text:p>5.97431152701029</text:p>
              </table:table-cell>
              <table:table-cell office:value-type="float" office:value="5.83123412900022">
                <text:p>5.83123412900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6.8854275130143">
                <text:p>16.8854275130143</text:p>
              </table:table-cell>
              <table:table-cell office:value-type="float" office:value="6.44731809900259">
                <text:p>6.44731809900259</text:p>
              </table:table-cell>
              <table:table-cell office:value-type="float" office:value="6.44144308799878">
                <text:p>6.44144308799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8.6709765160049">
                <text:p>18.6709765160049</text:p>
              </table:table-cell>
              <table:table-cell office:value-type="float" office:value="6.91063817299437">
                <text:p>6.91063817299437</text:p>
              </table:table-cell>
              <table:table-cell office:value-type="float" office:value="6.81428297099774">
                <text:p>6.81428297099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9.866943949979">
                <text:p>19.866943949979</text:p>
              </table:table-cell>
              <table:table-cell office:value-type="float" office:value="7.40046649900614">
                <text:p>7.40046649900614</text:p>
              </table:table-cell>
              <table:table-cell office:value-type="float" office:value="7.58795271202689">
                <text:p>7.58795271202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1.317065804993">
                <text:p>21.317065804993</text:p>
              </table:table-cell>
              <table:table-cell office:value-type="float" office:value="8.15979356699972">
                <text:p>8.15979356699972</text:p>
              </table:table-cell>
              <table:table-cell office:value-type="float" office:value="7.91447911798605">
                <text:p>7.91447911798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2.9826896960149">
                <text:p>22.9826896960149</text:p>
              </table:table-cell>
              <table:table-cell office:value-type="float" office:value="8.62996763599222">
                <text:p>8.62996763599222</text:p>
              </table:table-cell>
              <table:table-cell office:value-type="float" office:value="8.51533887698315">
                <text:p>8.51533887698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4.3793406409968">
                <text:p>24.3793406409968</text:p>
              </table:table-cell>
              <table:table-cell office:value-type="float" office:value="9.2899994860054">
                <text:p>9.2899994860054</text:p>
              </table:table-cell>
              <table:table-cell office:value-type="float" office:value="9.04359824600397">
                <text:p>9.04359824600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6.1362157500116">
                <text:p>26.1362157500116</text:p>
              </table:table-cell>
              <table:table-cell office:value-type="float" office:value="9.85502073299722">
                <text:p>9.85502073299722</text:p>
              </table:table-cell>
              <table:table-cell office:value-type="float" office:value="9.87932354598888">
                <text:p>9.87932354598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7.8670772039914">
                <text:p>27.8670772039914</text:p>
              </table:table-cell>
              <table:table-cell office:value-type="float" office:value="11.2066581910185">
                <text:p>11.2066581910185</text:p>
              </table:table-cell>
              <table:table-cell office:value-type="float" office:value="10.275551268016">
                <text:p>10.275551268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9.9581724029849">
                <text:p>29.9581724029849</text:p>
              </table:table-cell>
              <table:table-cell office:value-type="float" office:value="11.1240676479938">
                <text:p>11.1240676479938</text:p>
              </table:table-cell>
              <table:table-cell office:value-type="float" office:value="11.1999740210013">
                <text:p>11.1999740210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1.1083659619908">
                <text:p>31.1083659619908</text:p>
              </table:table-cell>
              <table:table-cell office:value-type="float" office:value="11.8916361279844">
                <text:p>11.8916361279844</text:p>
              </table:table-cell>
              <table:table-cell office:value-type="float" office:value="11.6400379120023">
                <text:p>11.6400379120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3.3046369990043">
                <text:p>33.3046369990043</text:p>
              </table:table-cell>
              <table:table-cell office:value-type="float" office:value="12.4864508079772">
                <text:p>12.4864508079772</text:p>
              </table:table-cell>
              <table:table-cell office:value-type="float" office:value="12.2816480290203">
                <text:p>12.2816480290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5.0631866499898">
                <text:p>35.0631866499898</text:p>
              </table:table-cell>
              <table:table-cell office:value-type="float" office:value="13.3673811680055">
                <text:p>13.3673811680055</text:p>
              </table:table-cell>
              <table:table-cell office:value-type="float" office:value="12.9476773930073">
                <text:p>12.9476773930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7.614629276999">
                <text:p>37.614629276999</text:p>
              </table:table-cell>
              <table:table-cell office:value-type="float" office:value="13.8926096660143">
                <text:p>13.8926096660143</text:p>
              </table:table-cell>
              <table:table-cell office:value-type="float" office:value="13.8659346139757">
                <text:p>13.8659346139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9.2693010549992">
                <text:p>39.2693010549992</text:p>
              </table:table-cell>
              <table:table-cell office:value-type="float" office:value="14.9729440519877">
                <text:p>14.9729440519877</text:p>
              </table:table-cell>
              <table:table-cell office:value-type="float" office:value="14.5698850929912">
                <text:p>14.56988509299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41.2978312280029">
                <text:p>41.2978312280029</text:p>
              </table:table-cell>
              <table:table-cell office:value-type="float" office:value="15.8721124299918">
                <text:p>15.8721124299918</text:p>
              </table:table-cell>
              <table:table-cell office:value-type="float" office:value="15.4939309959882">
                <text:p>15.49393099598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4.2187810980249">
                <text:p>44.2187810980249</text:p>
              </table:table-cell>
              <table:table-cell office:value-type="float" office:value="16.6979725800047">
                <text:p>16.6979725800047</text:p>
              </table:table-cell>
              <table:table-cell office:value-type="float" office:value="16.1164138099994">
                <text:p>16.11641380999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